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4.041cm" fo:margin-left="10.125cm" table:align="left" style:writing-mode="lr-tb"/>
    </style:style>
    <style:style style:name="Tableau1.A" style:family="table-column">
      <style:table-column-properties style:column-width="11.959cm"/>
    </style:style>
    <style:style style:name="Tableau1.B" style:family="table-column">
      <style:table-column-properties style:column-width="2.081cm"/>
    </style:style>
    <style:style style:name="Tableau1.1" style:family="table-row">
      <style:table-row-properties style:min-row-height="0.347cm" fo:keep-together="auto"/>
    </style:style>
    <style:style style:name="Tableau1.A1" style:family="table-cell">
      <style:table-cell-properties style:vertical-align="bottom" fo:padding="0cm" fo:border="none" style:writing-mode="lr-tb"/>
    </style:style>
    <style:style style:name="Tableau1.2" style:family="table-row">
      <style:table-row-properties style:min-row-height="0.342cm" fo:keep-together="auto"/>
    </style:style>
    <style:style style:name="Tableau1.3" style:family="table-row">
      <style:table-row-properties style:min-row-height="0.187cm" fo:keep-together="auto"/>
    </style:style>
    <style:style style:name="Tableau2" style:family="table">
      <style:table-properties style:width="14.041cm" fo:margin-left="10.125cm" table:align="left" style:writing-mode="lr-tb"/>
    </style:style>
    <style:style style:name="Tableau2.A" style:family="table-column">
      <style:table-column-properties style:column-width="11.959cm"/>
    </style:style>
    <style:style style:name="Tableau2.B" style:family="table-column">
      <style:table-column-properties style:column-width="2.081cm"/>
    </style:style>
    <style:style style:name="Tableau2.1" style:family="table-row">
      <style:table-row-properties style:min-row-height="0.347cm" fo:keep-together="auto"/>
    </style:style>
    <style:style style:name="Tableau2.A1" style:family="table-cell">
      <style:table-cell-properties style:vertical-align="bottom" fo:padding="0cm" fo:border="none" style:writing-mode="lr-tb"/>
    </style:style>
    <style:style style:name="Tableau2.2" style:family="table-row">
      <style:table-row-properties style:min-row-height="0.342cm" fo:keep-together="auto"/>
    </style:style>
    <style:style style:name="Tableau2.3" style:family="table-row">
      <style:table-row-properties style:min-row-height="0.187cm" fo:keep-together="auto"/>
    </style:style>
    <style:style style:name="Tableau3" style:family="table">
      <style:table-properties style:width="14.041cm" fo:margin-left="10.125cm" table:align="left" style:writing-mode="lr-tb"/>
    </style:style>
    <style:style style:name="Tableau3.A" style:family="table-column">
      <style:table-column-properties style:column-width="11.959cm"/>
    </style:style>
    <style:style style:name="Tableau3.B" style:family="table-column">
      <style:table-column-properties style:column-width="2.081cm"/>
    </style:style>
    <style:style style:name="Tableau3.1" style:family="table-row">
      <style:table-row-properties style:min-row-height="0.347cm" fo:keep-together="auto"/>
    </style:style>
    <style:style style:name="Tableau3.A1" style:family="table-cell">
      <style:table-cell-properties style:vertical-align="bottom" fo:padding="0cm" fo:border="none" style:writing-mode="lr-tb"/>
    </style:style>
    <style:style style:name="Tableau3.2" style:family="table-row">
      <style:table-row-properties style:min-row-height="0.342cm" fo:keep-together="auto"/>
    </style:style>
    <style:style style:name="Tableau3.3" style:family="table-row">
      <style:table-row-properties style:min-row-height="0.187cm" fo:keep-together="auto"/>
    </style:style>
    <style:style style:name="Tableau4" style:family="table">
      <style:table-properties style:width="14.041cm" fo:margin-left="10.125cm" table:align="left" style:writing-mode="lr-tb"/>
    </style:style>
    <style:style style:name="Tableau4.A" style:family="table-column">
      <style:table-column-properties style:column-width="11.959cm"/>
    </style:style>
    <style:style style:name="Tableau4.B" style:family="table-column">
      <style:table-column-properties style:column-width="2.081cm"/>
    </style:style>
    <style:style style:name="Tableau4.1" style:family="table-row">
      <style:table-row-properties style:min-row-height="0.347cm" fo:keep-together="auto"/>
    </style:style>
    <style:style style:name="Tableau4.A1" style:family="table-cell">
      <style:table-cell-properties style:vertical-align="bottom" fo:padding="0cm" fo:border="none" style:writing-mode="lr-tb"/>
    </style:style>
    <style:style style:name="Tableau4.2" style:family="table-row">
      <style:table-row-properties style:min-row-height="0.342cm" fo:keep-together="auto"/>
    </style:style>
    <style:style style:name="Tableau4.3" style:family="table-row">
      <style:table-row-properties style:min-row-height="0.187cm" fo:keep-together="auto"/>
    </style:style>
    <style:style style:name="Tableau5" style:family="table">
      <style:table-properties style:width="14.041cm" fo:margin-left="10.125cm" table:align="left" style:writing-mode="lr-tb"/>
    </style:style>
    <style:style style:name="Tableau5.A" style:family="table-column">
      <style:table-column-properties style:column-width="11.959cm"/>
    </style:style>
    <style:style style:name="Tableau5.B" style:family="table-column">
      <style:table-column-properties style:column-width="2.081cm"/>
    </style:style>
    <style:style style:name="Tableau5.1" style:family="table-row">
      <style:table-row-properties style:min-row-height="0.347cm" fo:keep-together="auto"/>
    </style:style>
    <style:style style:name="Tableau5.A1" style:family="table-cell">
      <style:table-cell-properties style:vertical-align="bottom" fo:padding="0cm" fo:border="none" style:writing-mode="lr-tb"/>
    </style:style>
    <style:style style:name="Tableau5.2" style:family="table-row">
      <style:table-row-properties style:min-row-height="0.342cm" fo:keep-together="auto"/>
    </style:style>
    <style:style style:name="Tableau5.3" style:family="table-row">
      <style:table-row-properties style:min-row-height="0.187cm" fo:keep-together="auto"/>
    </style:style>
    <style:style style:name="Tableau6" style:family="table">
      <style:table-properties style:width="14.041cm" fo:margin-left="10.125cm" table:align="left" style:writing-mode="lr-tb"/>
    </style:style>
    <style:style style:name="Tableau6.A" style:family="table-column">
      <style:table-column-properties style:column-width="11.959cm"/>
    </style:style>
    <style:style style:name="Tableau6.B" style:family="table-column">
      <style:table-column-properties style:column-width="2.081cm"/>
    </style:style>
    <style:style style:name="Tableau6.1" style:family="table-row">
      <style:table-row-properties style:min-row-height="0.347cm" fo:keep-together="auto"/>
    </style:style>
    <style:style style:name="Tableau6.A1" style:family="table-cell">
      <style:table-cell-properties style:vertical-align="bottom" fo:padding="0cm" fo:border="none" style:writing-mode="lr-tb"/>
    </style:style>
    <style:style style:name="Tableau6.2" style:family="table-row">
      <style:table-row-properties style:min-row-height="0.342cm" fo:keep-together="auto"/>
    </style:style>
    <style:style style:name="Tableau6.3" style:family="table-row">
      <style:table-row-properties style:min-row-height="0.187cm" fo:keep-together="auto"/>
    </style:style>
    <style:style style:name="Tableau7" style:family="table">
      <style:table-properties style:width="14.041cm" fo:margin-left="10.125cm" table:align="left" style:writing-mode="lr-tb"/>
    </style:style>
    <style:style style:name="Tableau7.A" style:family="table-column">
      <style:table-column-properties style:column-width="11.959cm"/>
    </style:style>
    <style:style style:name="Tableau7.B" style:family="table-column">
      <style:table-column-properties style:column-width="2.081cm"/>
    </style:style>
    <style:style style:name="Tableau7.1" style:family="table-row">
      <style:table-row-properties style:min-row-height="0.347cm" fo:keep-together="auto"/>
    </style:style>
    <style:style style:name="Tableau7.A1" style:family="table-cell">
      <style:table-cell-properties style:vertical-align="bottom" fo:padding="0cm" fo:border="none" style:writing-mode="lr-tb"/>
    </style:style>
    <style:style style:name="Tableau7.2" style:family="table-row">
      <style:table-row-properties style:min-row-height="0.342cm" fo:keep-together="auto"/>
    </style:style>
    <style:style style:name="Tableau7.3" style:family="table-row">
      <style:table-row-properties style:min-row-height="0.187cm" fo:keep-together="auto"/>
    </style:style>
    <style:style style:name="Tableau8" style:family="table">
      <style:table-properties style:width="14.041cm" fo:margin-left="10.125cm" table:align="left" style:writing-mode="lr-tb"/>
    </style:style>
    <style:style style:name="Tableau8.A" style:family="table-column">
      <style:table-column-properties style:column-width="11.959cm"/>
    </style:style>
    <style:style style:name="Tableau8.B" style:family="table-column">
      <style:table-column-properties style:column-width="2.081cm"/>
    </style:style>
    <style:style style:name="Tableau8.1" style:family="table-row">
      <style:table-row-properties style:min-row-height="0.347cm" fo:keep-together="auto"/>
    </style:style>
    <style:style style:name="Tableau8.A1" style:family="table-cell">
      <style:table-cell-properties style:vertical-align="bottom" fo:padding="0cm" fo:border="none" style:writing-mode="lr-tb"/>
    </style:style>
    <style:style style:name="Tableau8.2" style:family="table-row">
      <style:table-row-properties style:min-row-height="0.342cm" fo:keep-together="auto"/>
    </style:style>
    <style:style style:name="Tableau8.3" style:family="table-row">
      <style:table-row-properties style:min-row-height="0.187cm" fo:keep-together="auto"/>
    </style:style>
    <style:style style:name="Tableau9" style:family="table">
      <style:table-properties style:width="14.041cm" fo:margin-left="10.125cm" table:align="left" style:writing-mode="lr-tb"/>
    </style:style>
    <style:style style:name="Tableau9.A" style:family="table-column">
      <style:table-column-properties style:column-width="11.889cm"/>
    </style:style>
    <style:style style:name="Tableau9.B" style:family="table-column">
      <style:table-column-properties style:column-width="2.152cm"/>
    </style:style>
    <style:style style:name="Tableau9.1" style:family="table-row">
      <style:table-row-properties style:min-row-height="0.347cm" fo:keep-together="auto"/>
    </style:style>
    <style:style style:name="Tableau9.A1" style:family="table-cell">
      <style:table-cell-properties style:vertical-align="bottom" fo:padding="0cm" fo:border="none" style:writing-mode="lr-tb"/>
    </style:style>
    <style:style style:name="Tableau9.2" style:family="table-row">
      <style:table-row-properties style:min-row-height="0.342cm" fo:keep-together="auto"/>
    </style:style>
    <style:style style:name="Tableau9.3" style:family="table-row">
      <style:table-row-properties style:min-row-height="0.187cm" fo:keep-together="auto"/>
    </style:style>
    <style:style style:name="Tableau10" style:family="table">
      <style:table-properties style:width="14.041cm" fo:margin-left="10.125cm" table:align="left" style:writing-mode="lr-tb"/>
    </style:style>
    <style:style style:name="Tableau10.A" style:family="table-column">
      <style:table-column-properties style:column-width="11.889cm"/>
    </style:style>
    <style:style style:name="Tableau10.B" style:family="table-column">
      <style:table-column-properties style:column-width="2.152cm"/>
    </style:style>
    <style:style style:name="Tableau10.1" style:family="table-row">
      <style:table-row-properties style:min-row-height="0.347cm" fo:keep-together="auto"/>
    </style:style>
    <style:style style:name="Tableau10.A1" style:family="table-cell">
      <style:table-cell-properties style:vertical-align="bottom" fo:padding="0cm" fo:border="none" style:writing-mode="lr-tb"/>
    </style:style>
    <style:style style:name="Tableau10.2" style:family="table-row">
      <style:table-row-properties style:min-row-height="0.342cm" fo:keep-together="auto"/>
    </style:style>
    <style:style style:name="Tableau10.3" style:family="table-row">
      <style:table-row-properties style:min-row-height="0.187cm" fo:keep-together="auto"/>
    </style:style>
    <style:style style:name="Tableau11" style:family="table">
      <style:table-properties style:width="14.041cm" fo:margin-left="10.125cm" table:align="left" style:writing-mode="lr-tb"/>
    </style:style>
    <style:style style:name="Tableau11.A" style:family="table-column">
      <style:table-column-properties style:column-width="11.889cm"/>
    </style:style>
    <style:style style:name="Tableau11.B" style:family="table-column">
      <style:table-column-properties style:column-width="2.152cm"/>
    </style:style>
    <style:style style:name="Tableau11.1" style:family="table-row">
      <style:table-row-properties style:min-row-height="0.347cm" fo:keep-together="auto"/>
    </style:style>
    <style:style style:name="Tableau11.A1" style:family="table-cell">
      <style:table-cell-properties style:vertical-align="bottom" fo:padding="0cm" fo:border="none" style:writing-mode="lr-tb"/>
    </style:style>
    <style:style style:name="Tableau11.2" style:family="table-row">
      <style:table-row-properties style:min-row-height="0.342cm" fo:keep-together="auto"/>
    </style:style>
    <style:style style:name="Tableau11.3" style:family="table-row">
      <style:table-row-properties style:min-row-height="0.187cm" fo:keep-together="auto"/>
    </style:style>
    <style:style style:name="Tableau12" style:family="table">
      <style:table-properties style:width="14.041cm" fo:margin-left="10.125cm" table:align="left" style:writing-mode="lr-tb"/>
    </style:style>
    <style:style style:name="Tableau12.A" style:family="table-column">
      <style:table-column-properties style:column-width="11.889cm"/>
    </style:style>
    <style:style style:name="Tableau12.B" style:family="table-column">
      <style:table-column-properties style:column-width="2.152cm"/>
    </style:style>
    <style:style style:name="Tableau12.1" style:family="table-row">
      <style:table-row-properties style:min-row-height="0.347cm" fo:keep-together="auto"/>
    </style:style>
    <style:style style:name="Tableau12.A1" style:family="table-cell">
      <style:table-cell-properties style:vertical-align="bottom" fo:padding="0cm" fo:border="none" style:writing-mode="lr-tb"/>
    </style:style>
    <style:style style:name="Tableau12.2" style:family="table-row">
      <style:table-row-properties style:min-row-height="0.342cm" fo:keep-together="auto"/>
    </style:style>
    <style:style style:name="Tableau12.3" style:family="table-row">
      <style:table-row-properties style:min-row-height="0.187cm" fo:keep-together="auto"/>
    </style:style>
    <style:style style:name="Tableau13" style:family="table">
      <style:table-properties style:width="14.041cm" fo:margin-left="10.125cm" table:align="left" style:writing-mode="lr-tb"/>
    </style:style>
    <style:style style:name="Tableau13.A" style:family="table-column">
      <style:table-column-properties style:column-width="11.889cm"/>
    </style:style>
    <style:style style:name="Tableau13.B" style:family="table-column">
      <style:table-column-properties style:column-width="2.152cm"/>
    </style:style>
    <style:style style:name="Tableau13.1" style:family="table-row">
      <style:table-row-properties style:min-row-height="0.347cm" fo:keep-together="auto"/>
    </style:style>
    <style:style style:name="Tableau13.A1" style:family="table-cell">
      <style:table-cell-properties style:vertical-align="bottom" fo:padding="0cm" fo:border="none" style:writing-mode="lr-tb"/>
    </style:style>
    <style:style style:name="Tableau13.2" style:family="table-row">
      <style:table-row-properties style:min-row-height="0.342cm" fo:keep-together="auto"/>
    </style:style>
    <style:style style:name="Tableau13.3" style:family="table-row">
      <style:table-row-properties style:min-row-height="0.187cm" fo:keep-together="auto"/>
    </style:style>
    <style:style style:name="Tableau14" style:family="table">
      <style:table-properties style:width="14.041cm" fo:margin-left="10.125cm" table:align="left" style:writing-mode="lr-tb"/>
    </style:style>
    <style:style style:name="Tableau14.A" style:family="table-column">
      <style:table-column-properties style:column-width="11.889cm"/>
    </style:style>
    <style:style style:name="Tableau14.B" style:family="table-column">
      <style:table-column-properties style:column-width="2.152cm"/>
    </style:style>
    <style:style style:name="Tableau14.1" style:family="table-row">
      <style:table-row-properties style:min-row-height="0.347cm" fo:keep-together="auto"/>
    </style:style>
    <style:style style:name="Tableau14.A1" style:family="table-cell">
      <style:table-cell-properties style:vertical-align="bottom" fo:padding="0cm" fo:border="none" style:writing-mode="lr-tb"/>
    </style:style>
    <style:style style:name="Tableau14.2" style:family="table-row">
      <style:table-row-properties style:min-row-height="0.342cm" fo:keep-together="auto"/>
    </style:style>
    <style:style style:name="Tableau14.3" style:family="table-row">
      <style:table-row-properties style:min-row-height="0.187cm" fo:keep-together="auto"/>
    </style:style>
    <style:style style:name="Tableau15" style:family="table">
      <style:table-properties style:width="14.041cm" fo:margin-left="10.125cm" table:align="left" style:writing-mode="lr-tb"/>
    </style:style>
    <style:style style:name="Tableau15.A" style:family="table-column">
      <style:table-column-properties style:column-width="11.889cm"/>
    </style:style>
    <style:style style:name="Tableau15.B" style:family="table-column">
      <style:table-column-properties style:column-width="2.152cm"/>
    </style:style>
    <style:style style:name="Tableau15.1" style:family="table-row">
      <style:table-row-properties style:min-row-height="0.347cm" fo:keep-together="auto"/>
    </style:style>
    <style:style style:name="Tableau15.A1" style:family="table-cell">
      <style:table-cell-properties style:vertical-align="bottom" fo:padding="0cm" fo:border="none" style:writing-mode="lr-tb"/>
    </style:style>
    <style:style style:name="Tableau15.2" style:family="table-row">
      <style:table-row-properties style:min-row-height="0.342cm" fo:keep-together="auto"/>
    </style:style>
    <style:style style:name="Tableau15.3" style:family="table-row">
      <style:table-row-properties style:min-row-height="0.187cm" fo:keep-together="auto"/>
    </style:style>
    <style:style style:name="Tableau16" style:family="table">
      <style:table-properties style:width="14.041cm" fo:margin-left="10.125cm" table:align="left" style:writing-mode="lr-tb"/>
    </style:style>
    <style:style style:name="Tableau16.A" style:family="table-column">
      <style:table-column-properties style:column-width="11.889cm"/>
    </style:style>
    <style:style style:name="Tableau16.B" style:family="table-column">
      <style:table-column-properties style:column-width="2.152cm"/>
    </style:style>
    <style:style style:name="Tableau16.1" style:family="table-row">
      <style:table-row-properties style:min-row-height="0.347cm" fo:keep-together="auto"/>
    </style:style>
    <style:style style:name="Tableau16.A1" style:family="table-cell">
      <style:table-cell-properties style:vertical-align="bottom" fo:padding="0cm" fo:border="none" style:writing-mode="lr-tb"/>
    </style:style>
    <style:style style:name="Tableau16.2" style:family="table-row">
      <style:table-row-properties style:min-row-height="0.342cm" fo:keep-together="auto"/>
    </style:style>
    <style:style style:name="Tableau16.3" style:family="table-row">
      <style:table-row-properties style:min-row-height="0.187cm" fo:keep-together="auto"/>
    </style:style>
    <style:style style:name="Tableau17" style:family="table">
      <style:table-properties style:width="14.041cm" fo:margin-left="10.125cm" table:align="left" style:writing-mode="lr-tb"/>
    </style:style>
    <style:style style:name="Tableau17.A" style:family="table-column">
      <style:table-column-properties style:column-width="11.889cm"/>
    </style:style>
    <style:style style:name="Tableau17.B" style:family="table-column">
      <style:table-column-properties style:column-width="2.152cm"/>
    </style:style>
    <style:style style:name="Tableau17.1" style:family="table-row">
      <style:table-row-properties style:min-row-height="0.347cm" fo:keep-together="auto"/>
    </style:style>
    <style:style style:name="Tableau17.A1" style:family="table-cell">
      <style:table-cell-properties style:vertical-align="bottom" fo:padding="0cm" fo:border="none" style:writing-mode="lr-tb"/>
    </style:style>
    <style:style style:name="Tableau17.2" style:family="table-row">
      <style:table-row-properties style:min-row-height="0.342cm" fo:keep-together="auto"/>
    </style:style>
    <style:style style:name="Tableau17.3" style:family="table-row">
      <style:table-row-properties style:min-row-height="0.187cm" fo:keep-together="auto"/>
    </style:style>
    <style:style style:name="Tableau18" style:family="table">
      <style:table-properties style:width="14.041cm" fo:margin-left="10.125cm" table:align="left" style:writing-mode="lr-tb"/>
    </style:style>
    <style:style style:name="Tableau18.A" style:family="table-column">
      <style:table-column-properties style:column-width="11.889cm"/>
    </style:style>
    <style:style style:name="Tableau18.B" style:family="table-column">
      <style:table-column-properties style:column-width="2.152cm"/>
    </style:style>
    <style:style style:name="Tableau18.1" style:family="table-row">
      <style:table-row-properties style:min-row-height="0.347cm" fo:keep-together="auto"/>
    </style:style>
    <style:style style:name="Tableau18.A1" style:family="table-cell">
      <style:table-cell-properties style:vertical-align="bottom" fo:padding="0cm" fo:border="none" style:writing-mode="lr-tb"/>
    </style:style>
    <style:style style:name="Tableau18.2" style:family="table-row">
      <style:table-row-properties style:min-row-height="0.342cm" fo:keep-together="auto"/>
    </style:style>
    <style:style style:name="Tableau18.3" style:family="table-row">
      <style:table-row-properties style:min-row-height="0.187cm" fo:keep-together="auto"/>
    </style:style>
    <style:style style:name="Tableau19" style:family="table">
      <style:table-properties style:width="14.041cm" fo:margin-left="10.125cm" table:align="left" style:writing-mode="lr-tb"/>
    </style:style>
    <style:style style:name="Tableau19.A" style:family="table-column">
      <style:table-column-properties style:column-width="11.889cm"/>
    </style:style>
    <style:style style:name="Tableau19.B" style:family="table-column">
      <style:table-column-properties style:column-width="2.152cm"/>
    </style:style>
    <style:style style:name="Tableau19.1" style:family="table-row">
      <style:table-row-properties style:min-row-height="0.347cm" fo:keep-together="auto"/>
    </style:style>
    <style:style style:name="Tableau19.A1" style:family="table-cell">
      <style:table-cell-properties style:vertical-align="bottom" fo:padding="0cm" fo:border="none" style:writing-mode="lr-tb"/>
    </style:style>
    <style:style style:name="Tableau19.2" style:family="table-row">
      <style:table-row-properties style:min-row-height="0.342cm" fo:keep-together="auto"/>
    </style:style>
    <style:style style:name="Tableau19.3" style:family="table-row">
      <style:table-row-properties style:min-row-height="0.187cm" fo:keep-together="auto"/>
    </style:style>
    <style:style style:name="Tableau20" style:family="table">
      <style:table-properties style:width="14.041cm" fo:margin-left="10.125cm" table:align="left" style:writing-mode="lr-tb"/>
    </style:style>
    <style:style style:name="Tableau20.A" style:family="table-column">
      <style:table-column-properties style:column-width="11.889cm"/>
    </style:style>
    <style:style style:name="Tableau20.B" style:family="table-column">
      <style:table-column-properties style:column-width="2.152cm"/>
    </style:style>
    <style:style style:name="Tableau20.1" style:family="table-row">
      <style:table-row-properties style:min-row-height="0.347cm" fo:keep-together="auto"/>
    </style:style>
    <style:style style:name="Tableau20.A1" style:family="table-cell">
      <style:table-cell-properties style:vertical-align="bottom" fo:padding="0cm" fo:border="none" style:writing-mode="lr-tb"/>
    </style:style>
    <style:style style:name="Tableau20.2" style:family="table-row">
      <style:table-row-properties style:min-row-height="0.342cm" fo:keep-together="auto"/>
    </style:style>
    <style:style style:name="Tableau20.3" style:family="table-row">
      <style:table-row-properties style:min-row-height="0.187cm" fo:keep-together="auto"/>
    </style:style>
    <style:style style:name="Tableau21" style:family="table">
      <style:table-properties style:width="14.041cm" fo:margin-left="10.125cm" table:align="left" style:writing-mode="lr-tb"/>
    </style:style>
    <style:style style:name="Tableau21.A" style:family="table-column">
      <style:table-column-properties style:column-width="11.889cm"/>
    </style:style>
    <style:style style:name="Tableau21.B" style:family="table-column">
      <style:table-column-properties style:column-width="2.152cm"/>
    </style:style>
    <style:style style:name="Tableau21.1" style:family="table-row">
      <style:table-row-properties style:min-row-height="0.347cm" fo:keep-together="auto"/>
    </style:style>
    <style:style style:name="Tableau21.A1" style:family="table-cell">
      <style:table-cell-properties style:vertical-align="bottom" fo:padding="0cm" fo:border="none" style:writing-mode="lr-tb"/>
    </style:style>
    <style:style style:name="Tableau21.2" style:family="table-row">
      <style:table-row-properties style:min-row-height="0.342cm" fo:keep-together="auto"/>
    </style:style>
    <style:style style:name="Tableau21.3" style:family="table-row">
      <style:table-row-properties style:min-row-height="0.187cm" fo:keep-together="auto"/>
    </style:style>
    <style:style style:name="Tableau22" style:family="table">
      <style:table-properties style:width="14.041cm" fo:margin-left="10.125cm" table:align="left" style:writing-mode="lr-tb"/>
    </style:style>
    <style:style style:name="Tableau22.A" style:family="table-column">
      <style:table-column-properties style:column-width="11.889cm"/>
    </style:style>
    <style:style style:name="Tableau22.B" style:family="table-column">
      <style:table-column-properties style:column-width="2.152cm"/>
    </style:style>
    <style:style style:name="Tableau22.1" style:family="table-row">
      <style:table-row-properties style:min-row-height="0.347cm" fo:keep-together="auto"/>
    </style:style>
    <style:style style:name="Tableau22.A1" style:family="table-cell">
      <style:table-cell-properties style:vertical-align="bottom" fo:padding="0cm" fo:border="none" style:writing-mode="lr-tb"/>
    </style:style>
    <style:style style:name="Tableau22.2" style:family="table-row">
      <style:table-row-properties style:min-row-height="0.342cm" fo:keep-together="auto"/>
    </style:style>
    <style:style style:name="Tableau22.3" style:family="table-row">
      <style:table-row-properties style:min-row-height="0.187cm" fo:keep-together="auto"/>
    </style:style>
    <style:style style:name="Tableau23" style:family="table">
      <style:table-properties style:width="14.041cm" fo:margin-left="10.125cm" table:align="left" style:writing-mode="lr-tb"/>
    </style:style>
    <style:style style:name="Tableau23.A" style:family="table-column">
      <style:table-column-properties style:column-width="11.889cm"/>
    </style:style>
    <style:style style:name="Tableau23.B" style:family="table-column">
      <style:table-column-properties style:column-width="2.152cm"/>
    </style:style>
    <style:style style:name="Tableau23.1" style:family="table-row">
      <style:table-row-properties style:min-row-height="0.347cm" fo:keep-together="auto"/>
    </style:style>
    <style:style style:name="Tableau23.A1" style:family="table-cell">
      <style:table-cell-properties style:vertical-align="bottom" fo:padding="0cm" fo:border="none" style:writing-mode="lr-tb"/>
    </style:style>
    <style:style style:name="Tableau23.2" style:family="table-row">
      <style:table-row-properties style:min-row-height="0.342cm" fo:keep-together="auto"/>
    </style:style>
    <style:style style:name="Tableau23.3" style:family="table-row">
      <style:table-row-properties style:min-row-height="0.187cm" fo:keep-together="auto"/>
    </style:style>
    <style:style style:name="Tableau24" style:family="table">
      <style:table-properties style:width="14.041cm" fo:margin-left="10.125cm" table:align="left" style:writing-mode="lr-tb"/>
    </style:style>
    <style:style style:name="Tableau24.A" style:family="table-column">
      <style:table-column-properties style:column-width="11.889cm"/>
    </style:style>
    <style:style style:name="Tableau24.B" style:family="table-column">
      <style:table-column-properties style:column-width="2.152cm"/>
    </style:style>
    <style:style style:name="Tableau24.1" style:family="table-row">
      <style:table-row-properties style:min-row-height="0.347cm" fo:keep-together="auto"/>
    </style:style>
    <style:style style:name="Tableau24.A1" style:family="table-cell">
      <style:table-cell-properties style:vertical-align="bottom" fo:padding="0cm" fo:border="none" style:writing-mode="lr-tb"/>
    </style:style>
    <style:style style:name="Tableau24.2" style:family="table-row">
      <style:table-row-properties style:min-row-height="0.342cm" fo:keep-together="auto"/>
    </style:style>
    <style:style style:name="Tableau24.3" style:family="table-row">
      <style:table-row-properties style:min-row-height="0.187cm" fo:keep-together="auto"/>
    </style:style>
    <style:style style:name="Tableau25" style:family="table">
      <style:table-properties style:width="14.041cm" fo:margin-left="10.125cm" table:align="left" style:writing-mode="lr-tb"/>
    </style:style>
    <style:style style:name="Tableau25.A" style:family="table-column">
      <style:table-column-properties style:column-width="11.889cm"/>
    </style:style>
    <style:style style:name="Tableau25.B" style:family="table-column">
      <style:table-column-properties style:column-width="2.152cm"/>
    </style:style>
    <style:style style:name="Tableau25.1" style:family="table-row">
      <style:table-row-properties style:min-row-height="0.347cm" fo:keep-together="auto"/>
    </style:style>
    <style:style style:name="Tableau25.A1" style:family="table-cell">
      <style:table-cell-properties style:vertical-align="bottom" fo:padding="0cm" fo:border="none" style:writing-mode="lr-tb"/>
    </style:style>
    <style:style style:name="Tableau25.2" style:family="table-row">
      <style:table-row-properties style:min-row-height="0.342cm" fo:keep-together="auto"/>
    </style:style>
    <style:style style:name="Tableau25.3" style:family="table-row">
      <style:table-row-properties style:min-row-height="0.187cm" fo:keep-together="auto"/>
    </style:style>
    <style:style style:name="Tableau26" style:family="table">
      <style:table-properties style:width="14.041cm" fo:margin-left="10.125cm" table:align="left" style:writing-mode="lr-tb"/>
    </style:style>
    <style:style style:name="Tableau26.A" style:family="table-column">
      <style:table-column-properties style:column-width="11.889cm"/>
    </style:style>
    <style:style style:name="Tableau26.B" style:family="table-column">
      <style:table-column-properties style:column-width="2.152cm"/>
    </style:style>
    <style:style style:name="Tableau26.1" style:family="table-row">
      <style:table-row-properties style:min-row-height="0.347cm" fo:keep-together="auto"/>
    </style:style>
    <style:style style:name="Tableau26.A1" style:family="table-cell">
      <style:table-cell-properties style:vertical-align="bottom" fo:padding="0cm" fo:border="none" style:writing-mode="lr-tb"/>
    </style:style>
    <style:style style:name="Tableau26.2" style:family="table-row">
      <style:table-row-properties style:min-row-height="0.342cm" fo:keep-together="auto"/>
    </style:style>
    <style:style style:name="Tableau26.3" style:family="table-row">
      <style:table-row-properties style:min-row-height="0.187cm" fo:keep-together="auto"/>
    </style:style>
    <style:style style:name="Tableau27" style:family="table">
      <style:table-properties style:width="14.041cm" fo:margin-left="10.125cm" table:align="left" style:writing-mode="lr-tb"/>
    </style:style>
    <style:style style:name="Tableau27.A" style:family="table-column">
      <style:table-column-properties style:column-width="11.889cm"/>
    </style:style>
    <style:style style:name="Tableau27.B" style:family="table-column">
      <style:table-column-properties style:column-width="2.152cm"/>
    </style:style>
    <style:style style:name="Tableau27.1" style:family="table-row">
      <style:table-row-properties style:min-row-height="0.347cm" fo:keep-together="auto"/>
    </style:style>
    <style:style style:name="Tableau27.A1" style:family="table-cell">
      <style:table-cell-properties style:vertical-align="bottom" fo:padding="0cm" fo:border="none" style:writing-mode="lr-tb"/>
    </style:style>
    <style:style style:name="Tableau27.2" style:family="table-row">
      <style:table-row-properties style:min-row-height="0.342cm" fo:keep-together="auto"/>
    </style:style>
    <style:style style:name="Tableau27.3" style:family="table-row">
      <style:table-row-properties style:min-row-height="0.187cm" fo:keep-together="auto"/>
    </style:style>
    <style:style style:name="Tableau28" style:family="table">
      <style:table-properties style:width="14.041cm" fo:margin-left="10.125cm" table:align="left" style:writing-mode="lr-tb"/>
    </style:style>
    <style:style style:name="Tableau28.A" style:family="table-column">
      <style:table-column-properties style:column-width="11.889cm"/>
    </style:style>
    <style:style style:name="Tableau28.B" style:family="table-column">
      <style:table-column-properties style:column-width="2.152cm"/>
    </style:style>
    <style:style style:name="Tableau28.1" style:family="table-row">
      <style:table-row-properties style:min-row-height="0.347cm" fo:keep-together="auto"/>
    </style:style>
    <style:style style:name="Tableau28.A1" style:family="table-cell">
      <style:table-cell-properties style:vertical-align="bottom" fo:padding="0cm" fo:border="none" style:writing-mode="lr-tb"/>
    </style:style>
    <style:style style:name="Tableau28.2" style:family="table-row">
      <style:table-row-properties style:min-row-height="0.342cm" fo:keep-together="auto"/>
    </style:style>
    <style:style style:name="Tableau28.3" style:family="table-row">
      <style:table-row-properties style:min-row-height="0.187cm" fo:keep-together="auto"/>
    </style:style>
    <style:style style:name="Tableau29" style:family="table">
      <style:table-properties style:width="14.041cm" fo:margin-left="10.125cm" table:align="left" style:writing-mode="lr-tb"/>
    </style:style>
    <style:style style:name="Tableau29.A" style:family="table-column">
      <style:table-column-properties style:column-width="11.889cm"/>
    </style:style>
    <style:style style:name="Tableau29.B" style:family="table-column">
      <style:table-column-properties style:column-width="2.152cm"/>
    </style:style>
    <style:style style:name="Tableau29.1" style:family="table-row">
      <style:table-row-properties style:min-row-height="0.347cm" fo:keep-together="auto"/>
    </style:style>
    <style:style style:name="Tableau29.A1" style:family="table-cell">
      <style:table-cell-properties style:vertical-align="bottom" fo:padding="0cm" fo:border="none" style:writing-mode="lr-tb"/>
    </style:style>
    <style:style style:name="Tableau29.2" style:family="table-row">
      <style:table-row-properties style:min-row-height="0.342cm" fo:keep-together="auto"/>
    </style:style>
    <style:style style:name="Tableau29.3" style:family="table-row">
      <style:table-row-properties style:min-row-height="0.187cm" fo:keep-together="auto"/>
    </style:style>
    <style:style style:name="Tableau30" style:family="table">
      <style:table-properties style:width="14.041cm" fo:margin-left="10.125cm" table:align="left" style:writing-mode="lr-tb"/>
    </style:style>
    <style:style style:name="Tableau30.A" style:family="table-column">
      <style:table-column-properties style:column-width="11.889cm"/>
    </style:style>
    <style:style style:name="Tableau30.B" style:family="table-column">
      <style:table-column-properties style:column-width="2.152cm"/>
    </style:style>
    <style:style style:name="Tableau30.1" style:family="table-row">
      <style:table-row-properties style:min-row-height="0.347cm" fo:keep-together="auto"/>
    </style:style>
    <style:style style:name="Tableau30.A1" style:family="table-cell">
      <style:table-cell-properties style:vertical-align="bottom" fo:padding="0cm" fo:border="none" style:writing-mode="lr-tb"/>
    </style:style>
    <style:style style:name="Tableau30.2" style:family="table-row">
      <style:table-row-properties style:min-row-height="0.342cm" fo:keep-together="auto"/>
    </style:style>
    <style:style style:name="Tableau30.3" style:family="table-row">
      <style:table-row-properties style:min-row-height="0.187cm" fo:keep-together="auto"/>
    </style:style>
    <style:style style:name="Tableau31" style:family="table">
      <style:table-properties style:width="14.041cm" fo:margin-left="10.125cm" table:align="left" style:writing-mode="lr-tb"/>
    </style:style>
    <style:style style:name="Tableau31.A" style:family="table-column">
      <style:table-column-properties style:column-width="11.889cm"/>
    </style:style>
    <style:style style:name="Tableau31.B" style:family="table-column">
      <style:table-column-properties style:column-width="2.152cm"/>
    </style:style>
    <style:style style:name="Tableau31.1" style:family="table-row">
      <style:table-row-properties style:min-row-height="0.347cm" fo:keep-together="auto"/>
    </style:style>
    <style:style style:name="Tableau31.A1" style:family="table-cell">
      <style:table-cell-properties style:vertical-align="bottom" fo:padding="0cm" fo:border="none" style:writing-mode="lr-tb"/>
    </style:style>
    <style:style style:name="Tableau31.2" style:family="table-row">
      <style:table-row-properties style:min-row-height="0.342cm" fo:keep-together="auto"/>
    </style:style>
    <style:style style:name="Tableau31.3" style:family="table-row">
      <style:table-row-properties style:min-row-height="0.187cm" fo:keep-together="auto"/>
    </style:style>
    <style:style style:name="P1" style:family="paragraph" style:parent-style-name="Standard">
      <style:paragraph-properties fo:line-height="0.353cm"/>
      <style:text-properties style:font-name="Times New Roman" fo:font-size="12pt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529cm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409cm"/>
      <style:text-properties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478cm"/>
      <style:text-properties style:font-name="Times New Roman" fo:font-size="12pt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425cm"/>
      <style:text-properties style:font-name="Times New Roman" fo:font-size="12pt" style:font-name-asian="Times New Roman" style:font-size-asian="12pt" style:font-name-complex="Times New Roman"/>
    </style:style>
    <style:style style:name="P6" style:family="paragraph" style:parent-style-name="Standard">
      <style:paragraph-properties fo:line-height="0.034cm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7" style:family="paragraph" style:parent-style-name="Standard">
      <style:paragraph-properties fo:line-height="0.353cm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8" style:family="paragraph" style:parent-style-name="Standard">
      <style:paragraph-properties fo:line-height="0.03cm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9" style:family="paragraph" style:parent-style-name="Standard">
      <style:paragraph-properties fo:line-height="0.353cm"/>
      <style:text-properties style:font-name="Times New Roman" fo:font-size="8pt" fo:font-weight="bold" style:font-name-asian="Times New Roman" style:font-size-asian="8pt" style:font-weight-asian="bold" style:font-name-complex="Times New Roman"/>
    </style:style>
    <style:style style:name="P10" style:family="paragraph" style:parent-style-name="Standard"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line-height="0.353cm"/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line-height="0.422cm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line-height="0.445cm"/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line-height="0.376cm"/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line-height="0.557cm"/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line-height="0.656cm"/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line-height="0.416cm"/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line-height="0.439cm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line-height="0.633cm"/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line-height="0.36cm"/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line-height="0.637cm"/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line-height="0.695cm"/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line-height="0.61cm"/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line-height="0.561cm"/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line-height="0.467cm"/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line-height="0.457cm"/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line-height="0.563cm"/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line-height="0.598cm"/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line-height="0.672cm"/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line-height="0.6cm"/>
      <style:text-properties style:font-name="Times New Roman" style:font-name-asian="Times New Roman" style:font-name-complex="Times New Roman"/>
    </style:style>
    <style:style style:name="P31" style:family="paragraph" style:parent-style-name="Standard">
      <style:paragraph-properties fo:line-height="0.586cm"/>
      <style:text-properties style:font-name="Times New Roman" style:font-name-asian="Times New Roman" style:font-name-complex="Times New Roman"/>
    </style:style>
    <style:style style:name="P32" style:family="paragraph" style:parent-style-name="Standard">
      <style:paragraph-properties fo:line-height="0.176cm"/>
      <style:text-properties style:font-name="Times New Roman" fo:font-size="19pt" style:font-name-asian="Times New Roman" style:font-size-asian="19pt" style:font-name-complex="Times New Roman"/>
    </style:style>
    <style:style style:name="P33" style:family="paragraph" style:parent-style-name="Standard">
      <style:paragraph-properties fo:line-height="0.143cm"/>
      <style:text-properties style:font-name="Times New Roman" fo:font-size="19pt" style:font-name-asian="Times New Roman" style:font-size-asian="19pt" style:font-name-complex="Times New Roman"/>
    </style:style>
    <style:style style:name="P34" style:family="paragraph" style:parent-style-name="Standard">
      <style:paragraph-properties fo:line-height="0.169cm"/>
      <style:text-properties style:font-name="Times New Roman" fo:font-size="19pt" style:font-name-asian="Times New Roman" style:font-size-asian="19pt" style:font-name-complex="Times New Roman"/>
    </style:style>
    <style:style style:name="P35" style:family="paragraph" style:parent-style-name="Standard">
      <style:paragraph-properties fo:line-height="0.162cm"/>
      <style:text-properties style:font-name="Times New Roman" fo:font-size="19pt" style:font-name-asian="Times New Roman" style:font-size-asian="19pt" style:font-name-complex="Times New Roman"/>
    </style:style>
    <style:style style:name="P36" style:family="paragraph" style:parent-style-name="Standard">
      <style:paragraph-properties fo:line-height="0.159cm"/>
      <style:text-properties style:font-name="Times New Roman" fo:font-size="19pt" style:font-name-asian="Times New Roman" style:font-size-asian="19pt" style:font-name-complex="Times New Roman"/>
    </style:style>
    <style:style style:name="P37" style:family="paragraph" style:parent-style-name="Standard">
      <style:paragraph-properties fo:line-height="0.164cm"/>
      <style:text-properties style:font-name="Times New Roman" fo:font-size="19pt" style:font-name-asian="Times New Roman" style:font-size-asian="19pt" style:font-name-complex="Times New Roman"/>
    </style:style>
    <style:style style:name="P38" style:family="paragraph" style:parent-style-name="Standard">
      <style:paragraph-properties fo:line-height="0.171cm"/>
      <style:text-properties style:font-name="Times New Roman" fo:font-size="19pt" style:font-name-asian="Times New Roman" style:font-size-asian="19pt" style:font-name-complex="Times New Roman"/>
    </style:style>
    <style:style style:name="P39" style:family="paragraph" style:parent-style-name="Standard">
      <style:paragraph-properties fo:line-height="0.353cm"/>
      <style:text-properties style:font-name="Times New Roman" fo:font-size="19pt" style:font-name-asian="Times New Roman" style:font-size-asian="19pt" style:font-name-complex="Times New Roman"/>
    </style:style>
    <style:style style:name="P40" style:family="paragraph" style:parent-style-name="Standard">
      <style:paragraph-properties fo:line-height="0.238cm"/>
      <style:text-properties style:font-name="Times New Roman" fo:font-size="19pt" style:font-name-asian="Times New Roman" style:font-size-asian="19pt" style:font-name-complex="Times New Roman"/>
    </style:style>
    <style:style style:name="P41" style:family="paragraph" style:parent-style-name="Standard">
      <style:paragraph-properties fo:line-height="0.182cm"/>
      <style:text-properties style:font-name="Times New Roman" fo:font-size="19pt" style:font-name-asian="Times New Roman" style:font-size-asian="19pt" style:font-name-complex="Times New Roman"/>
    </style:style>
    <style:style style:name="P42" style:family="paragraph" style:parent-style-name="Standard">
      <style:paragraph-properties fo:line-height="0.102cm"/>
      <style:text-properties style:font-name="Times New Roman" fo:font-size="19pt" style:font-name-asian="Times New Roman" style:font-size-asian="19pt" style:font-name-complex="Times New Roman"/>
    </style:style>
    <style:style style:name="P43" style:family="paragraph" style:parent-style-name="Standard">
      <style:paragraph-properties fo:line-height="0.148cm"/>
      <style:text-properties style:font-name="Times New Roman" fo:font-size="19pt" style:font-name-asian="Times New Roman" style:font-size-asian="19pt" style:font-name-complex="Times New Roman"/>
    </style:style>
    <style:style style:name="P44" style:family="paragraph" style:parent-style-name="Standard">
      <style:paragraph-properties fo:line-height="0.224cm"/>
      <style:text-properties style:font-name="Times New Roman" fo:font-size="19pt" style:font-name-asian="Times New Roman" style:font-size-asian="19pt" style:font-name-complex="Times New Roman"/>
    </style:style>
    <style:style style:name="P45" style:family="paragraph" style:parent-style-name="Standard">
      <style:paragraph-properties fo:line-height="0.067cm"/>
      <style:text-properties style:font-name="Times New Roman" fo:font-size="19pt" style:font-name-asian="Times New Roman" style:font-size-asian="19pt" style:font-name-complex="Times New Roman"/>
    </style:style>
    <style:style style:name="P46" style:family="paragraph" style:parent-style-name="Standard">
      <style:paragraph-properties fo:line-height="0.141cm"/>
      <style:text-properties style:font-name="Times New Roman" fo:font-size="19pt" style:font-name-asian="Times New Roman" style:font-size-asian="19pt" style:font-name-complex="Times New Roman"/>
    </style:style>
    <style:style style:name="P47" style:family="paragraph" style:parent-style-name="Standard">
      <style:paragraph-properties fo:line-height="0.15cm"/>
      <style:text-properties style:font-name="Times New Roman" fo:font-size="19pt" style:font-name-asian="Times New Roman" style:font-size-asian="19pt" style:font-name-complex="Times New Roman"/>
    </style:style>
    <style:style style:name="P48" style:family="paragraph" style:parent-style-name="Standard">
      <style:paragraph-properties fo:line-height="0.081cm"/>
      <style:text-properties style:font-name="Times New Roman" fo:font-size="19pt" style:font-name-asian="Times New Roman" style:font-size-asian="19pt" style:font-name-complex="Times New Roman"/>
    </style:style>
    <style:style style:name="P49" style:family="paragraph" style:parent-style-name="Standard">
      <style:paragraph-properties fo:line-height="0.123cm"/>
      <style:text-properties style:font-name="Times New Roman" fo:font-size="19pt" style:font-name-asian="Times New Roman" style:font-size-asian="19pt" style:font-name-complex="Times New Roman"/>
    </style:style>
    <style:style style:name="P50" style:family="paragraph" style:parent-style-name="Standard">
      <style:paragraph-properties fo:line-height="0.115cm"/>
      <style:text-properties style:font-name="Times New Roman" fo:font-size="19pt" style:font-name-asian="Times New Roman" style:font-size-asian="19pt" style:font-name-complex="Times New Roman"/>
    </style:style>
    <style:style style:name="P51" style:family="paragraph" style:parent-style-name="Standard">
      <style:paragraph-properties fo:line-height="0.229cm"/>
      <style:text-properties style:font-name="Times New Roman" fo:font-size="19pt" style:font-name-asian="Times New Roman" style:font-size-asian="19pt" style:font-name-complex="Times New Roman"/>
    </style:style>
    <style:style style:name="P52" style:family="paragraph" style:parent-style-name="Standard">
      <style:paragraph-properties fo:line-height="0.034cm"/>
      <style:text-properties style:font-name="Times New Roman" fo:font-size="19pt" style:font-name-asian="Times New Roman" style:font-size-asian="19pt" style:font-name-complex="Times New Roman"/>
    </style:style>
    <style:style style:name="P53" style:family="paragraph" style:parent-style-name="Standard">
      <style:paragraph-properties fo:line-height="0.233cm"/>
      <style:text-properties style:font-name="Times New Roman" fo:font-size="19pt" style:font-name-asian="Times New Roman" style:font-size-asian="19pt" style:font-name-complex="Times New Roman"/>
    </style:style>
    <style:style style:name="P54" style:family="paragraph" style:parent-style-name="Standard">
      <style:paragraph-properties fo:line-height="0.016cm"/>
      <style:text-properties style:font-name="Times New Roman" fo:font-size="19pt" style:font-name-asian="Times New Roman" style:font-size-asian="19pt" style:font-name-complex="Times New Roman"/>
    </style:style>
    <style:style style:name="P55" style:family="paragraph" style:parent-style-name="Standard">
      <style:paragraph-properties fo:line-height="0.026cm"/>
      <style:text-properties style:font-name="Times New Roman" fo:font-size="19pt" style:font-name-asian="Times New Roman" style:font-size-asian="19pt" style:font-name-complex="Times New Roman"/>
    </style:style>
    <style:style style:name="P56" style:family="paragraph" style:parent-style-name="Standard">
      <style:paragraph-properties fo:line-height="0.12cm"/>
      <style:text-properties style:font-name="Times New Roman" fo:font-size="19pt" style:font-name-asian="Times New Roman" style:font-size-asian="19pt" style:font-name-complex="Times New Roman"/>
    </style:style>
    <style:style style:name="P57" style:family="paragraph" style:parent-style-name="Standard">
      <style:paragraph-properties fo:line-height="0.002cm"/>
      <style:text-properties style:font-name="Times New Roman" fo:font-size="19pt" style:font-name-asian="Times New Roman" style:font-size-asian="19pt" style:font-name-complex="Times New Roman"/>
    </style:style>
    <style:style style:name="P58" style:family="paragraph" style:parent-style-name="Standard">
      <style:paragraph-properties fo:line-height="0.048cm"/>
      <style:text-properties style:font-name="Times New Roman" fo:font-size="19pt" style:font-name-asian="Times New Roman" style:font-size-asian="19pt" style:font-name-complex="Times New Roman"/>
    </style:style>
    <style:style style:name="P59" style:family="paragraph" style:parent-style-name="Standard">
      <style:paragraph-properties fo:line-height="0.005cm"/>
      <style:text-properties style:font-name="Times New Roman" fo:font-size="19pt" style:font-name-asian="Times New Roman" style:font-size-asian="19pt" style:font-name-complex="Times New Roman"/>
    </style:style>
    <style:style style:name="P60" style:family="paragraph" style:parent-style-name="Standard">
      <style:paragraph-properties fo:line-height="0.095cm"/>
      <style:text-properties style:font-name="Times New Roman" fo:font-size="19pt" style:font-name-asian="Times New Roman" style:font-size-asian="19pt" style:font-name-complex="Times New Roman"/>
    </style:style>
    <style:style style:name="P61" style:family="paragraph" style:parent-style-name="Standard">
      <style:paragraph-properties fo:line-height="0.06cm"/>
      <style:text-properties style:font-name="Times New Roman" fo:font-size="19pt" style:font-name-asian="Times New Roman" style:font-size-asian="19pt" style:font-name-complex="Times New Roman"/>
    </style:style>
    <style:style style:name="P62" style:family="paragraph" style:parent-style-name="Standard">
      <style:paragraph-properties fo:line-height="0.7cm"/>
      <style:text-properties style:font-name="Times New Roman" fo:font-size="19pt" style:font-name-asian="Times New Roman" style:font-size-asian="19pt" style:font-name-complex="Times New Roman"/>
    </style:style>
    <style:style style:name="P63" style:family="paragraph" style:parent-style-name="Standard">
      <style:paragraph-properties fo:line-height="0.185cm"/>
      <style:text-properties style:font-name="Times New Roman" fo:font-size="19pt" style:font-name-asian="Times New Roman" style:font-size-asian="19pt" style:font-name-complex="Times New Roman"/>
    </style:style>
    <style:style style:name="P64" style:family="paragraph" style:parent-style-name="Standard">
      <style:paragraph-properties fo:line-height="0.129cm"/>
      <style:text-properties style:font-name="Times New Roman" fo:font-size="19pt" style:font-name-asian="Times New Roman" style:font-size-asian="19pt" style:font-name-complex="Times New Roman"/>
    </style:style>
    <style:style style:name="P65" style:family="paragraph" style:parent-style-name="Standard">
      <style:paragraph-properties fo:line-height="0.131cm"/>
      <style:text-properties style:font-name="Times New Roman" fo:font-size="19pt" style:font-name-asian="Times New Roman" style:font-size-asian="19pt" style:font-name-complex="Times New Roman"/>
    </style:style>
    <style:style style:name="P66" style:family="paragraph" style:parent-style-name="Standard">
      <style:paragraph-properties fo:line-height="0.21cm"/>
      <style:text-properties style:font-name="Times New Roman" fo:font-size="19pt" style:font-name-asian="Times New Roman" style:font-size-asian="19pt" style:font-name-complex="Times New Roman"/>
    </style:style>
    <style:style style:name="P67" style:family="paragraph" style:parent-style-name="Standard">
      <style:paragraph-properties fo:line-height="0.088cm"/>
      <style:text-properties style:font-name="Times New Roman" fo:font-size="19pt" style:font-name-asian="Times New Roman" style:font-size-asian="19pt" style:font-name-complex="Times New Roman"/>
    </style:style>
    <style:style style:name="P68" style:family="paragraph" style:parent-style-name="Standard">
      <style:paragraph-properties fo:line-height="0.355cm"/>
      <style:text-properties style:font-name="Times New Roman" fo:font-size="19pt" style:font-name-asian="Times New Roman" style:font-size-asian="19pt" style:font-name-complex="Times New Roman"/>
    </style:style>
    <style:style style:name="P69" style:family="paragraph" style:parent-style-name="Standard">
      <style:paragraph-properties fo:line-height="0.231cm"/>
      <style:text-properties style:font-name="Times New Roman" fo:font-size="19pt" style:font-name-asian="Times New Roman" style:font-size-asian="19pt" style:font-name-complex="Times New Roman"/>
    </style:style>
    <style:style style:name="P70" style:family="paragraph" style:parent-style-name="Standard">
      <style:paragraph-properties fo:line-height="0.183cm"/>
      <style:text-properties style:font-name="Times New Roman" fo:font-size="19pt" style:font-name-asian="Times New Roman" style:font-size-asian="19pt" style:font-name-complex="Times New Roman"/>
    </style:style>
    <style:style style:name="P71" style:family="paragraph" style:parent-style-name="Standard">
      <style:paragraph-properties fo:line-height="0.483cm"/>
      <style:text-properties style:font-name="Times New Roman" fo:font-size="19pt" style:font-name-asian="Times New Roman" style:font-size-asian="19pt" style:font-name-complex="Times New Roman"/>
    </style:style>
    <style:style style:name="P72" style:family="paragraph" style:parent-style-name="Standard">
      <style:paragraph-properties fo:line-height="0.166cm"/>
      <style:text-properties style:font-name="Times New Roman" fo:font-size="19pt" style:font-name-asian="Times New Roman" style:font-size-asian="19pt" style:font-name-complex="Times New Roman"/>
    </style:style>
    <style:style style:name="P73" style:family="paragraph" style:parent-style-name="Standard">
      <style:paragraph-properties fo:line-height="0.138cm"/>
      <style:text-properties style:font-name="Times New Roman" fo:font-size="19pt" style:font-name-asian="Times New Roman" style:font-size-asian="19pt" style:font-name-complex="Times New Roman"/>
    </style:style>
    <style:style style:name="P74" style:family="paragraph" style:parent-style-name="Standard">
      <style:paragraph-properties fo:line-height="0.254cm"/>
      <style:text-properties style:font-name="Times New Roman" fo:font-size="19pt" style:font-name-asian="Times New Roman" style:font-size-asian="19pt" style:font-name-complex="Times New Roman"/>
    </style:style>
    <style:style style:name="P75" style:family="paragraph" style:parent-style-name="Standard">
      <style:paragraph-properties fo:line-height="0.116cm"/>
      <style:text-properties style:font-name="Times New Roman" fo:font-size="19pt" style:font-name-asian="Times New Roman" style:font-size-asian="19pt" style:font-name-complex="Times New Roman"/>
    </style:style>
    <style:style style:name="P76" style:family="paragraph" style:parent-style-name="Standard">
      <style:paragraph-properties fo:line-height="0.661cm"/>
      <style:text-properties style:font-name="Times New Roman" fo:font-size="19pt" style:font-name-asian="Times New Roman" style:font-size-asian="19pt" style:font-name-complex="Times New Roman"/>
    </style:style>
    <style:style style:name="P77" style:family="paragraph" style:parent-style-name="Standard">
      <style:paragraph-properties fo:line-height="0.198cm"/>
      <style:text-properties style:font-name="Times New Roman" fo:font-size="19pt" style:font-name-asian="Times New Roman" style:font-size-asian="19pt" style:font-name-complex="Times New Roman"/>
    </style:style>
    <style:style style:name="P78" style:family="paragraph" style:parent-style-name="Standard">
      <style:paragraph-properties fo:line-height="0.168cm"/>
      <style:text-properties style:font-name="Times New Roman" fo:font-size="19pt" style:font-name-asian="Times New Roman" style:font-size-asian="19pt" style:font-name-complex="Times New Roman"/>
    </style:style>
    <style:style style:name="P79" style:family="paragraph" style:parent-style-name="Standard">
      <style:paragraph-properties fo:line-height="0.004cm"/>
      <style:text-properties style:font-name="Times New Roman" fo:font-size="19pt" style:font-name-asian="Times New Roman" style:font-size-asian="19pt" style:font-name-complex="Times New Roman"/>
    </style:style>
    <style:style style:name="P80" style:family="paragraph" style:parent-style-name="Standard">
      <style:paragraph-properties fo:line-height="0.448cm"/>
      <style:text-properties style:font-name="Times New Roman" fo:font-size="19pt" style:font-name-asian="Times New Roman" style:font-size-asian="19pt" style:font-name-complex="Times New Roman"/>
    </style:style>
    <style:style style:name="P81" style:family="paragraph" style:parent-style-name="Standard">
      <style:paragraph-properties fo:line-height="0.007cm"/>
      <style:text-properties style:font-name="Times New Roman" fo:font-size="19pt" style:font-name-asian="Times New Roman" style:font-size-asian="19pt" style:font-name-complex="Times New Roman"/>
    </style:style>
    <style:style style:name="P82" style:family="paragraph" style:parent-style-name="Standard">
      <style:paragraph-properties fo:line-height="0.48cm"/>
      <style:text-properties style:font-name="Times New Roman" fo:font-size="19pt" style:font-name-asian="Times New Roman" style:font-size-asian="19pt" style:font-name-complex="Times New Roman"/>
    </style:style>
    <style:style style:name="P83" style:family="paragraph" style:parent-style-name="Standard">
      <style:paragraph-properties fo:line-height="0.021cm"/>
      <style:text-properties style:font-name="Times New Roman" fo:font-size="19pt" style:font-name-asian="Times New Roman" style:font-size-asian="19pt" style:font-name-complex="Times New Roman"/>
    </style:style>
    <style:style style:name="P84" style:family="paragraph" style:parent-style-name="Standard">
      <style:paragraph-properties fo:line-height="0.196cm"/>
      <style:text-properties style:font-name="Times New Roman" fo:font-size="19pt" style:font-name-asian="Times New Roman" style:font-size-asian="19pt" style:font-name-complex="Times New Roman"/>
    </style:style>
    <style:style style:name="P85" style:family="paragraph" style:parent-style-name="Standard">
      <style:paragraph-properties fo:line-height="0.125cm"/>
      <style:text-properties style:font-name="Times New Roman" fo:font-size="19pt" style:font-name-asian="Times New Roman" style:font-size-asian="19pt" style:font-name-complex="Times New Roman"/>
    </style:style>
    <style:style style:name="P86" style:family="paragraph" style:parent-style-name="Standard">
      <style:paragraph-properties fo:line-height="0.092cm"/>
      <style:text-properties style:font-name="Times New Roman" fo:font-size="19pt" style:font-name-asian="Times New Roman" style:font-size-asian="19pt" style:font-name-complex="Times New Roman"/>
    </style:style>
    <style:style style:name="P87" style:family="paragraph" style:parent-style-name="Standard">
      <style:paragraph-properties fo:line-height="0.575cm"/>
      <style:text-properties style:font-name="Times New Roman" fo:font-size="19pt" style:font-name-asian="Times New Roman" style:font-size-asian="19pt" style:font-name-complex="Times New Roman"/>
    </style:style>
    <style:style style:name="P88" style:family="paragraph" style:parent-style-name="Standard">
      <style:paragraph-properties fo:line-height="0.231cm"/>
      <style:text-properties style:font-name="Times New Roman" fo:font-size="19pt" fo:language="en" fo:country="CA" style:font-name-asian="Times New Roman" style:font-size-asian="19pt" style:font-name-complex="Times New Roman"/>
    </style:style>
    <style:style style:name="P89" style:family="paragraph" style:parent-style-name="Standard">
      <style:paragraph-properties fo:line-height="0.004cm"/>
      <style:text-properties style:font-name="Times New Roman" fo:font-size="19pt" fo:language="en" fo:country="CA" style:font-name-asian="Times New Roman" style:font-size-asian="19pt" style:font-name-complex="Times New Roman"/>
    </style:style>
    <style:style style:name="P90" style:family="paragraph" style:parent-style-name="Standard">
      <style:paragraph-properties fo:line-height="0.222cm"/>
      <style:text-properties style:font-name="Times New Roman" fo:font-size="19pt" fo:language="en" fo:country="CA" style:font-name-asian="Times New Roman" style:font-size-asian="19pt" style:font-name-complex="Times New Roman"/>
    </style:style>
    <style:style style:name="P91" style:family="paragraph" style:parent-style-name="Standard">
      <style:paragraph-properties style:line-height-at-least="0cm" style:snap-to-layout-grid="false"/>
      <style:text-properties style:font-name="Times New Roman" fo:font-size="4.5pt" style:font-name-asian="Times New Roman" style:font-size-asian="4.5pt" style:font-name-complex="Times New Roman"/>
    </style:style>
    <style:style style:name="P92" style:family="paragraph" style:parent-style-name="Standard">
      <style:paragraph-properties fo:line-height="0.353cm"/>
      <style:text-properties style:font-name="Times New Roman" fo:font-size="4.5pt" style:font-name-asian="Times New Roman" style:font-size-asian="4.5pt" style:font-name-complex="Times New Roman"/>
    </style:style>
    <style:style style:name="P93" style:family="paragraph" style:parent-style-name="Standard">
      <style:paragraph-properties fo:line-height="0.633cm"/>
      <style:text-properties style:font-name="Times New Roman" fo:font-size="4.5pt" style:font-name-asian="Times New Roman" style:font-size-asian="4.5pt" style:font-name-complex="Times New Roman"/>
    </style:style>
    <style:style style:name="P94" style:family="paragraph" style:parent-style-name="Standard">
      <style:paragraph-properties fo:line-height="0.102cm"/>
      <style:text-properties style:font-name="Times New Roman" fo:font-size="16pt" style:font-name-asian="Times New Roman" style:font-size-asian="16pt" style:font-name-complex="Times New Roman"/>
    </style:style>
    <style:style style:name="P95" style:family="paragraph" style:parent-style-name="Standard">
      <style:paragraph-properties fo:line-height="0.127cm"/>
      <style:text-properties style:font-name="Times New Roman" fo:font-size="16pt" style:font-name-asian="Times New Roman" style:font-size-asian="16pt" style:font-name-complex="Times New Roman"/>
    </style:style>
    <style:style style:name="P96" style:family="paragraph" style:parent-style-name="Standard">
      <style:paragraph-properties fo:line-height="0.161cm"/>
      <style:text-properties style:font-name="Times New Roman" fo:font-size="16pt" style:font-name-asian="Times New Roman" style:font-size-asian="16pt" style:font-name-complex="Times New Roman"/>
    </style:style>
    <style:style style:name="P97" style:family="paragraph" style:parent-style-name="Standard">
      <style:paragraph-properties fo:line-height="0.353cm"/>
      <style:text-properties style:font-name="Times New Roman" fo:font-size="16pt" style:font-name-asian="Times New Roman" style:font-size-asian="16pt" style:font-name-complex="Times New Roman"/>
    </style:style>
    <style:style style:name="P98" style:family="paragraph" style:parent-style-name="Standard">
      <style:paragraph-properties fo:line-height="0.605cm"/>
      <style:text-properties style:font-name="Times New Roman" fo:font-size="16pt" style:font-name-asian="Times New Roman" style:font-size-asian="16pt" style:font-name-complex="Times New Roman"/>
    </style:style>
    <style:style style:name="P99" style:family="paragraph" style:parent-style-name="Standard">
      <style:paragraph-properties fo:line-height="0.136cm"/>
      <style:text-properties style:font-name="Times New Roman" fo:font-size="16pt" style:font-name-asian="Times New Roman" style:font-size-asian="16pt" style:font-name-complex="Times New Roman"/>
    </style:style>
    <style:style style:name="P100" style:family="paragraph" style:parent-style-name="Standard">
      <style:paragraph-properties fo:line-height="0.196cm"/>
      <style:text-properties style:font-name="Times New Roman" fo:font-size="16pt" style:font-name-asian="Times New Roman" style:font-size-asian="16pt" style:font-name-complex="Times New Roman"/>
    </style:style>
    <style:style style:name="P101" style:family="paragraph" style:parent-style-name="Standard">
      <style:paragraph-properties fo:line-height="0.601cm"/>
      <style:text-properties style:font-name="Times New Roman" fo:font-size="16pt" style:font-name-asian="Times New Roman" style:font-size-asian="16pt" style:font-name-complex="Times New Roman"/>
    </style:style>
    <style:style style:name="P102" style:family="paragraph" style:parent-style-name="Standard">
      <style:paragraph-properties fo:line-height="0.171cm"/>
      <style:text-properties style:font-name="Times New Roman" fo:font-size="18.5pt" style:font-name-asian="Times New Roman" style:font-size-asian="18.5pt" style:font-name-complex="Times New Roman"/>
    </style:style>
    <style:style style:name="P103" style:family="paragraph" style:parent-style-name="Standard">
      <style:paragraph-properties fo:line-height="0.205cm"/>
      <style:text-properties style:font-name="Times New Roman" fo:font-size="18.5pt" style:font-name-asian="Times New Roman" style:font-size-asian="18.5pt" style:font-name-complex="Times New Roman"/>
    </style:style>
    <style:style style:name="P104" style:family="paragraph" style:parent-style-name="Standard">
      <style:paragraph-properties fo:line-height="0.041cm"/>
      <style:text-properties fo:color="#cc0000" style:font-name="Times New Roman" fo:font-size="12pt" fo:font-weight="bold" style:font-name-asian="Times New Roman" style:font-size-asian="12pt" style:font-weight-asian="bold" style:font-name-complex="Times New Roman"/>
    </style:style>
    <style:style style:name="P105" style:family="paragraph" style:parent-style-name="Standard">
      <style:paragraph-properties fo:line-height="0.353cm"/>
      <style:text-properties fo:color="#cc0000" style:font-name="Times New Roman" fo:font-size="12pt" fo:font-weight="bold" style:font-name-asian="Times New Roman" style:font-size-asian="12pt" style:font-weight-asian="bold" style:font-name-complex="Times New Roman"/>
    </style:style>
    <style:style style:name="P106" style:family="paragraph" style:parent-style-name="Standard">
      <style:paragraph-properties fo:line-height="0.353cm"/>
      <style:text-properties fo:color="#cc0000" style:font-name="Times New Roman" fo:font-size="19pt" fo:font-weight="bold" style:font-name-asian="Times New Roman" style:font-size-asian="19pt" style:font-weight-asian="bold" style:font-name-complex="Times New Roman"/>
    </style:style>
    <style:style style:name="P107" style:family="paragraph" style:parent-style-name="Standard">
      <style:paragraph-properties fo:line-height="0.506cm"/>
      <style:text-properties fo:color="#cc0000" style:font-name="Times New Roman" fo:font-size="19pt" fo:font-weight="bold" style:font-name-asian="Times New Roman" style:font-size-asian="19pt" style:font-weight-asian="bold" style:font-name-complex="Times New Roman"/>
    </style:style>
    <style:style style:name="P108" style:family="paragraph" style:parent-style-name="Standard">
      <style:paragraph-properties fo:line-height="0.492cm"/>
      <style:text-properties fo:color="#cc0000" style:font-name="Times New Roman" fo:font-size="19pt" fo:font-weight="bold" style:font-name-asian="Times New Roman" style:font-size-asian="19pt" style:font-weight-asian="bold" style:font-name-complex="Times New Roman"/>
    </style:style>
    <style:style style:name="P109" style:family="paragraph" style:parent-style-name="Standard">
      <style:paragraph-properties fo:line-height="0.526cm"/>
      <style:text-properties fo:color="#cc0000" style:font-name="Times New Roman" fo:font-size="19pt" fo:font-weight="bold" style:font-name-asian="Times New Roman" style:font-size-asian="19pt" style:font-weight-asian="bold" style:font-name-complex="Times New Roman"/>
    </style:style>
    <style:style style:name="P110" style:family="paragraph" style:parent-style-name="Standard">
      <style:paragraph-properties fo:line-height="0.54cm"/>
      <style:text-properties fo:color="#cc0000" style:font-name="Times New Roman" fo:font-size="19pt" fo:font-weight="bold" style:font-name-asian="Times New Roman" style:font-size-asian="19pt" style:font-weight-asian="bold" style:font-name-complex="Times New Roman"/>
    </style:style>
    <style:style style:name="P111" style:family="paragraph" style:parent-style-name="Standard">
      <style:paragraph-properties fo:line-height="0.455cm"/>
      <style:text-properties fo:color="#cc0000" style:font-name="Times New Roman" fo:font-size="19pt" fo:font-weight="bold" style:font-name-asian="Times New Roman" style:font-size-asian="19pt" style:font-weight-asian="bold" style:font-name-complex="Times New Roman"/>
    </style:style>
    <style:style style:name="P112" style:family="paragraph" style:parent-style-name="Standard">
      <style:paragraph-properties fo:line-height="0.587cm"/>
      <style:text-properties fo:color="#cc0000" style:font-name="Times New Roman" fo:font-size="19pt" fo:font-weight="bold" style:font-name-asian="Times New Roman" style:font-size-asian="19pt" style:font-weight-asian="bold" style:font-name-complex="Times New Roman"/>
    </style:style>
    <style:style style:name="P113" style:family="paragraph" style:parent-style-name="Standard">
      <style:paragraph-properties fo:line-height="0.621cm"/>
      <style:text-properties fo:color="#cc0000" style:font-name="Times New Roman" fo:font-size="19pt" fo:font-weight="bold" style:font-name-asian="Times New Roman" style:font-size-asian="19pt" style:font-weight-asian="bold" style:font-name-complex="Times New Roman"/>
    </style:style>
    <style:style style:name="P114" style:family="paragraph" style:parent-style-name="Standard">
      <style:paragraph-properties fo:line-height="0.385cm"/>
      <style:text-properties fo:color="#cc0000" style:font-name="Times New Roman" fo:font-size="19pt" fo:font-weight="bold" style:font-name-asian="Times New Roman" style:font-size-asian="19pt" style:font-weight-asian="bold" style:font-name-complex="Times New Roman"/>
    </style:style>
    <style:style style:name="P115" style:family="paragraph" style:parent-style-name="Standard">
      <style:paragraph-properties fo:line-height="0.482cm"/>
      <style:text-properties fo:color="#cc0000" style:font-name="Times New Roman" fo:font-size="19pt" fo:font-weight="bold" style:font-name-asian="Times New Roman" style:font-size-asian="19pt" style:font-weight-asian="bold" style:font-name-complex="Times New Roman"/>
    </style:style>
    <style:style style:name="P116" style:family="paragraph" style:parent-style-name="Standard">
      <style:paragraph-properties fo:line-height="0.353cm"/>
      <style:text-properties fo:color="#cc0000" style:font-name="Times New Roman" fo:font-size="19pt" fo:language="en" fo:country="CA" fo:font-weight="bold" style:font-name-asian="Times New Roman" style:font-size-asian="19pt" style:font-weight-asian="bold" style:font-name-complex="Times New Roman"/>
    </style:style>
    <style:style style:name="P117" style:family="paragraph" style:parent-style-name="Standard">
      <style:paragraph-properties fo:line-height="0.573cm"/>
      <style:text-properties fo:color="#cc0000" style:font-name="Times New Roman" fo:font-size="19pt" fo:language="en" fo:country="CA" fo:font-weight="bold" style:font-name-asian="Times New Roman" style:font-size-asian="19pt" style:font-weight-asian="bold" style:font-name-complex="Times New Roman"/>
    </style:style>
    <style:style style:name="P118" style:family="paragraph" style:parent-style-name="Standard">
      <style:paragraph-properties fo:line-height="0.353cm"/>
      <style:text-properties fo:color="#cc0000" style:font-name="Times New Roman" fo:font-size="31.5pt" fo:font-weight="bold" style:font-name-asian="Times New Roman" style:font-size-asian="31.5pt" style:font-weight-asian="bold" style:font-name-complex="Times New Roman"/>
    </style:style>
    <style:style style:name="P119" style:family="paragraph" style:parent-style-name="Standard">
      <style:paragraph-properties style:line-height-at-least="0cm" fo:text-align="end" style:justify-single-word="false"/>
      <style:text-properties fo:color="#808080" style:font-name="Arial" fo:font-size="8pt" style:font-name-asian="Arial" style:font-size-asian="8pt" style:font-name-complex="Arial"/>
    </style:style>
    <style:style style:name="P120" style:family="paragraph" style:parent-style-name="Standard">
      <style:paragraph-properties fo:line-height="0.143cm"/>
      <style:text-properties fo:color="#808080" style:font-name="Times New Roman" fo:font-size="19pt" style:font-name-asian="Times New Roman" style:font-size-asian="19pt" style:font-name-complex="Times New Roman"/>
    </style:style>
    <style:style style:name="P121" style:family="paragraph" style:parent-style-name="Standard">
      <style:paragraph-properties fo:line-height="0.224cm"/>
      <style:text-properties style:font-name="Verdana" fo:font-size="19pt" style:font-name-asian="Verdana" style:font-size-asian="19pt" style:font-name-complex="Verdana"/>
    </style:style>
    <style:style style:name="P122" style:family="paragraph" style:parent-style-name="Standard">
      <style:paragraph-properties fo:line-height="0.002cm"/>
      <style:text-properties style:font-name="Verdana" fo:font-size="19pt" style:font-name-asian="Verdana" style:font-size-asian="19pt" style:font-name-complex="Verdana"/>
    </style:style>
    <style:style style:name="P123" style:family="paragraph" style:parent-style-name="Standard">
      <style:paragraph-properties fo:line-height="0.03cm"/>
      <style:text-properties style:font-name="Verdana" fo:font-size="19pt" style:font-name-asian="Verdana" style:font-size-asian="19pt" style:font-name-complex="Verdana"/>
    </style:style>
    <style:style style:name="P124" style:family="paragraph" style:parent-style-name="Standard">
      <style:paragraph-properties fo:line-height="0.099cm"/>
      <style:text-properties style:font-name="Verdana" fo:font-size="19pt" style:font-name-asian="Verdana" style:font-size-asian="19pt" style:font-name-complex="Verdana"/>
    </style:style>
    <style:style style:name="P125" style:family="paragraph" style:parent-style-name="Standard">
      <style:paragraph-properties fo:line-height="0.175cm"/>
      <style:text-properties style:font-name="Verdana" fo:font-size="19pt" style:font-name-asian="Verdana" style:font-size-asian="19pt" style:font-name-complex="Verdana"/>
    </style:style>
    <style:style style:name="P126" style:family="paragraph" style:parent-style-name="Standard">
      <style:paragraph-properties fo:line-height="0.101cm"/>
      <style:text-properties style:font-name="Verdana" fo:font-size="16pt" style:font-name-asian="Verdana" style:font-size-asian="16pt" style:font-name-complex="Verdana"/>
    </style:style>
    <style:style style:name="P127" style:family="paragraph" style:parent-style-name="Standard">
      <style:paragraph-properties fo:line-height="0.095cm"/>
      <style:text-properties fo:color="#7f7f7f" style:font-name="Times New Roman" fo:font-size="19pt" style:font-name-asian="Times New Roman" style:font-size-asian="19pt" style:font-name-complex="Times New Roman"/>
    </style:style>
    <style:style style:name="P128" style:family="paragraph" style:parent-style-name="Standard">
      <style:paragraph-properties fo:line-height="0.205cm"/>
      <style:text-properties fo:color="#7f7f7f" style:font-name="Times New Roman" fo:font-size="19pt" style:font-name-asian="Times New Roman" style:font-size-asian="19pt" style:font-name-complex="Times New Roman"/>
    </style:style>
    <style:style style:name="P129" style:family="paragraph" style:parent-style-name="Standard">
      <style:paragraph-properties fo:line-height="0.048cm"/>
      <style:text-properties fo:color="#7f7f7f" style:font-name="Times New Roman" fo:font-size="19pt" style:font-name-asian="Times New Roman" style:font-size-asian="19pt" style:font-name-complex="Times New Roman"/>
    </style:style>
    <style:style style:name="P130" style:family="paragraph" style:parent-style-name="Standard">
      <style:paragraph-properties fo:line-height="0.162cm"/>
      <style:text-properties fo:color="#7f7f7f" style:font-name="Times New Roman" fo:font-size="19pt" style:font-name-asian="Times New Roman" style:font-size-asian="19pt" style:font-name-complex="Times New Roman"/>
    </style:style>
    <style:style style:name="P131" style:family="paragraph" style:parent-style-name="Standard">
      <style:paragraph-properties fo:line-height="0.169cm"/>
      <style:text-properties fo:color="#7f7f7f" style:font-name="Times New Roman" fo:font-size="19pt" style:font-name-asian="Times New Roman" style:font-size-asian="19pt" style:font-name-complex="Times New Roman"/>
    </style:style>
    <style:style style:name="P132" style:family="paragraph" style:parent-style-name="Standard">
      <style:paragraph-properties fo:line-height="0.102cm"/>
      <style:text-properties fo:color="#7f7f7f" style:font-name="Times New Roman" fo:font-size="19pt" style:font-name-asian="Times New Roman" style:font-size-asian="19pt" style:font-name-complex="Times New Roman"/>
    </style:style>
    <style:style style:name="P133" style:family="paragraph" style:parent-style-name="Standard">
      <style:paragraph-properties fo:line-height="0.233cm"/>
      <style:text-properties fo:color="#7f7f7f" style:font-name="Times New Roman" fo:font-size="19pt" style:font-name-asian="Times New Roman" style:font-size-asian="19pt" style:font-name-complex="Times New Roman"/>
    </style:style>
    <style:style style:name="P134" style:family="paragraph" style:parent-style-name="Standard">
      <style:paragraph-properties fo:line-height="0.115cm"/>
      <style:text-properties fo:color="#7f7f7f" style:font-name="Times New Roman" fo:font-size="19pt" style:font-name-asian="Times New Roman" style:font-size-asian="19pt" style:font-name-complex="Times New Roman"/>
    </style:style>
    <style:style style:name="P135" style:family="paragraph" style:parent-style-name="Standard">
      <style:paragraph-properties fo:line-height="0.141cm"/>
      <style:text-properties fo:color="#7f7f7f" style:font-name="Times New Roman" fo:font-size="19pt" style:font-name-asian="Times New Roman" style:font-size-asian="19pt" style:font-name-complex="Times New Roman"/>
    </style:style>
    <style:style style:name="P136" style:family="paragraph" style:parent-style-name="Standard">
      <style:paragraph-properties fo:line-height="0.164cm"/>
      <style:text-properties fo:color="#7f7f7f" style:font-name="Times New Roman" fo:font-size="19pt" style:font-name-asian="Times New Roman" style:font-size-asian="19pt" style:font-name-complex="Times New Roman"/>
    </style:style>
    <style:style style:name="P137" style:family="paragraph" style:parent-style-name="Standard">
      <style:paragraph-properties fo:line-height="0.143cm"/>
      <style:text-properties fo:color="#7f7f7f" style:font-name="Times New Roman" fo:font-size="19pt" style:font-name-asian="Times New Roman" style:font-size-asian="19pt" style:font-name-complex="Times New Roman"/>
    </style:style>
    <style:style style:name="P138" style:family="paragraph" style:parent-style-name="Standard">
      <style:paragraph-properties fo:line-height="0.236cm"/>
      <style:text-properties fo:color="#7f7f7f" style:font-name="Times New Roman" fo:font-size="19pt" style:font-name-asian="Times New Roman" style:font-size-asian="19pt" style:font-name-complex="Times New Roman"/>
    </style:style>
    <style:style style:name="P139" style:family="paragraph" style:parent-style-name="Standard">
      <style:paragraph-properties fo:line-height="0.171cm"/>
      <style:text-properties fo:color="#7f7f7f" style:font-name="Times New Roman" fo:font-size="19pt" style:font-name-asian="Times New Roman" style:font-size-asian="19pt" style:font-name-complex="Times New Roman"/>
    </style:style>
    <style:style style:name="P140" style:family="paragraph" style:parent-style-name="Standard">
      <style:paragraph-properties fo:line-height="0.483cm"/>
      <style:text-properties fo:color="#7f7f7f" style:font-name="Times New Roman" fo:font-size="19pt" style:font-name-asian="Times New Roman" style:font-size-asian="19pt" style:font-name-complex="Times New Roman"/>
    </style:style>
    <style:style style:name="P141" style:family="paragraph" style:parent-style-name="Standard">
      <style:paragraph-properties fo:line-height="0.512cm"/>
      <style:text-properties fo:color="#7f7f7f" style:font-name="Times New Roman" fo:font-size="19pt" style:font-name-asian="Times New Roman" style:font-size-asian="19pt" style:font-name-complex="Times New Roman"/>
    </style:style>
    <style:style style:name="P142" style:family="paragraph" style:parent-style-name="Standard">
      <style:paragraph-properties fo:line-height="0.166cm"/>
      <style:text-properties fo:color="#7f7f7f" style:font-name="Times New Roman" fo:font-size="19pt" style:font-name-asian="Times New Roman" style:font-size-asian="19pt" style:font-name-complex="Times New Roman"/>
    </style:style>
    <style:style style:name="P143" style:family="paragraph" style:parent-style-name="Standard">
      <style:paragraph-properties fo:line-height="0.222cm"/>
      <style:text-properties fo:color="#7f7f7f" style:font-name="Courier New" fo:font-size="19pt" style:font-name-asian="Courier New" style:font-size-asian="19pt" style:font-name-complex="Courier New"/>
    </style:style>
    <style:style style:name="P144" style:family="paragraph" style:parent-style-name="Standard">
      <style:paragraph-properties fo:line-height="0.231cm"/>
      <style:text-properties style:font-name="Courier New" fo:font-size="19pt" style:font-name-asian="Courier New" style:font-size-asian="19pt" style:font-name-complex="Courier New"/>
    </style:style>
    <style:style style:name="P145" style:family="paragraph" style:parent-style-name="Standard">
      <style:paragraph-properties fo:line-height="0.196cm"/>
      <style:text-properties style:font-name="Courier New" fo:font-size="16pt" style:font-name-asian="Courier New" style:font-size-asian="16pt" style:font-name-complex="Courier New"/>
    </style:style>
    <style:style style:name="P146" style:family="paragraph" style:parent-style-name="Standard">
      <style:paragraph-properties fo:line-height="0.173cm"/>
      <style:text-properties style:font-name="Courier New" fo:font-size="16pt" style:font-name-asian="Courier New" style:font-size-asian="16pt" style:font-name-complex="Courier New"/>
    </style:style>
    <style:style style:name="P147" style:family="paragraph" style:parent-style-name="Standard">
      <style:paragraph-properties fo:line-height="0.206cm"/>
      <style:text-properties style:font-name="Courier New" fo:font-size="16pt" style:font-name-asian="Courier New" style:font-size-asian="16pt" style:font-name-complex="Courier New"/>
    </style:style>
    <style:style style:name="P148" style:family="paragraph" style:parent-style-name="Standard">
      <style:paragraph-properties fo:line-height="0.173cm"/>
      <style:text-properties style:font-name="Courier New" fo:font-size="16pt" fo:language="en" fo:country="CA" style:font-name-asian="Courier New" style:font-size-asian="16pt" style:font-name-complex="Courier New"/>
    </style:style>
    <style:style style:name="P149" style:family="paragraph" style:parent-style-name="Standard">
      <style:paragraph-properties fo:line-height="0.143cm"/>
      <style:text-properties style:font-name="Courier New" fo:font-size="16pt" fo:language="en" fo:country="CA" style:font-name-asian="Courier New" style:font-size-asian="16pt" style:font-name-complex="Courier New"/>
    </style:style>
    <style:style style:name="P150" style:family="paragraph" style:parent-style-name="Standard">
      <style:paragraph-properties fo:margin-left="0cm" fo:margin-right="6.914cm" style:line-height-at-least="0cm" fo:text-align="end" style:justify-single-word="false" fo:text-indent="0cm" style:auto-text-indent="false"/>
      <style:text-properties fo:color="#cc0000" style:font-name="Verdana" fo:font-size="19pt" fo:font-weight="bold" style:font-name-asian="Verdana" style:font-size-asian="19pt" style:font-weight-asian="bold" style:font-name-complex="Verdana"/>
    </style:style>
    <style:style style:name="P151" style:family="paragraph" style:parent-style-name="Standard">
      <style:paragraph-properties fo:margin-left="0cm" fo:margin-right="8.467cm" style:line-height-at-least="0cm" fo:text-align="end" style:justify-single-word="false" fo:text-indent="0cm" style:auto-text-indent="false"/>
      <style:text-properties style:font-name="Verdana" fo:font-size="14pt" fo:font-weight="bold" style:font-name-asian="Verdana" style:font-size-asian="14pt" style:font-weight-asian="bold" style:font-name-complex="Verdana"/>
    </style:style>
    <style:style style:name="P152" style:family="paragraph" style:parent-style-name="Standard">
      <style:paragraph-properties fo:margin-left="10.936cm" fo:margin-right="0cm" style:line-height-at-least="0cm" fo:text-indent="0cm" style:auto-text-indent="false"/>
      <style:text-properties style:font-name="Verdana" style:font-name-asian="Verdana" style:font-name-complex="Verdana"/>
    </style:style>
    <style:style style:name="P153" style:family="paragraph" style:parent-style-name="Standard">
      <style:paragraph-properties fo:margin-left="15.699cm" fo:margin-right="0cm" style:line-height-at-least="0cm" fo:text-indent="0cm" style:auto-text-indent="false"/>
      <style:text-properties style:font-name="Arial Narrow" fo:font-size="7.5pt" fo:font-weight="bold" style:font-name-asian="Arial Narrow" style:font-size-asian="7.5pt" style:font-weight-asian="bold" style:font-name-complex="Arial Narrow"/>
    </style:style>
    <style:style style:name="P154" style:family="paragraph" style:parent-style-name="Standard">
      <style:paragraph-properties fo:margin-left="15.699cm" fo:margin-right="0cm" style:line-height-at-least="0cm" fo:text-indent="0cm" style:auto-text-indent="false"/>
      <style:text-properties style:font-name="Arial Narrow" fo:font-size="8pt" fo:font-weight="bold" style:font-name-asian="Arial Narrow" style:font-size-asian="8pt" style:font-weight-asian="bold" style:font-name-complex="Arial Narrow"/>
    </style:style>
    <style:style style:name="P155" style:family="paragraph" style:parent-style-name="Standard">
      <style:paragraph-properties fo:margin-left="0.318cm" fo:margin-right="0cm" style:line-height-at-least="0cm" fo:text-indent="0cm" style:auto-text-indent="false"/>
    </style:style>
    <style:style style:name="P156" style:family="paragraph" style:parent-style-name="Standard">
      <style:paragraph-properties fo:margin-left="0.318cm" fo:margin-right="0cm" style:line-height-at-least="0cm" fo:text-indent="0cm" style:auto-text-indent="false">
        <style:tab-stops>
          <style:tab-stop style:position="14.534cm"/>
        </style:tab-stops>
      </style:paragraph-properties>
    </style:style>
    <style:style style:name="P157" style:family="paragraph" style:parent-style-name="Standard">
      <style:paragraph-properties fo:margin-left="0.318cm" fo:margin-right="0cm" style:line-height-at-least="0cm" fo:text-indent="0cm" style:auto-text-indent="false">
        <style:tab-stops>
          <style:tab-stop style:position="12.488cm"/>
        </style:tab-stops>
      </style:paragraph-properties>
    </style:style>
    <style:style style:name="P158" style:family="paragraph" style:parent-style-name="Standard">
      <style:paragraph-properties fo:margin-left="0.318cm" fo:margin-right="0cm" style:line-height-at-least="0cm" fo:text-indent="0cm" style:auto-text-indent="false"/>
      <style:text-properties fo:color="#cc0000" style:font-name="Verdana" fo:font-size="19pt" fo:font-weight="bold" style:font-name-asian="Verdana" style:font-size-asian="19pt" style:font-weight-asian="bold" style:font-name-complex="Verdana"/>
    </style:style>
    <style:style style:name="P159" style:family="paragraph" style:parent-style-name="Standard">
      <style:paragraph-properties fo:margin-left="0.318cm" fo:margin-right="0cm" style:line-height-at-least="0cm" fo:text-indent="0cm" style:auto-text-indent="false"/>
      <style:text-properties fo:color="#cc0000" style:font-name="Courier New" fo:font-size="19pt" fo:font-weight="bold" style:font-name-asian="Courier New" style:font-size-asian="19pt" style:font-weight-asian="bold" style:font-name-complex="Courier New"/>
    </style:style>
    <style:style style:name="P160" style:family="paragraph" style:parent-style-name="Standard">
      <style:paragraph-properties fo:margin-left="0.318cm" fo:margin-right="0cm" style:line-height-at-least="0cm" fo:text-indent="0cm" style:auto-text-indent="false"/>
      <style:text-properties style:font-name="Verdana" fo:font-size="16pt" style:font-name-asian="Verdana" style:font-size-asian="16pt" style:font-name-complex="Verdana"/>
    </style:style>
    <style:style style:name="P161" style:family="paragraph" style:parent-style-name="Standard">
      <style:paragraph-properties fo:margin-left="0.318cm" fo:margin-right="0cm" style:line-height-at-least="0cm" fo:text-indent="0cm" style:auto-text-indent="false"/>
      <style:text-properties style:font-name="Verdana" fo:font-size="16pt" style:font-name-asian="Verdana" style:font-size-asian="16pt" style:font-name-complex="Verdana" fo:background-color="#ffff00"/>
    </style:style>
    <style:style style:name="P162" style:family="paragraph" style:parent-style-name="Standard">
      <style:paragraph-properties fo:margin-left="0.318cm" fo:margin-right="0cm" style:line-height-at-least="0cm" fo:text-indent="0cm" style:auto-text-indent="false"/>
      <style:text-properties style:font-name="Verdana" fo:font-size="19pt" style:font-name-asian="Verdana" style:font-size-asian="19pt" style:font-name-complex="Verdana"/>
    </style:style>
    <style:style style:name="P163" style:family="paragraph" style:parent-style-name="Standard">
      <style:paragraph-properties fo:margin-left="0.318cm" fo:margin-right="0cm" style:line-height-at-least="0cm" fo:text-indent="0cm" style:auto-text-indent="false"/>
      <style:text-properties style:font-name="Verdana" fo:font-size="19pt" style:font-name-asian="Verdana" style:font-size-asian="19pt" style:font-name-complex="Verdana" fo:background-color="#ffff00"/>
    </style:style>
    <style:style style:name="P164" style:family="paragraph" style:parent-style-name="Standard">
      <style:paragraph-properties fo:margin-left="0.318cm" fo:margin-right="0cm" style:line-height-at-least="0cm" fo:text-indent="0cm" style:auto-text-indent="false"/>
      <style:text-properties fo:color="#808080" style:font-name="Verdana" fo:font-size="19pt" fo:font-weight="bold" style:font-name-asian="Verdana" style:font-size-asian="19pt" style:font-weight-asian="bold" style:font-name-complex="Verdana"/>
    </style:style>
    <style:style style:name="P165" style:family="paragraph" style:parent-style-name="Standard" style:list-style-name="WW8Num1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66" style:family="paragraph" style:parent-style-name="Standard" style:list-style-name="WW8Num2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67" style:family="paragraph" style:parent-style-name="Standard" style:list-style-name="WW8Num3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68" style:family="paragraph" style:parent-style-name="Standard" style:list-style-name="WW8Num4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69" style:family="paragraph" style:parent-style-name="Standard" style:list-style-name="WW8Num7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70" style:family="paragraph" style:parent-style-name="Standard" style:list-style-name="WW8Num8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71" style:family="paragraph" style:parent-style-name="Standard" style:list-style-name="WW8Num9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72" style:family="paragraph" style:parent-style-name="Standard" style:list-style-name="WW8Num13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73" style:family="paragraph" style:parent-style-name="Standard" style:list-style-name="WW8Num16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74" style:family="paragraph" style:parent-style-name="Standard" style:list-style-name="WW8Num19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75" style:family="paragraph" style:parent-style-name="Standard" style:list-style-name="WW8Num20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76" style:family="paragraph" style:parent-style-name="Standard" style:list-style-name="WW8Num23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77" style:family="paragraph" style:parent-style-name="Standard" style:list-style-name="WW8Num24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78" style:family="paragraph" style:parent-style-name="Standard" style:list-style-name="WW8Num32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79" style:family="paragraph" style:parent-style-name="Standard" style:list-style-name="WW8Num33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80" style:family="paragraph" style:parent-style-name="Standard" style:list-style-name="WW8Num35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81" style:family="paragraph" style:parent-style-name="Standard" style:list-style-name="WW8Num36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82" style:family="paragraph" style:parent-style-name="Standard" style:list-style-name="WW8Num39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83" style:family="paragraph" style:parent-style-name="Standard" style:list-style-name="WW8Num40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</style:style>
    <style:style style:name="P184" style:family="paragraph" style:parent-style-name="Standard" style:list-style-name="WW8Num1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85" style:family="paragraph" style:parent-style-name="Standard" style:list-style-name="WW8Num3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86" style:family="paragraph" style:parent-style-name="Standard" style:list-style-name="WW8Num4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87" style:family="paragraph" style:parent-style-name="Standard" style:list-style-name="WW8Num5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88" style:family="paragraph" style:parent-style-name="Standard" style:list-style-name="WW8Num6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89" style:family="paragraph" style:parent-style-name="Standard" style:list-style-name="WW8Num7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90" style:family="paragraph" style:parent-style-name="Standard" style:list-style-name="WW8Num8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91" style:family="paragraph" style:parent-style-name="Standard" style:list-style-name="WW8Num9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92" style:family="paragraph" style:parent-style-name="Standard" style:list-style-name="WW8Num10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93" style:family="paragraph" style:parent-style-name="Standard" style:list-style-name="WW8Num11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94" style:family="paragraph" style:parent-style-name="Standard" style:list-style-name="WW8Num12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95" style:family="paragraph" style:parent-style-name="Standard" style:list-style-name="WW8Num13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96" style:family="paragraph" style:parent-style-name="Standard" style:list-style-name="WW8Num14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97" style:family="paragraph" style:parent-style-name="Standard" style:list-style-name="WW8Num16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98" style:family="paragraph" style:parent-style-name="Standard" style:list-style-name="WW8Num17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199" style:family="paragraph" style:parent-style-name="Standard" style:list-style-name="WW8Num19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00" style:family="paragraph" style:parent-style-name="Standard" style:list-style-name="WW8Num20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01" style:family="paragraph" style:parent-style-name="Standard" style:list-style-name="WW8Num21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02" style:family="paragraph" style:parent-style-name="Standard" style:list-style-name="WW8Num22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03" style:family="paragraph" style:parent-style-name="Standard" style:list-style-name="WW8Num23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04" style:family="paragraph" style:parent-style-name="Standard" style:list-style-name="WW8Num24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05" style:family="paragraph" style:parent-style-name="Standard" style:list-style-name="WW8Num25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06" style:family="paragraph" style:parent-style-name="Standard" style:list-style-name="WW8Num30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07" style:family="paragraph" style:parent-style-name="Standard" style:list-style-name="WW8Num35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08" style:family="paragraph" style:parent-style-name="Standard" style:list-style-name="WW8Num37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09" style:family="paragraph" style:parent-style-name="Standard" style:list-style-name="WW8Num38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10" style:family="paragraph" style:parent-style-name="Standard" style:list-style-name="WW8Num39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11" style:family="paragraph" style:parent-style-name="Standard" style:list-style-name="WW8Num40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12" style:family="paragraph" style:parent-style-name="Standard" style:list-style-name="WW8Num41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13" style:family="paragraph" style:parent-style-name="Standard" style:list-style-name="WW8Num42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14" style:family="paragraph" style:parent-style-name="Standard" style:list-style-name="WW8Num2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Courier New" fo:font-size="19pt" style:font-name-asian="Courier New" style:font-size-asian="19pt" style:font-name-complex="Courier New"/>
    </style:style>
    <style:style style:name="P215" style:family="paragraph" style:parent-style-name="Standard" style:list-style-name="WW8Num3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Courier New" fo:font-size="19pt" style:font-name-asian="Courier New" style:font-size-asian="19pt" style:font-name-complex="Courier New"/>
    </style:style>
    <style:style style:name="P216" style:family="paragraph" style:parent-style-name="Standard" style:list-style-name="WW8Num8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Courier New" fo:font-size="19pt" style:font-name-asian="Courier New" style:font-size-asian="19pt" style:font-name-complex="Courier New"/>
    </style:style>
    <style:style style:name="P217" style:family="paragraph" style:parent-style-name="Standard" style:list-style-name="WW8Num9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Courier New" fo:font-size="19pt" style:font-name-asian="Courier New" style:font-size-asian="19pt" style:font-name-complex="Courier New"/>
    </style:style>
    <style:style style:name="P218" style:family="paragraph" style:parent-style-name="Standard" style:list-style-name="WW8Num23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Courier New" fo:font-size="19pt" style:font-name-asian="Courier New" style:font-size-asian="19pt" style:font-name-complex="Courier New"/>
    </style:style>
    <style:style style:name="P219" style:family="paragraph" style:parent-style-name="Standard" style:list-style-name="WW8Num24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Courier New" fo:font-size="19pt" style:font-name-asian="Courier New" style:font-size-asian="19pt" style:font-name-complex="Courier New"/>
    </style:style>
    <style:style style:name="P220" style:family="paragraph" style:parent-style-name="Standard" style:list-style-name="WW8Num39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style:font-name="Courier New" fo:font-size="19pt" style:font-name-asian="Courier New" style:font-size-asian="19pt" style:font-name-complex="Courier New"/>
    </style:style>
    <style:style style:name="P221" style:family="paragraph" style:parent-style-name="Standard" style:list-style-name="WW8Num8">
      <style:paragraph-properties fo:margin-left="0.67cm" fo:margin-right="0cm" fo:line-height="95%" fo:text-indent="-0.356cm" style:auto-text-indent="false">
        <style:tab-stops>
          <style:tab-stop style:position="0.67cm"/>
        </style:tab-stops>
      </style:paragraph-properties>
      <style:text-properties style:font-name="Courier New" fo:font-size="19pt" style:font-name-asian="Courier New" style:font-size-asian="19pt" style:font-name-complex="Courier New"/>
    </style:style>
    <style:style style:name="P222" style:family="paragraph" style:parent-style-name="Standard" style:list-style-name="WW8Num3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fo:color="#808080" style:font-name="Times New Roman" fo:font-size="19pt" style:font-name-asian="Times New Roman" style:font-size-asian="19pt" style:font-name-complex="Times New Roman"/>
    </style:style>
    <style:style style:name="P223" style:family="paragraph" style:parent-style-name="Standard" style:list-style-name="WW8Num20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fo:color="#808080" style:font-name="Courier New" fo:font-size="19pt" style:font-name-asian="Courier New" style:font-size-asian="19pt" style:font-name-complex="Courier New"/>
    </style:style>
    <style:style style:name="P224" style:family="paragraph" style:parent-style-name="Standard" style:list-style-name="WW8Num2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25" style:family="paragraph" style:parent-style-name="Standard" style:list-style-name="WW8Num3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26" style:family="paragraph" style:parent-style-name="Standard" style:list-style-name="WW8Num4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27" style:family="paragraph" style:parent-style-name="Standard" style:list-style-name="WW8Num7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28" style:family="paragraph" style:parent-style-name="Standard" style:list-style-name="WW8Num8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29" style:family="paragraph" style:parent-style-name="Standard" style:list-style-name="WW8Num9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30" style:family="paragraph" style:parent-style-name="Standard" style:list-style-name="WW8Num12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31" style:family="paragraph" style:parent-style-name="Standard" style:list-style-name="WW8Num13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32" style:family="paragraph" style:parent-style-name="Standard" style:list-style-name="WW8Num19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33" style:family="paragraph" style:parent-style-name="Standard" style:list-style-name="WW8Num21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34" style:family="paragraph" style:parent-style-name="Standard" style:list-style-name="WW8Num22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35" style:family="paragraph" style:parent-style-name="Standard" style:list-style-name="WW8Num23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36" style:family="paragraph" style:parent-style-name="Standard" style:list-style-name="WW8Num30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37" style:family="paragraph" style:parent-style-name="Standard" style:list-style-name="WW8Num31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38" style:family="paragraph" style:parent-style-name="Standard" style:list-style-name="WW8Num34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39" style:family="paragraph" style:parent-style-name="Standard" style:list-style-name="WW8Num36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40" style:family="paragraph" style:parent-style-name="Standard" style:list-style-name="WW8Num39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41" style:family="paragraph" style:parent-style-name="Standard" style:list-style-name="WW8Num40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42" style:family="paragraph" style:parent-style-name="Standard" style:list-style-name="WW8Num41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</style:style>
    <style:style style:name="P243" style:family="paragraph" style:parent-style-name="Standard" style:list-style-name="WW8Num1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44" style:family="paragraph" style:parent-style-name="Standard" style:list-style-name="WW8Num2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45" style:family="paragraph" style:parent-style-name="Standard" style:list-style-name="WW8Num3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46" style:family="paragraph" style:parent-style-name="Standard" style:list-style-name="WW8Num4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47" style:family="paragraph" style:parent-style-name="Standard" style:list-style-name="WW8Num16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48" style:family="paragraph" style:parent-style-name="Standard" style:list-style-name="WW8Num19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49" style:family="paragraph" style:parent-style-name="Standard" style:list-style-name="WW8Num24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50" style:family="paragraph" style:parent-style-name="Standard" style:list-style-name="WW8Num31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51" style:family="paragraph" style:parent-style-name="Standard" style:list-style-name="WW8Num36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52" style:family="paragraph" style:parent-style-name="Standard" style:list-style-name="WW8Num39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53" style:family="paragraph" style:parent-style-name="Standard" style:list-style-name="WW8Num40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54" style:family="paragraph" style:parent-style-name="Standard" style:list-style-name="WW8Num41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55" style:family="paragraph" style:parent-style-name="Standard" style:list-style-name="WW8Num1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Courier New" fo:font-size="19pt" style:font-name-asian="Courier New" style:font-size-asian="19pt" style:font-name-complex="Courier New"/>
    </style:style>
    <style:style style:name="P256" style:family="paragraph" style:parent-style-name="Standard" style:list-style-name="WW8Num7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style:font-name="Courier New" fo:font-size="19pt" style:font-name-asian="Courier New" style:font-size-asian="19pt" style:font-name-complex="Courier New"/>
    </style:style>
    <style:style style:name="P257" style:family="paragraph" style:parent-style-name="Standard" style:list-style-name="WW8Num3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fo:color="#808080" style:font-name="Verdana" fo:font-size="19pt" style:font-name-asian="Verdana" style:font-size-asian="19pt" style:font-name-complex="Verdana"/>
    </style:style>
    <style:style style:name="P258" style:family="paragraph" style:parent-style-name="Standard" style:list-style-name="WW8Num9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fo:color="#808080" style:font-name="Times New Roman" fo:font-size="19pt" style:font-name-asian="Times New Roman" style:font-size-asian="19pt" style:font-name-complex="Times New Roman"/>
    </style:style>
    <style:style style:name="P259" style:family="paragraph" style:parent-style-name="Standard" style:list-style-name="WW8Num12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fo:color="#808080" style:font-name="Times New Roman" fo:font-size="18.5pt" style:font-name-asian="Times New Roman" style:font-size-asian="18.5pt" style:font-name-complex="Times New Roman"/>
    </style:style>
    <style:style style:name="P260" style:family="paragraph" style:parent-style-name="Standard">
      <style:paragraph-properties fo:margin-left="0cm" fo:margin-right="1.729cm" style:line-height-at-least="0cm" fo:text-align="end" style:justify-single-word="false" fo:text-indent="0cm" style:auto-text-indent="false"/>
      <style:text-properties style:font-name="Verdana" fo:font-size="8pt" fo:language="en" fo:country="CA" style:font-name-asian="Verdana" style:font-size-asian="8pt" style:font-name-complex="Verdana"/>
    </style:style>
    <style:style style:name="P261" style:family="paragraph" style:parent-style-name="Standard">
      <style:paragraph-properties fo:margin-left="0cm" fo:margin-right="1.729cm" style:line-height-at-least="0cm" fo:text-align="end" style:justify-single-word="false" fo:text-indent="0cm" style:auto-text-indent="false"/>
      <style:text-properties style:font-name="Verdana" fo:font-size="8pt" style:font-name-asian="Verdana" style:font-size-asian="8pt" style:font-name-complex="Verdana"/>
    </style:style>
    <style:style style:name="P262" style:family="paragraph" style:parent-style-name="Standard" style:list-style-name="">
      <style:paragraph-properties fo:margin-left="0.314cm" fo:margin-right="0cm" style:line-height-at-least="0cm" fo:text-indent="0cm" style:auto-text-indent="false">
        <style:tab-stops>
          <style:tab-stop style:position="0.67cm"/>
        </style:tab-stops>
      </style:paragraph-properties>
      <style:text-properties fo:color="#808080"/>
    </style:style>
    <style:style style:name="P263" style:family="paragraph" style:parent-style-name="Standard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fo:color="#808080" style:font-name="Times New Roman" fo:font-size="19pt" style:font-name-asian="Times New Roman" style:font-size-asian="19pt" style:font-name-complex="Times New Roman"/>
    </style:style>
    <style:style style:name="P264" style:family="paragraph" style:parent-style-name="Standard">
      <style:paragraph-properties fo:margin-left="0.67cm" fo:margin-right="0cm" style:line-height-at-least="0cm" fo:text-indent="-0.356cm" style:auto-text-indent="false">
        <style:tab-stops>
          <style:tab-stop style:position="0.67cm"/>
        </style:tab-stops>
      </style:paragraph-properties>
      <style:text-properties fo:color="#808080" style:font-name="Courier New" fo:font-size="19pt" style:font-name-asian="Courier New" style:font-size-asian="19pt" style:font-name-complex="Courier New"/>
    </style:style>
    <style:style style:name="P265" style:family="paragraph" style:parent-style-name="Standard" style:list-style-name="">
      <style:paragraph-properties fo:margin-left="1.097cm" fo:margin-right="0cm" style:line-height-at-least="0cm" fo:text-indent="0cm" style:auto-text-indent="false">
        <style:tab-stops>
          <style:tab-stop style:position="1.446cm"/>
        </style:tab-stops>
      </style:paragraph-properties>
      <style:text-properties fo:color="#808080"/>
    </style:style>
    <style:style style:name="P266" style:family="paragraph" style:parent-style-name="Standard" style:list-style-name="">
      <style:paragraph-properties fo:margin-left="1.097cm" fo:margin-right="0cm" style:line-height-at-least="0cm" fo:text-indent="0cm" style:auto-text-indent="false">
        <style:tab-stops>
          <style:tab-stop style:position="1.446cm"/>
        </style:tab-stops>
      </style:paragraph-properties>
      <style:text-properties fo:color="#7f7f7f" style:font-name="Times New Roman" fo:font-size="19pt" style:font-name-asian="Times New Roman" style:font-size-asian="19pt" style:font-name-complex="Times New Roman"/>
    </style:style>
    <style:style style:name="P267" style:family="paragraph" style:parent-style-name="Standard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fo:color="#808080" style:font-name="Verdana" fo:font-size="19pt" style:font-name-asian="Verdana" style:font-size-asian="19pt" style:font-name-complex="Verdana"/>
    </style:style>
    <style:style style:name="P268" style:family="paragraph" style:parent-style-name="Standard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fo:color="#808080" style:font-name="Times New Roman" fo:font-size="19pt" style:font-name-asian="Times New Roman" style:font-size-asian="19pt" style:font-name-complex="Times New Roman"/>
    </style:style>
    <style:style style:name="P269" style:family="paragraph" style:parent-style-name="Standard">
      <style:paragraph-properties fo:margin-left="1.446cm" fo:margin-right="0cm" style:line-height-at-least="0cm" fo:text-indent="-0.349cm" style:auto-text-indent="false">
        <style:tab-stops>
          <style:tab-stop style:position="1.446cm"/>
        </style:tab-stops>
      </style:paragraph-properties>
      <style:text-properties fo:color="#808080" style:font-name="Times New Roman" fo:font-size="18.5pt" style:font-name-asian="Times New Roman" style:font-size-asian="18.5pt" style:font-name-complex="Times New Roman"/>
    </style:style>
    <style:style style:name="P270" style:family="paragraph" style:parent-style-name="Standard">
      <style:paragraph-properties fo:margin-left="0.318cm" fo:margin-right="5.151cm" fo:line-height="120%" fo:text-indent="0cm" style:auto-text-indent="false"/>
    </style:style>
    <style:style style:name="P271" style:family="paragraph" style:parent-style-name="Standard" style:list-style-name="WW8Num24">
      <style:paragraph-properties fo:margin-left="2.187cm" fo:margin-right="0cm" style:line-height-at-least="0cm" fo:text-indent="-0.319cm" style:auto-text-indent="false">
        <style:tab-stops>
          <style:tab-stop style:position="2.187cm"/>
        </style:tab-stops>
      </style:paragraph-properties>
    </style:style>
    <style:style style:name="P272" style:family="paragraph" style:parent-style-name="Standard" style:list-style-name="WW8Num36">
      <style:paragraph-properties fo:margin-left="2.187cm" fo:margin-right="0cm" style:line-height-at-least="0cm" fo:text-indent="-0.319cm" style:auto-text-indent="false">
        <style:tab-stops>
          <style:tab-stop style:position="2.187cm"/>
        </style:tab-stops>
      </style:paragraph-properties>
    </style:style>
    <style:style style:name="P273" style:family="paragraph" style:parent-style-name="Standard" style:list-style-name="WW8Num7">
      <style:paragraph-properties fo:margin-left="2.187cm" fo:margin-right="0cm" style:line-height-at-least="0cm" fo:text-indent="-0.319cm" style:auto-text-indent="false">
        <style:tab-stops>
          <style:tab-stop style:position="2.18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74" style:family="paragraph" style:parent-style-name="Standard">
      <style:paragraph-properties fo:margin-left="0cm" fo:margin-right="1.658cm" style:line-height-at-least="0cm" fo:text-align="end" style:justify-single-word="false" fo:text-indent="0cm" style:auto-text-indent="false"/>
      <style:text-properties style:font-name="Verdana" fo:font-size="8pt" fo:language="en" fo:country="CA" style:font-name-asian="Verdana" style:font-size-asian="8pt" style:font-name-complex="Verdana"/>
    </style:style>
    <style:style style:name="P275" style:family="paragraph" style:parent-style-name="Standard">
      <style:paragraph-properties fo:margin-left="0cm" fo:margin-right="1.658cm" style:line-height-at-least="0cm" fo:text-align="end" style:justify-single-word="false" fo:text-indent="0cm" style:auto-text-indent="false"/>
      <style:text-properties style:font-name="Verdana" fo:font-size="8pt" style:font-name-asian="Verdana" style:font-size-asian="8pt" style:font-name-complex="Verdana"/>
    </style:style>
    <style:style style:name="P276" style:family="paragraph" style:parent-style-name="Standard">
      <style:paragraph-properties fo:margin-left="0.318cm" fo:margin-right="9.631cm" fo:line-height="127%" fo:text-indent="2.034cm" style:auto-text-indent="false"/>
    </style:style>
    <style:style style:name="P277" style:family="paragraph" style:parent-style-name="Standard">
      <style:paragraph-properties fo:margin-left="2.364cm" fo:margin-right="0cm" style:line-height-at-least="0cm" fo:text-indent="0cm" style:auto-text-indent="false"/>
      <style:text-properties style:font-name="Courier New" fo:font-size="19pt" style:font-name-asian="Courier New" style:font-size-asian="19pt" style:font-name-complex="Courier New"/>
    </style:style>
    <style:style style:name="P278" style:family="paragraph" style:parent-style-name="Standard" style:list-style-name="WW8Num15">
      <style:paragraph-properties fo:margin-left="1.341cm" fo:margin-right="0cm" style:line-height-at-least="0cm" fo:text-indent="-1.027cm" style:auto-text-indent="false">
        <style:tab-stops>
          <style:tab-stop style:position="1.341cm"/>
        </style:tab-stops>
      </style:paragraph-properties>
    </style:style>
    <style:style style:name="P279" style:family="paragraph" style:parent-style-name="Standard" style:list-style-name="WW8Num31">
      <style:paragraph-properties fo:margin-left="1.341cm" fo:margin-right="0cm" style:line-height-at-least="0cm" fo:text-indent="-1.027cm" style:auto-text-indent="false">
        <style:tab-stops>
          <style:tab-stop style:position="1.341cm"/>
        </style:tab-stops>
      </style:paragraph-properties>
    </style:style>
    <style:style style:name="P280" style:family="paragraph" style:parent-style-name="Standard" style:list-style-name="WW8Num15">
      <style:paragraph-properties fo:margin-left="1.341cm" fo:margin-right="0cm" style:line-height-at-least="0cm" fo:text-indent="-1.027cm" style:auto-text-indent="false">
        <style:tab-stops>
          <style:tab-stop style:position="1.341cm"/>
        </style:tab-stops>
      </style:paragraph-properties>
      <style:text-properties style:font-name="Courier New" fo:font-size="19pt" style:font-name-asian="Courier New" style:font-size-asian="19pt" style:font-name-complex="Courier New"/>
    </style:style>
    <style:style style:name="P281" style:family="paragraph" style:parent-style-name="Standard" style:list-style-name="WW8Num18">
      <style:paragraph-properties fo:margin-left="1.341cm" fo:margin-right="0cm" style:line-height-at-least="0cm" fo:text-indent="-1.027cm" style:auto-text-indent="false">
        <style:tab-stops>
          <style:tab-stop style:position="1.341cm"/>
        </style:tab-stops>
      </style:paragraph-properties>
      <style:text-properties style:font-name="Courier New" fo:font-size="16pt" style:font-name-asian="Courier New" style:font-size-asian="16pt" style:font-name-complex="Courier New"/>
    </style:style>
    <style:style style:name="P282" style:family="paragraph" style:parent-style-name="Standard" style:list-style-name="WW8Num18">
      <style:paragraph-properties fo:margin-left="1.341cm" fo:margin-right="0cm" style:line-height-at-least="0cm" fo:text-indent="-1.027cm" style:auto-text-indent="false">
        <style:tab-stops>
          <style:tab-stop style:position="1.341cm"/>
        </style:tab-stops>
      </style:paragraph-properties>
      <style:text-properties style:font-name="Courier New" fo:font-size="16pt" fo:language="en" fo:country="CA" style:font-name-asian="Courier New" style:font-size-asian="16pt" style:font-name-complex="Courier New"/>
    </style:style>
    <style:style style:name="P283" style:family="paragraph" style:parent-style-name="Standard" style:list-style-name="WW8Num18">
      <style:paragraph-properties fo:margin-left="1.341cm" fo:margin-right="0cm" style:line-height-at-least="0cm" fo:text-indent="-1.027cm" style:auto-text-indent="false">
        <style:tab-stops>
          <style:tab-stop style:position="1.341cm"/>
        </style:tab-stops>
      </style:paragraph-properties>
      <style:text-properties style:font-name="Verdana" fo:font-size="16pt" style:font-name-asian="Verdana" style:font-size-asian="16pt" style:font-name-complex="Verdana"/>
    </style:style>
    <style:style style:name="P284" style:family="paragraph" style:parent-style-name="Standard" style:list-style-name="WW8Num18">
      <style:paragraph-properties fo:margin-left="1.341cm" fo:margin-right="0cm" style:line-height-at-least="0cm" fo:text-indent="-1.027cm" style:auto-text-indent="false">
        <style:tab-stops>
          <style:tab-stop style:position="1.341cm"/>
        </style:tab-stops>
      </style:paragraph-properties>
      <style:text-properties style:font-name="Verdana" fo:font-size="16pt" style:font-name-asian="Verdana" style:font-size-asian="16pt" style:font-name-complex="Verdana" fo:background-color="#ffff00"/>
    </style:style>
    <style:style style:name="P285" style:family="paragraph" style:parent-style-name="Standard" style:list-style-name="WW8Num34">
      <style:paragraph-properties fo:margin-left="1.341cm" fo:margin-right="0cm" style:line-height-at-least="0cm" fo:text-indent="-1.027cm" style:auto-text-indent="false">
        <style:tab-stops>
          <style:tab-stop style:position="1.341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86" style:family="paragraph" style:parent-style-name="Standard" style:list-style-name="WW8Num17">
      <style:paragraph-properties fo:margin-left="0.318cm" fo:margin-right="7.549cm" fo:line-height="120%" fo:text-indent="-0.004cm" style:auto-text-indent="false">
        <style:tab-stops>
          <style:tab-stop style:position="0.677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287" style:family="paragraph" style:parent-style-name="Standard">
      <style:paragraph-properties fo:margin-left="1.094cm" fo:margin-right="0cm" style:line-height-at-least="0cm" fo:text-indent="0cm" style:auto-text-indent="false"/>
    </style:style>
    <style:style style:name="P288" style:family="paragraph" style:parent-style-name="Standard">
      <style:paragraph-properties fo:margin-left="1.094cm" fo:margin-right="0cm" style:line-height-at-least="0cm" fo:text-indent="0cm" style:auto-text-indent="false"/>
      <style:text-properties style:font-name="Courier New" fo:font-size="19pt" fo:language="en" fo:country="CA" style:font-name-asian="Courier New" style:font-size-asian="19pt" style:font-name-complex="Courier New"/>
    </style:style>
    <style:style style:name="P289" style:family="paragraph" style:parent-style-name="Standard">
      <style:paragraph-properties fo:margin-left="1.094cm" fo:margin-right="0cm" style:line-height-at-least="0cm" fo:text-indent="0cm" style:auto-text-indent="false"/>
      <style:text-properties style:font-name="Courier New" fo:font-size="19pt" style:font-name-asian="Courier New" style:font-size-asian="19pt" style:font-name-complex="Courier New"/>
    </style:style>
    <style:style style:name="P290" style:family="paragraph" style:parent-style-name="Standard">
      <style:paragraph-properties fo:margin-left="1.094cm" fo:margin-right="0cm" style:line-height-at-least="0cm" fo:text-indent="0cm" style:auto-text-indent="false"/>
      <style:text-properties style:font-name="Courier New" fo:font-size="16pt" style:font-name-asian="Courier New" style:font-size-asian="16pt" style:font-name-complex="Courier New"/>
    </style:style>
    <style:style style:name="P291" style:family="paragraph" style:parent-style-name="Standard">
      <style:paragraph-properties fo:margin-left="1.094cm" fo:margin-right="0cm" style:line-height-at-least="0cm" fo:text-indent="0cm" style:auto-text-indent="false"/>
      <style:text-properties fo:color="#808080" style:font-name="Courier New" fo:font-size="16pt" style:font-name-asian="Courier New" style:font-size-asian="16pt" style:font-name-complex="Courier New"/>
    </style:style>
    <style:style style:name="P292" style:family="paragraph" style:parent-style-name="Standard">
      <style:paragraph-properties fo:margin-left="0.212cm" fo:margin-right="0cm" style:line-height-at-least="0cm" fo:text-indent="0cm" style:auto-text-indent="false"/>
      <style:text-properties fo:color="#cc0000" style:font-name="Verdana" fo:font-size="31.5pt" fo:font-weight="bold" style:font-name-asian="Verdana" style:font-size-asian="31.5pt" style:font-weight-asian="bold" style:font-name-complex="Verdana"/>
    </style:style>
    <style:style style:name="P293" style:family="paragraph" style:parent-style-name="Standard" style:list-style-name="WW8Num22">
      <style:paragraph-properties fo:margin-left="0.67cm" fo:margin-right="1.023cm" fo:line-height="105%" fo:text-indent="-0.356cm" style:auto-text-indent="false">
        <style:tab-stops>
          <style:tab-stop style:position="0.67cm"/>
        </style:tab-stops>
      </style:paragraph-properties>
    </style:style>
    <style:style style:name="P294" style:family="paragraph" style:parent-style-name="Standard" style:list-style-name="WW8Num22">
      <style:paragraph-properties fo:margin-left="1.446cm" fo:margin-right="1.199cm" fo:line-height="110%" fo:text-indent="-0.349cm" style:auto-text-indent="false">
        <style:tab-stops>
          <style:tab-stop style:position="1.446cm"/>
        </style:tab-stops>
      </style:paragraph-properties>
    </style:style>
    <style:style style:name="P295" style:family="paragraph" style:parent-style-name="Standard">
      <style:paragraph-properties fo:margin-left="0.67cm" fo:margin-right="9.243cm" fo:line-height="125%" fo:text-indent="-0.358cm" style:auto-text-indent="false"/>
      <style:text-properties style:font-name="Courier New" fo:font-size="19pt" fo:language="en" fo:country="CA" style:font-name-asian="Courier New" style:font-size-asian="19pt" style:font-name-complex="Courier New"/>
    </style:style>
    <style:style style:name="P296" style:family="paragraph" style:parent-style-name="Standard" style:list-style-name="WW8Num26">
      <style:paragraph-properties fo:margin-left="0.318cm" fo:margin-right="3.069cm" fo:line-height="117%" fo:text-indent="-0.004cm" style:auto-text-indent="false">
        <style:tab-stops>
          <style:tab-stop style:position="0.677cm"/>
        </style:tab-stops>
      </style:paragraph-properties>
    </style:style>
    <style:style style:name="P297" style:family="paragraph" style:parent-style-name="Standard">
      <style:paragraph-properties fo:margin-left="0.318cm" fo:margin-right="10.231cm" fo:line-height="120%" fo:text-indent="0cm" style:auto-text-indent="false"/>
      <style:text-properties style:font-name="Verdana" fo:font-size="19pt" style:font-name-asian="Verdana" style:font-size-asian="19pt" style:font-name-complex="Verdana"/>
    </style:style>
    <style:style style:name="P298" style:family="paragraph" style:parent-style-name="Standard">
      <style:paragraph-properties fo:margin-left="0.318cm" fo:margin-right="12.171cm" fo:line-height="130%" fo:text-indent="0cm" style:auto-text-indent="false"/>
      <style:text-properties style:font-name="Verdana" fo:font-size="19pt" style:font-name-asian="Verdana" style:font-size-asian="19pt" style:font-name-complex="Verdana"/>
    </style:style>
    <style:style style:name="P299" style:family="paragraph" style:parent-style-name="Standard" style:list-style-name="WW8Num27">
      <style:paragraph-properties fo:margin-left="1.164cm" fo:margin-right="3.034cm" fo:line-height="110%" fo:text-indent="-0.85cm" style:auto-text-indent="false">
        <style:tab-stops>
          <style:tab-stop style:position="1.164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300" style:family="paragraph" style:parent-style-name="Standard" style:list-style-name="WW8Num28">
      <style:paragraph-properties fo:margin-left="1.164cm" fo:margin-right="1.129cm" fo:line-height="105%" fo:text-indent="-0.85cm" style:auto-text-indent="false">
        <style:tab-stops>
          <style:tab-stop style:position="1.164cm"/>
        </style:tab-stops>
      </style:paragraph-properties>
    </style:style>
    <style:style style:name="P301" style:family="paragraph" style:parent-style-name="Standard" style:list-style-name="WW8Num28">
      <style:paragraph-properties fo:margin-left="1.164cm" fo:margin-right="1.482cm" fo:line-height="105%" fo:text-indent="-0.85cm" style:auto-text-indent="false">
        <style:tab-stops>
          <style:tab-stop style:position="1.164cm"/>
        </style:tab-stops>
      </style:paragraph-properties>
    </style:style>
    <style:style style:name="P302" style:family="paragraph" style:parent-style-name="Standard" style:list-style-name="WW8Num29">
      <style:paragraph-properties fo:margin-left="1.164cm" fo:margin-right="3.457cm" fo:line-height="105%" fo:text-indent="-0.85cm" style:auto-text-indent="false">
        <style:tab-stops>
          <style:tab-stop style:position="1.164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303" style:family="paragraph" style:parent-style-name="Standard" style:list-style-name="WW8Num29">
      <style:paragraph-properties fo:margin-left="1.164cm" fo:margin-right="0cm" style:line-height-at-least="0cm" fo:text-indent="-0.85cm" style:auto-text-indent="false">
        <style:tab-stops>
          <style:tab-stop style:position="1.164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304" style:family="paragraph" style:parent-style-name="Standard" style:list-style-name="WW8Num31">
      <style:paragraph-properties fo:margin-left="1.446cm" fo:margin-right="1.023cm" fo:line-height="105%" fo:text-indent="-0.349cm" style:auto-text-indent="false">
        <style:tab-stops>
          <style:tab-stop style:position="1.446cm"/>
        </style:tab-stops>
      </style:paragraph-properties>
    </style:style>
    <style:style style:name="P305" style:family="paragraph" style:parent-style-name="Standard">
      <style:paragraph-properties fo:margin-left="1.446cm" fo:margin-right="0cm" style:line-height-at-least="0cm" fo:text-indent="0cm" style:auto-text-indent="false"/>
      <style:text-properties style:font-name="Courier New" fo:font-size="16pt" style:font-name-asian="Courier New" style:font-size-asian="16pt" style:font-name-complex="Courier New"/>
    </style:style>
    <style:style style:name="P306" style:family="paragraph" style:parent-style-name="Standard" style:list-style-name="WW8Num36">
      <style:paragraph-properties fo:margin-left="2.928cm" fo:margin-right="0cm" style:line-height-at-least="0cm" fo:text-indent="-0.326cm" style:auto-text-indent="false">
        <style:tab-stops>
          <style:tab-stop style:position="2.928cm"/>
        </style:tab-stops>
      </style:paragraph-properties>
    </style:style>
    <style:style style:name="P307" style:family="paragraph" style:parent-style-name="Standard" style:list-style-name="WW8Num36">
      <style:paragraph-properties fo:margin-left="2.928cm" fo:margin-right="0cm" style:line-height-at-least="0cm" fo:text-indent="-0.326cm" style:auto-text-indent="false">
        <style:tab-stops>
          <style:tab-stop style:position="2.928cm"/>
        </style:tab-stops>
      </style:paragraph-properties>
      <style:text-properties style:font-name="Verdana" fo:font-size="19pt" style:font-name-asian="Verdana" style:font-size-asian="19pt" style:font-name-complex="Verdana"/>
    </style:style>
    <style:style style:name="P308" style:family="paragraph" style:parent-style-name="Standard">
      <style:paragraph-properties fo:margin-left="0.318cm" fo:margin-right="2.54cm" fo:line-height="120%" fo:text-indent="0cm" style:auto-text-indent="false"/>
      <style:text-properties style:font-name="Verdana" fo:font-size="19pt" style:font-name-asian="Verdana" style:font-size-asian="19pt" style:font-name-complex="Verdana"/>
    </style:style>
    <style:style style:name="P309" style:family="paragraph" style:parent-style-name="Standard">
      <style:paragraph-properties fo:margin-left="0.318cm" fo:margin-right="1.446cm" fo:line-height="117%" fo:text-indent="0cm" style:auto-text-indent="false"/>
    </style:style>
    <style:style style:name="P310" style:family="paragraph" style:parent-style-name="Standard">
      <style:paragraph-properties fo:margin-left="0.318cm" fo:margin-right="8.537cm" fo:line-height="130%" fo:text-indent="0cm" style:auto-text-indent="false"/>
    </style:style>
    <style:style style:name="P311" style:family="paragraph" style:parent-style-name="Standard" style:list-style-name="WW8Num42">
      <style:paragraph-properties fo:margin-left="0.318cm" fo:margin-right="10.548cm" fo:line-height="116%" fo:text-indent="-0.004cm" style:auto-text-indent="false">
        <style:tab-stops>
          <style:tab-stop style:position="0.677cm"/>
        </style:tab-stops>
      </style:paragraph-properties>
    </style:style>
    <style:style style:name="P312" style:family="paragraph" style:parent-style-name="Standard" style:master-page-name="Standard">
      <style:paragraph-properties fo:line-height="0.353cm" style:page-number="auto"/>
      <style:text-properties style:font-name="Times New Roman" fo:font-size="12pt" style:font-name-asian="Times New Roman" style:font-size-asian="12pt" style:font-name-complex="Times New Roman"/>
    </style:style>
    <style:style style:name="P313" style:family="paragraph" style:parent-style-name="Standard" style:master-page-name="Conversion_20_1">
      <style:paragraph-properties fo:line-height="0.353cm" style:page-number="auto"/>
      <style:text-properties style:font-name="Times New Roman" fo:font-size="8pt" fo:font-weight="bold" style:font-name-asian="Times New Roman" style:font-size-asian="8pt" style:font-weight-asian="bold" style:font-name-complex="Times New Roman"/>
    </style:style>
    <style:style style:name="P314" style:family="paragraph" style:parent-style-name="Standard" style:master-page-name="Conversion_20_2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15" style:family="paragraph" style:parent-style-name="Standard" style:master-page-name="Conversion_20_3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16" style:family="paragraph" style:parent-style-name="Standard" style:master-page-name="Conversion_20_4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17" style:family="paragraph" style:parent-style-name="Standard" style:master-page-name="Conversion_20_5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18" style:family="paragraph" style:parent-style-name="Standard" style:master-page-name="Conversion_20_6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19" style:family="paragraph" style:parent-style-name="Standard" style:master-page-name="Conversion_20_7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20" style:family="paragraph" style:parent-style-name="Standard" style:master-page-name="Conversion_20_8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21" style:family="paragraph" style:parent-style-name="Standard" style:master-page-name="Conversion_20_9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22" style:family="paragraph" style:parent-style-name="Standard" style:master-page-name="Conversion_20_10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23" style:family="paragraph" style:parent-style-name="Standard" style:master-page-name="Conversion_20_11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24" style:family="paragraph" style:parent-style-name="Standard" style:master-page-name="Conversion_20_12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25" style:family="paragraph" style:parent-style-name="Standard" style:master-page-name="Conversion_20_13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26" style:family="paragraph" style:parent-style-name="Standard" style:master-page-name="Conversion_20_14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27" style:family="paragraph" style:parent-style-name="Standard" style:master-page-name="Conversion_20_15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28" style:family="paragraph" style:parent-style-name="Standard" style:master-page-name="Conversion_20_16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29" style:family="paragraph" style:parent-style-name="Standard" style:master-page-name="Conversion_20_17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30" style:family="paragraph" style:parent-style-name="Standard" style:master-page-name="Conversion_20_18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31" style:family="paragraph" style:parent-style-name="Standard" style:master-page-name="Conversion_20_19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32" style:family="paragraph" style:parent-style-name="Standard" style:master-page-name="Conversion_20_20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33" style:family="paragraph" style:parent-style-name="Standard" style:master-page-name="Conversion_20_21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34" style:family="paragraph" style:parent-style-name="Standard" style:master-page-name="Conversion_20_22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35" style:family="paragraph" style:parent-style-name="Standard" style:master-page-name="Conversion_20_23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36" style:family="paragraph" style:parent-style-name="Standard" style:master-page-name="Conversion_20_24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37" style:family="paragraph" style:parent-style-name="Standard" style:master-page-name="Conversion_20_25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38" style:family="paragraph" style:parent-style-name="Standard" style:master-page-name="Conversion_20_26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39" style:family="paragraph" style:parent-style-name="Standard" style:master-page-name="Conversion_20_27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40" style:family="paragraph" style:parent-style-name="Standard" style:master-page-name="Conversion_20_28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41" style:family="paragraph" style:parent-style-name="Standard" style:master-page-name="Conversion_20_29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42" style:family="paragraph" style:parent-style-name="Standard" style:master-page-name="Conversion_20_30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P343" style:family="paragraph" style:parent-style-name="Standard" style:master-page-name="Conversion_20_31">
      <style:paragraph-properties fo:line-height="0.353cm" style:page-number="auto"/>
      <style:text-properties style:font-name="Times New Roman" fo:font-size="4.5pt" style:font-name-asian="Times New Roman" style:font-size-asian="4.5pt" style:font-name-complex="Times New Roman"/>
    </style:style>
    <style:style style:name="T1" style:family="text">
      <style:text-properties fo:font-size="12pt" style:font-size-asian="12pt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size="19pt" style:font-name-asian="Times New Roman" style:font-size-asian="19pt" style:font-name-complex="Times New Roman"/>
    </style:style>
    <style:style style:name="T4" style:family="text">
      <style:text-properties style:font-name="Times New Roman" fo:font-size="19pt" fo:language="en" fo:country="CA" style:font-name-asian="Times New Roman" style:font-size-asian="19pt" style:font-name-complex="Times New Roman"/>
    </style:style>
    <style:style style:name="T5" style:family="text">
      <style:text-properties style:font-name="Times New Roman" fo:font-size="16pt" style:font-name-asian="Times New Roman" style:font-size-asian="16pt" style:font-name-complex="Times New Roman"/>
    </style:style>
    <style:style style:name="T6" style:family="text">
      <style:text-properties style:font-name="Times New Roman" fo:font-size="4.5pt" style:font-name-asian="Times New Roman" style:font-size-asian="4.5pt" style:font-name-complex="Times New Roman"/>
    </style:style>
    <style:style style:name="T7" style:family="text">
      <style:text-properties fo:color="#cc0000" style:font-name="Times New Roman" fo:font-size="19pt" fo:font-weight="bold" style:font-name-asian="Times New Roman" style:font-size-asian="19pt" style:font-weight-asian="bold" style:font-name-complex="Times New Roman"/>
    </style:style>
    <style:style style:name="T8" style:family="text">
      <style:text-properties fo:color="#cc0000" fo:font-weight="bold" style:font-weight-asian="bold"/>
    </style:style>
    <style:style style:name="T9" style:family="text">
      <style:text-properties fo:color="#cc0000" style:font-name="Courier New" fo:font-size="19pt" fo:font-weight="bold" style:font-name-asian="Courier New" style:font-size-asian="19pt" style:font-weight-asian="bold" style:font-name-complex="Courier New"/>
    </style:style>
    <style:style style:name="T10" style:family="text">
      <style:text-properties fo:color="#cc0000" style:font-name="Courier New" fo:font-size="19pt" fo:language="en" fo:country="CA" fo:font-weight="bold" style:font-name-asian="Courier New" style:font-size-asian="19pt" style:font-weight-asian="bold" style:font-name-complex="Courier New"/>
    </style:style>
    <style:style style:name="T11" style:family="text">
      <style:text-properties fo:color="#cc0000" style:font-name="Verdana" fo:font-size="19pt" fo:font-weight="bold" style:font-name-asian="Verdana" style:font-size-asian="19pt" style:font-weight-asian="bold" style:font-name-complex="Verdana"/>
    </style:style>
    <style:style style:name="T12" style:family="text">
      <style:text-properties fo:color="#cc0000" style:font-name="Verdana" fo:font-size="19pt" fo:language="en" fo:country="CA" fo:font-weight="bold" style:font-name-asian="Verdana" style:font-size-asian="19pt" style:font-weight-asian="bold" style:font-name-complex="Verdana"/>
    </style:style>
    <style:style style:name="T13" style:family="text">
      <style:text-properties style:font-name="Verdana" fo:font-size="19pt" style:font-name-asian="Verdana" style:font-size-asian="19pt" style:font-name-complex="Verdana"/>
    </style:style>
    <style:style style:name="T14" style:family="text">
      <style:text-properties style:font-name="Verdana" fo:font-size="19pt" style:font-name-asian="Verdana" style:font-size-asian="19pt" style:font-name-complex="Verdana" fo:background-color="#ffff00"/>
    </style:style>
    <style:style style:name="T15" style:family="text">
      <style:text-properties style:font-name="Verdana" fo:font-size="16pt" style:font-name-asian="Verdana" style:font-size-asian="16pt" style:font-name-complex="Verdana"/>
    </style:style>
    <style:style style:name="T16" style:family="text">
      <style:text-properties style:font-name="Verdana" fo:font-size="16pt" style:font-name-asian="Verdana" style:font-size-asian="16pt" style:font-name-complex="Verdana" fo:background-color="#ffff00"/>
    </style:style>
    <style:style style:name="T17" style:family="text">
      <style:text-properties style:font-name="Verdana" fo:font-size="18.5pt" style:font-name-asian="Verdana" style:font-size-asian="18.5pt" style:font-name-complex="Verdana"/>
    </style:style>
    <style:style style:name="T18" style:family="text">
      <style:text-properties style:font-name="Courier New" fo:font-size="19pt" style:font-name-asian="Courier New" style:font-size-asian="19pt" style:font-name-complex="Courier New"/>
    </style:style>
    <style:style style:name="T19" style:family="text">
      <style:text-properties style:font-name="Courier New" fo:font-size="19pt" fo:language="en" fo:country="CA" style:font-name-asian="Courier New" style:font-size-asian="19pt" style:font-name-complex="Courier New"/>
    </style:style>
    <style:style style:name="T20" style:family="text">
      <style:text-properties style:font-name="Courier New" fo:font-size="18.5pt" style:font-name-asian="Courier New" style:font-size-asian="18.5pt" style:font-name-complex="Courier New"/>
    </style:style>
    <style:style style:name="T21" style:family="text">
      <style:text-properties fo:color="#7f7f7f"/>
    </style:style>
    <style:style style:name="T22" style:family="text">
      <style:text-properties fo:color="#7f7f7f" style:font-name="Verdana" fo:font-size="19pt" style:font-name-asian="Verdana" style:font-size-asian="19pt" style:font-name-complex="Verdana"/>
    </style:style>
    <style:style style:name="T23" style:family="text">
      <style:text-properties fo:color="#7f7f7f" style:font-name="Verdana" fo:font-size="19pt" style:text-underline-style="solid" style:text-underline-width="auto" style:text-underline-color="font-color" style:font-name-asian="Verdana" style:font-size-asian="19pt" style:font-name-complex="Verdana"/>
    </style:style>
    <style:style style:name="T24" style:family="text">
      <style:text-properties fo:color="#7f7f7f" style:font-name="Times New Roman" fo:font-size="19pt" style:font-name-asian="Times New Roman" style:font-size-asian="19pt" style:font-name-complex="Times New Roman"/>
    </style:style>
    <style:style style:name="T25" style:family="text">
      <style:text-properties fo:color="#7f7f7f" style:font-name="Courier New" fo:font-size="19pt" style:font-name-asian="Courier New" style:font-size-asian="19pt" style:font-name-complex="Courier New"/>
    </style:style>
    <style:style style:name="T26" style:family="text">
      <style:text-properties fo:color="#7f7f7f" style:font-name="Courier New" fo:font-size="19pt" style:text-underline-style="solid" style:text-underline-width="auto" style:text-underline-color="font-color" style:font-name-asian="Courier New" style:font-size-asian="19pt" style:font-name-complex="Courier New"/>
    </style:style>
    <style:style style:name="T27" style:family="text">
      <style:text-properties fo:color="#7f7f7f" style:font-name="Courier New" fo:font-size="19pt" fo:language="en" fo:country="CA" style:font-name-asian="Courier New" style:font-size-asian="19pt" style:font-name-complex="Courier New"/>
    </style:style>
    <style:style style:name="T28" style:family="text">
      <style:text-properties fo:color="#7f7f7f" style:font-name="Courier New" fo:font-size="19pt" fo:language="en" fo:country="CA" style:text-underline-style="solid" style:text-underline-width="auto" style:text-underline-color="font-color" style:font-name-asian="Courier New" style:font-size-asian="19pt" style:font-name-complex="Courier New"/>
    </style:style>
    <style:style style:name="T29" style:family="text">
      <style:text-properties fo:color="#808080" style:font-name="Times New Roman" fo:font-size="19pt" style:font-name-asian="Times New Roman" style:font-size-asian="19pt" style:font-name-complex="Times New Roman"/>
    </style:style>
    <style:style style:name="T30" style:family="text">
      <style:text-properties fo:color="#808080" style:font-name="Verdana" fo:font-size="19pt" style:font-name-asian="Verdana" style:font-size-asian="19pt" style:font-name-complex="Verdana"/>
    </style:style>
    <style:style style:name="T31" style:family="text">
      <style:text-properties fo:color="#808080" style:font-name="Courier New" fo:font-size="19pt" style:font-name-asian="Courier New" style:font-size-asian="19pt" style:font-name-complex="Courier New"/>
    </style:style>
    <style:style style:name="T32" style:family="text">
      <style:text-properties style:font-name="Wingdings" fo:font-size="19pt" style:font-name-asian="Wingdings" style:font-size-asian="19pt" style:font-name-complex="Wingdings"/>
    </style:style>
    <style:style style:name="T33" style:family="text">
      <style:text-properties style:font-name="Wingdings" fo:font-size="18.5pt" style:font-name-asian="Wingdings" style:font-size-asian="18.5pt" style:font-name-complex="Wingdings"/>
    </style:style>
    <style:style style:name="T34" style:family="text">
      <style:text-properties fo:color="#000000" style:font-name="Verdana" fo:font-size="19pt" style:font-name-asian="Verdana" style:font-size-asian="19pt" style:font-name-complex="Verdana"/>
    </style:style>
    <style:style style:name="T35" style:family="text">
      <style:text-properties fo:color="#000000" style:font-name="Wingdings" fo:font-size="19pt" style:font-name-asian="Wingdings" style:font-size-asian="19pt" style:font-name-complex="Wingdings"/>
    </style:style>
    <style:style style:name="T36" style:family="text">
      <style:text-properties fo:language="en" fo:country="CA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2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50">Base de données</text:p>
      <text:p text:style-name="P104"/>
      <text:p text:style-name="P150">IFT-2004</text:p>
      <text:p text:style-name="P105"/>
      <text:p text:style-name="P105"/>
      <text:p text:style-name="P105"/>
      <text:p text:style-name="P1"/>
      <text:p text:style-name="P3"/>
      <text:p text:style-name="P151">Connolly et Begg - Chapitres 6</text:p>
      <text:p text:style-name="P6"/>
      <text:p text:style-name="P151">Manipulation de données</text:p>
      <text:p text:style-name="P7"/>
      <text:p text:style-name="P7"/>
      <text:p text:style-name="P7"/>
      <text:p text:style-name="P1"/>
      <text:p text:style-name="P4"/>
      <text:p text:style-name="P152">Marc Philippe Parent</text:p>
      <text:section text:style-name="Sect1" text:name="Section1"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5"/>
        <text:p text:style-name="P153">Département d’informatique</text:p>
        <text:p text:style-name="P8"/>
        <text:p text:style-name="P154">et de génie logiciel</text:p>
      </text:section>
      <text:p text:style-name="P313"><text:bookmark text:name="page2"/></text:p>
      <text:p text:style-name="P9"/>
      <text:p text:style-name="P9"/>
      <text:p text:style-name="P11"/>
      <text:p text:style-name="P11"/>
      <text:p text:style-name="P12"/>
      <text:p text:style-name="P158">Chapitre 6 - Objectifs</text:p>
      <text:p text:style-name="P106"/>
      <text:p text:style-name="P107"/>
      <text:list xml:id="list4122811754" text:style-name="WW8Num1">
        <text:list-item>
          <text:p text:style-name="P165"><text:span text:style-name="T13">Grouper des données avec le </text:span><text:span text:style-name="T18">group by</text:span><text:span text:style-name="T13"> et le </text:span><text:span text:style-name="T18">having</text:span></text:p>
        </text:list-item>
      </text:list>
      <text:p text:style-name="P32"/>
      <text:list xml:id="list122505508425314" text:continue-numbering="true" text:style-name="WW8Num1">
        <text:list-item>
          <text:p text:style-name="P184">Comment récupérer des données d’une BD</text:p>
        </text:list-item>
      </text:list>
      <text:p text:style-name="P33"/>
      <text:list xml:id="list122504782064868" text:continue-numbering="true" text:style-name="WW8Num1">
        <text:list-item>
          <text:list>
            <text:list-item>
              <text:p text:style-name="P243">Utiliser les sous-requêtes</text:p>
            </text:list-item>
          </text:list>
        </text:list-item>
      </text:list>
      <text:p text:style-name="P34"/>
      <text:list xml:id="list122505444150359" text:continue-numbering="true" text:style-name="WW8Num1">
        <text:list-item>
          <text:list>
            <text:list-item>
              <text:p text:style-name="P243">Joindre des tables ensemble</text:p>
            </text:list-item>
          </text:list>
        </text:list-item>
      </text:list>
      <text:p text:style-name="P35"/>
      <text:list xml:id="list122505462408323" text:continue-numbering="true" text:style-name="WW8Num1">
        <text:list-item>
          <text:list>
            <text:list-item>
              <text:p text:style-name="P255">union, intersect, except</text:p>
            </text:list-item>
          </text:list>
        </text:list-item>
      </text:list>
      <text:p text:style-name="P36"/>
      <text:list xml:id="list122505258910304" text:continue-numbering="true" text:style-name="WW8Num1">
        <text:list-item>
          <text:p text:style-name="P184">Utilité des vues</text:p>
        </text:list-item>
      </text:list>
      <text:p text:style-name="P33"/>
      <text:list xml:id="list122505205038074" text:continue-numbering="true" text:style-name="WW8Num1">
        <text:list-item>
          <text:p text:style-name="P184">Comment créer et effacer les vues avec SQL</text:p>
        </text:list-item>
      </text:list>
      <text:p text:style-name="P34"/>
      <text:list xml:id="list122506254767900" text:continue-numbering="true" text:style-name="WW8Num1">
        <text:list-item>
          <text:p text:style-name="P184">Exécution des opérations sur les vues</text:p>
        </text:list-item>
      </text:list>
      <text:p text:style-name="P37"/>
      <text:list xml:id="list122504643196256" text:continue-numbering="true" text:style-name="WW8Num1">
        <text:list-item>
          <text:p text:style-name="P184">Sous quelles conditions les vues sont modifiables</text:p>
        </text:list-item>
      </text:list>
      <text:p text:style-name="P38"/>
      <text:list xml:id="list122504874287618" text:continue-numbering="true" text:style-name="WW8Num1">
        <text:list-item>
          <text:p text:style-name="P184">Avantages et désavantages des vues.</text:p>
        </text:list-item>
      </text:list>
      <text:section text:style-name="Sect1" text:name="Section2">
        <text:p text:style-name="P39"/>
        <text:p text:style-name="P39"/>
        <text:p text:style-name="P39"/>
        <text:p text:style-name="P13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60">Connolly et Begg Database systems 6th</text:p>
            </table:table-cell>
            <table:table-cell table:style-name="Tableau1.A1" table:number-rows-spanned="2" office:value-type="string">
              <text:p text:style-name="P119">2</text:p>
            </table:table-cell>
          </table:table-row>
          <table:table-row table:style-name="Tableau1.2">
            <table:table-cell table:style-name="Tableau1.A1" table:number-rows-spanned="2" office:value-type="string">
              <text:p text:style-name="P261">Département d’informatique et de génie logiciel – Marc Philippe Parent</text:p>
            </table:table-cell>
            <table:covered-table-cell/>
          </table:table-row>
          <table:table-row table:style-name="Tableau1.3">
            <table:covered-table-cell/>
            <table:table-cell table:style-name="Tableau1.A1" office:value-type="string">
              <text:p text:style-name="P91"/>
            </table:table-cell>
          </table:table-row>
        </table:table>
      </text:section>
      <text:p text:style-name="P314"><text:bookmark text:name="page3"/></text:p>
      <text:p text:style-name="P92"/>
      <text:p text:style-name="P92"/>
      <text:p text:style-name="P11"/>
      <text:p text:style-name="P11"/>
      <text:p text:style-name="P12"/>
      <text:p text:style-name="P158">Requête select - regroupement</text:p>
      <text:p text:style-name="P106"/>
      <text:p text:style-name="P108"/>
      <text:list xml:id="list2474615248" text:style-name="WW8Num2">
        <text:list-item>
          <text:p text:style-name="P214">group by</text:p>
        </text:list-item>
      </text:list>
      <text:p text:style-name="P40"/>
      <text:list xml:id="list122506250274565" text:continue-numbering="true" text:style-name="WW8Num2">
        <text:list-item>
          <text:list>
            <text:list-item>
              <text:p text:style-name="P224"><text:span text:style-name="T22">___</text:span><text:span text:style-name="T23">sous-totaux</text:span><text:span text:style-name="T22">________</text:span></text:p>
            </text:list-item>
          </text:list>
        </text:list-item>
      </text:list>
      <text:p text:style-name="P127"/>
      <text:list xml:id="list122505650289149" text:continue-numbering="true" text:style-name="WW8Num2">
        <text:list-item>
          <text:p text:style-name="P166"><text:span text:style-name="T18">select </text:span><text:span text:style-name="T13">et</text:span><text:span text:style-name="T18"> group by </text:span><text:span text:style-name="T13">intègrent</text:span></text:p>
        </text:list-item>
      </text:list>
      <text:p text:style-name="P41"/>
      <text:list xml:id="list122504882368701" text:continue-numbering="true" text:style-name="WW8Num2">
        <text:list-item>
          <text:list>
            <text:list-item>
              <text:p text:style-name="P244">Valeur unique par groupe</text:p>
            </text:list-item>
          </text:list>
        </text:list-item>
      </text:list>
      <text:p text:style-name="P42"/>
      <text:list xml:id="list122506457379114" text:continue-numbering="true" text:style-name="WW8Num2">
        <text:list-item>
          <text:p text:style-name="P166"><text:span text:style-name="T13">Clause </text:span><text:span text:style-name="T25">__</text:span><text:span text:style-name="T26">select</text:span><text:span text:style-name="T25">____</text:span><text:span text:style-name="T13"> seulement</text:span></text:p>
        </text:list-item>
      </text:list>
      <text:p text:style-name="P43"/>
      <text:list xml:id="list122506459241716" text:continue-numbering="true" text:style-name="WW8Num2">
        <text:list-item>
          <text:list>
            <text:list-item>
              <text:p text:style-name="P244">Noms de colonnes</text:p>
            </text:list-item>
          </text:list>
        </text:list-item>
      </text:list>
      <text:p text:style-name="P33"/>
      <text:list xml:id="list122505880468764" text:continue-numbering="true" text:style-name="WW8Num2">
        <text:list-item>
          <text:list>
            <text:list-item>
              <text:p text:style-name="P244">Fonctions d’agrégation</text:p>
            </text:list-item>
          </text:list>
        </text:list-item>
      </text:list>
      <text:p text:style-name="P34"/>
      <text:list xml:id="list122506578751557" text:continue-numbering="true" text:style-name="WW8Num2">
        <text:list-item>
          <text:list>
            <text:list-item>
              <text:p text:style-name="P244">Constantes</text:p>
            </text:list-item>
          </text:list>
        </text:list-item>
      </text:list>
      <text:p text:style-name="P37"/>
      <text:list xml:id="list122504860410073" text:continue-numbering="true" text:style-name="WW8Num2">
        <text:list-item>
          <text:list>
            <text:list-item>
              <text:p text:style-name="P244">Expression les combinant.</text:p>
            </text:list-item>
          </text:list>
        </text:list-item>
      </text:list>
      <text:section text:style-name="Sect1" text:name="Section3">
        <text:p text:style-name="P39"/>
        <text:p text:style-name="P39"/>
        <text:p text:style-name="P39"/>
        <text:p text:style-name="P11"/>
        <text:p text:style-name="P11"/>
        <text:p text:style-name="P11"/>
        <text:p text:style-name="P14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P260">Connolly et Begg Database systems 6th</text:p>
            </table:table-cell>
            <table:table-cell table:style-name="Tableau2.A1" table:number-rows-spanned="2" office:value-type="string">
              <text:p text:style-name="P119">3</text:p>
            </table:table-cell>
          </table:table-row>
          <table:table-row table:style-name="Tableau2.2">
            <table:table-cell table:style-name="Tableau2.A1" table:number-rows-spanned="2" office:value-type="string">
              <text:p text:style-name="P261">Département d’informatique et de génie logiciel – Marc Philippe Parent</text:p>
            </table:table-cell>
            <table:covered-table-cell/>
          </table:table-row>
          <table:table-row table:style-name="Tableau2.3">
            <table:covered-table-cell/>
            <table:table-cell table:style-name="Tableau2.A1" office:value-type="string">
              <text:p text:style-name="P91"/>
            </table:table-cell>
          </table:table-row>
        </table:table>
      </text:section>
      <text:p text:style-name="P315"><text:bookmark text:name="page4"/></text:p>
      <text:p text:style-name="P92"/>
      <text:p text:style-name="P92"/>
      <text:p text:style-name="P11"/>
      <text:p text:style-name="P11"/>
      <text:p text:style-name="P12"/>
      <text:p text:style-name="P158">Requête select - regroupement</text:p>
      <text:p text:style-name="P106"/>
      <text:p text:style-name="P107"/>
      <text:list xml:id="list805270748" text:style-name="WW8Num3">
        <text:list-item>
          <text:p text:style-name="P167"><text:span text:style-name="T13">Attributs du </text:span><text:span text:style-name="T25">__</text:span><text:span text:style-name="T26">select</text:span><text:span text:style-name="T25">____</text:span><text:span text:style-name="T13"> doivent apparaître</text:span></text:p>
        </text:list-item>
      </text:list>
      <text:p text:style-name="P44"/>
      <text:list xml:id="list122505220280968" text:continue-numbering="true" text:style-name="WW8Num3">
        <text:list-item>
          <text:list>
            <text:list-item>
              <text:p text:style-name="P225"><text:span text:style-name="T18">group by </text:span><text:span text:style-name="T13">ou</text:span></text:p>
            </text:list-item>
          </text:list>
        </text:list-item>
      </text:list>
      <text:p text:style-name="P45"/>
      <text:list xml:id="list122505572016461" text:continue-numbering="true" text:style-name="WW8Num3">
        <text:list-item>
          <text:list>
            <text:list-item>
              <text:p text:style-name="P245">Fonction d’agrégation</text:p>
            </text:list-item>
          </text:list>
        </text:list-item>
      </text:list>
      <text:p text:style-name="P46"/>
      <text:list xml:id="list122506628578711" text:continue-numbering="true" text:style-name="WW8Num3">
        <text:list-item>
          <text:p text:style-name="P167"><text:span text:style-name="T18">where </text:span><text:span text:style-name="T13">et</text:span><text:span text:style-name="T18"> group by</text:span></text:p>
        </text:list-item>
      </text:list>
      <text:p text:style-name="P262"/>
      <text:list xml:id="list122505820325771" text:continue-numbering="true" text:style-name="WW8Num3">
        <text:list-item>
          <text:p text:style-name="P222"/>
        </text:list-item>
      </text:list>
      <text:p text:style-name="P263">|10:12| : where est appliqué avant le group. </text:p>
      <text:p text:style-name="P47"/>
      <text:list xml:id="list122506418352752" text:continue-numbering="true" text:style-name="WW8Num3">
        <text:list-item>
          <text:p text:style-name="P215">group by</text:p>
        </text:list-item>
      </text:list>
      <text:p text:style-name="P48"/>
      <text:list xml:id="list122506333167575" text:continue-numbering="true" text:style-name="WW8Num3">
        <text:list-item>
          <text:list>
            <text:list-item>
              <text:p text:style-name="P225"><text:span text:style-name="T13">ISO </text:span><text:span text:style-name="T32"></text:span><text:span text:style-name="T13"> </text:span><text:span text:style-name="T25">__</text:span><text:span text:style-name="T26">null</text:span><text:span text:style-name="T25">__</text:span><text:span text:style-name="T13"> sont équivalents</text:span></text:p>
            </text:list-item>
          </text:list>
        </text:list-item>
      </text:list>
      <text:p text:style-name="P265"/>
      <text:list xml:id="list122504710075941" text:continue-numbering="true" text:style-name="WW8Num3">
        <text:list-item>
          <text:list>
            <text:list-item>
              <text:p text:style-name="P257"/>
            </text:list-item>
          </text:list>
        </text:list-item>
      </text:list>
      <text:p text:style-name="P267">|10:12| : faire attention il se peut qui aille des SGBD qui ne font pas ca</text:p>
      <text:p text:style-name="P43"/>
      <text:list xml:id="list122505154304862" text:continue-numbering="true" text:style-name="WW8Num3">
        <text:list-item>
          <text:p text:style-name="P185">Exemple.</text:p>
        </text:list-item>
      </text:list>
      <text:section text:style-name="Sect1" text:name="Section4">
        <text:p text:style-name="P39"/>
        <text:p text:style-name="P39"/>
        <text:p text:style-name="P39"/>
        <text:p text:style-name="P11"/>
        <text:p text:style-name="P11"><text:soft-page-break/></text:p>
        <text:p text:style-name="P11"/>
        <text:p text:style-name="P11"/>
        <text:p text:style-name="P11"/>
        <text:p text:style-name="P11"/>
        <text:p text:style-name="P11"/>
        <text:p text:style-name="P11"/>
        <text:p text:style-name="P15"/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p text:style-name="P260">Connolly et Begg Database systems 6th</text:p>
            </table:table-cell>
            <table:table-cell table:style-name="Tableau3.A1" table:number-rows-spanned="2" office:value-type="string">
              <text:p text:style-name="P119">4</text:p>
            </table:table-cell>
          </table:table-row>
          <table:table-row table:style-name="Tableau3.2">
            <table:table-cell table:style-name="Tableau3.A1" table:number-rows-spanned="2" office:value-type="string">
              <text:p text:style-name="P261">Département d’informatique et de génie logiciel – Marc Philippe Parent</text:p>
            </table:table-cell>
            <table:covered-table-cell/>
          </table:table-row>
          <table:table-row table:style-name="Tableau3.3">
            <table:covered-table-cell/>
            <table:table-cell table:style-name="Tableau3.A1" office:value-type="string">
              <text:p text:style-name="P91"/>
            </table:table-cell>
          </table:table-row>
        </table:table>
      </text:section>
      <text:p text:style-name="P316"><text:bookmark text:name="page5"/></text:p>
      <text:p text:style-name="P92"/>
      <text:p text:style-name="P92"/>
      <text:p text:style-name="P11"/>
      <text:p text:style-name="P11"/>
      <text:p text:style-name="P12"/>
      <text:p text:style-name="P158">Regroupement restreint – clause having</text:p>
      <text:p text:style-name="P106"/>
      <text:p text:style-name="P109"/>
      <text:list xml:id="list1824018906" text:style-name="WW8Num4">
        <text:list-item>
          <text:p text:style-name="P168"><text:span text:style-name="T25">__</text:span><text:span text:style-name="T26">having</text:span><text:span text:style-name="T25">____</text:span></text:p>
        </text:list-item>
      </text:list>
      <text:p text:style-name="P128"/>
      <text:list xml:id="list122504797473261" text:continue-numbering="true" text:style-name="WW8Num4">
        <text:list-item>
          <text:list>
            <text:list-item>
              <text:p text:style-name="P226"><text:span text:style-name="T13">Avec </text:span><text:span text:style-name="T22">__</text:span><text:span text:style-name="T23">group by</text:span><text:span text:style-name="T22">_______</text:span></text:p>
            </text:list-item>
          </text:list>
        </text:list-item>
      </text:list>
      <text:p text:style-name="P33"/>
      <text:list xml:id="list122506334082839" text:continue-numbering="true" text:style-name="WW8Num4">
        <text:list-item>
          <text:list>
            <text:list-item>
              <text:p text:style-name="P246">Restreint les groupes dans le résultat</text:p>
            </text:list-item>
          </text:list>
        </text:list-item>
      </text:list>
      <text:p text:style-name="P49"/>
      <text:list xml:id="list122504898230029" text:continue-numbering="true" text:style-name="WW8Num4">
        <text:list-item>
          <text:p text:style-name="P168"><text:span text:style-name="T13">Similaire à </text:span><text:span text:style-name="T18">where</text:span></text:p>
        </text:list-item>
      </text:list>
      <text:p text:style-name="P50"/>
      <text:list xml:id="list122504737455935" text:continue-numbering="true" text:style-name="WW8Num4">
        <text:list-item>
          <text:p text:style-name="P168"><text:span text:style-name="T13">Attributs de </text:span><text:span text:style-name="T18">having</text:span><text:span text:style-name="T13"> doivent aussi apparaître</text:span></text:p>
        </text:list-item>
      </text:list>
      <text:p text:style-name="P51"/>
      <text:list xml:id="list122505327441254" text:continue-numbering="true" text:style-name="WW8Num4">
        <text:list-item>
          <text:list>
            <text:list-item>
              <text:p text:style-name="P226"><text:span text:style-name="T18">group by </text:span><text:span text:style-name="T13">ou</text:span></text:p>
            </text:list-item>
          </text:list>
        </text:list-item>
      </text:list>
      <text:p text:style-name="P52"/>
      <text:list xml:id="list122505793532748" text:continue-numbering="true" text:style-name="WW8Num4">
        <text:list-item>
          <text:list>
            <text:list-item>
              <text:p text:style-name="P226"><text:span text:style-name="T13">Fonction </text:span><text:span text:style-name="T22">___</text:span><text:span text:style-name="T23">d’aggrégation</text:span><text:span text:style-name="T22">_________</text:span></text:p>
            </text:list-item>
          </text:list>
        </text:list-item>
      </text:list>
      <text:p text:style-name="P46"/>
      <text:list xml:id="list122505826512807" text:continue-numbering="true" text:style-name="WW8Num4">
        <text:list-item>
          <text:p text:style-name="P186">Exemple.</text:p>
        </text:list-item>
      </text:list>
      <text:section text:style-name="Sect1" text:name="Section5">
        <text:p text:style-name="P39"/>
        <text:p text:style-name="P39"/>
        <text:p text:style-name="P39"/>
        <text:p text:style-name="P11"/>
        <text:p text:style-name="P11"/>
        <text:p text:style-name="P11"/>
        <text:p text:style-name="P11"/>
        <text:p text:style-name="P11"/>
        <text:p text:style-name="P16"/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P260">Connolly et Begg Database systems 6th</text:p>
            </table:table-cell>
            <table:table-cell table:style-name="Tableau4.A1" table:number-rows-spanned="2" office:value-type="string">
              <text:p text:style-name="P119">5</text:p>
            </table:table-cell>
          </table:table-row>
          <table:table-row table:style-name="Tableau4.2">
            <table:table-cell table:style-name="Tableau4.A1" table:number-rows-spanned="2" office:value-type="string">
              <text:p text:style-name="P261">Département d’informatique et de génie logiciel – Marc Philippe Parent</text:p>
            </table:table-cell>
            <table:covered-table-cell/>
          </table:table-row>
          <table:table-row table:style-name="Tableau4.3">
            <table:covered-table-cell/>
            <table:table-cell table:style-name="Tableau4.A1" office:value-type="string">
              <text:p text:style-name="P91"/>
            </table:table-cell>
          </table:table-row>
        </table:table>
      </text:section>
      <text:p text:style-name="P317"><text:bookmark text:name="page6"/></text:p>
      <text:p text:style-name="P92"/>
      <text:p text:style-name="P92"/>
      <text:p text:style-name="P11"/>
      <text:p text:style-name="P11"/>
      <text:p text:style-name="P12"/>
      <text:p text:style-name="P158">Exercices</text:p>
      <text:p text:style-name="P106"/>
      <text:p text:style-name="P110"/>
      <text:list xml:id="list152138442" text:style-name="WW8Num5">
        <text:list-item>
          <text:p text:style-name="P187">Laquelle de ces affirmations est vraie?</text:p>
        </text:list-item>
      </text:list>
      <text:p text:style-name="P35"/>
      <text:p text:style-name="P160">A-Un where filtre les colonnes et un having les groupes</text:p>
      <text:p text:style-name="P94"/>
      <text:p text:style-name="P160">B-Un where filtre les rangées et un having <text:s text:c="2"/>les colonnes</text:p>
      <text:p text:style-name="P95"/>
      <text:p text:style-name="P160">C-Un where filtre les groupes et un having les rangées</text:p>
      <text:p text:style-name="P96"/>
      <text:p text:style-name="P161">D-Un where filtre les lignes et un having les groupes</text:p>
      <text:p text:style-name="P95"/>
      <text:p text:style-name="P160">E-Aucune de ces réponses</text:p>
      <text:p text:style-name="P96"/>
      <text:list xml:id="list3430613513" text:style-name="WW8Num6">
        <text:list-item>
          <text:p text:style-name="P188">Si un select contient une fonction d'agrégation…</text:p>
        </text:list-item>
      </text:list>
      <text:p text:style-name="P35"/>
      <text:p text:style-name="P270"><text:span text:style-name="T15">A-Tout autre attribut doit être agrégé ou dans le where B-Tout autre attribut doit être dans le having ou dans le group by </text:span><text:span text:style-name="T16">C-Tout autre attribut doit être agrégé ou dans le group by</text:span><text:span text:style-name="T15"> D-Tout autre attribut doit être dans le having ou dans le where E-Aucune de ces réponses</text:span></text:p>
      <text:section text:style-name="Sect1" text:name="Section6">
        <text:p text:style-name="P97"/>
        <text:p text:style-name="P98"/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P260">Connolly et Begg Database systems 6th</text:p>
            </table:table-cell>
            <table:table-cell table:style-name="Tableau5.A1" table:number-rows-spanned="2" office:value-type="string">
              <text:p text:style-name="P119">6</text:p>
            </table:table-cell>
          </table:table-row>
          <table:table-row table:style-name="Tableau5.2">
            <table:table-cell table:style-name="Tableau5.A1" table:number-rows-spanned="2" office:value-type="string">
              <text:p text:style-name="P261">Département d’informatique et de génie logiciel – Marc Philippe Parent</text:p>
            </table:table-cell>
            <table:covered-table-cell/>
          </table:table-row>
          <table:table-row table:style-name="Tableau5.3">
            <table:covered-table-cell/>
            <table:table-cell table:style-name="Tableau5.A1" office:value-type="string">
              <text:p text:style-name="P91"/>
            </table:table-cell>
          </table:table-row>
        </table:table>
      </text:section>
      <text:p text:style-name="P318"><text:bookmark text:name="page7"/></text:p>
      <text:p text:style-name="P92"/>
      <text:p text:style-name="P92"/>
      <text:p text:style-name="P11"/>
      <text:p text:style-name="P11"/>
      <text:p text:style-name="P12"/>
      <text:p text:style-name="P158">Sous-requêtes</text:p>
      <text:p text:style-name="P106"/>
      <text:p text:style-name="P110"/>
      <text:list xml:id="list2128796538" text:style-name="WW8Num7">
        <text:list-item>
          <text:p text:style-name="P169"><text:span text:style-name="T13">select </text:span><text:span text:style-name="T22">___</text:span><text:span text:style-name="T23">inclus</text:span><text:span text:style-name="T22">___</text:span></text:p>
        </text:list-item>
      </text:list>
      <text:p text:style-name="P38"/>
      <text:list xml:id="list122505219823034" text:continue-numbering="true" text:style-name="WW8Num7">
        <text:list-item>
          <text:p text:style-name="P189">Sous-sélection</text:p>
        </text:list-item>
      </text:list>
      <text:p text:style-name="P34"/>
      <text:list xml:id="list122505440608849" text:continue-numbering="true" text:style-name="WW8Num7">
        <text:list-item>
          <text:list>
            <text:list-item>
              <text:p text:style-name="P256">select</text:p>
            </text:list-item>
          </text:list>
        </text:list-item>
      </text:list>
      <text:p text:style-name="P53"/>
      <text:list xml:id="list122505692872436" text:continue-numbering="true" text:style-name="WW8Num7">
        <text:list-item>
          <text:list>
            <text:list-item>
              <text:p text:style-name="P227"><text:span text:style-name="T25">__</text:span><text:span text:style-name="T26">where</text:span><text:span text:style-name="T25">___</text:span></text:p>
            </text:list-item>
          </text:list>
        </text:list-item>
      </text:list>
      <text:p text:style-name="P129"/>
      <text:list xml:id="list122505170465661" text:continue-numbering="true" text:style-name="WW8Num7">
        <text:list-item>
          <text:list>
            <text:list-item>
              <text:p text:style-name="P227"><text:span text:style-name="T18">from </text:span><text:span text:style-name="T13">d’un select externe</text:span></text:p>
            </text:list-item>
          </text:list>
        </text:list-item>
      </text:list>
      <text:p text:style-name="P43"/>
      <text:list xml:id="list122506355691563" text:continue-numbering="true" text:style-name="WW8Num7">
        <text:list-item>
          <text:list>
            <text:list-item>
              <text:list>
                <text:list-item>
                  <text:p text:style-name="P273">sous-requête ou requête imbriquée</text:p>
                </text:list-item>
              </text:list>
            </text:list-item>
          </text:list>
        </text:list-item>
      </text:list>
      <text:p text:style-name="P46"/>
      <text:list xml:id="list122504784393803" text:continue-numbering="true" text:style-name="WW8Num7">
        <text:list-item>
          <text:list>
            <text:list-item>
              <text:p text:style-name="P256">insert</text:p>
            </text:list-item>
          </text:list>
        </text:list-item>
      </text:list>
      <text:p text:style-name="P53"/>
      <text:list xml:id="list122505391807061" text:continue-numbering="true" text:style-name="WW8Num7">
        <text:list-item>
          <text:list>
            <text:list-item>
              <text:p text:style-name="P227"><text:span text:style-name="T25">__</text:span><text:span text:style-name="T26">update</text:span><text:span text:style-name="T25">____</text:span></text:p>
            </text:list-item>
          </text:list>
        </text:list-item>
      </text:list>
      <text:p text:style-name="P130"/>
      <text:list xml:id="list122506106973492" text:continue-numbering="true" text:style-name="WW8Num7">
        <text:list-item>
          <text:list>
            <text:list-item>
              <text:p text:style-name="P256">delete</text:p>
            </text:list-item>
          </text:list>
        </text:list-item>
      </text:list>
      <text:p text:style-name="P50"/>
      <text:list xml:id="list122506743396541" text:continue-numbering="true" text:style-name="WW8Num7">
        <text:list-item>
          <text:p text:style-name="P189">Exemples.</text:p>
        </text:list-item>
      </text:list>
      <text:section text:style-name="Sect1" text:name="Section7">
        <text:p text:style-name="P39"/>
        <text:p text:style-name="P39"/>
        <text:p text:style-name="P39"/>
        <text:p text:style-name="P17"/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P260">Connolly et Begg Database systems 6th</text:p>
            </table:table-cell>
            <table:table-cell table:style-name="Tableau6.A1" table:number-rows-spanned="2" office:value-type="string">
              <text:p text:style-name="P119">7</text:p>
            </table:table-cell>
          </table:table-row>
          <table:table-row table:style-name="Tableau6.2">
            <table:table-cell table:style-name="Tableau6.A1" table:number-rows-spanned="2" office:value-type="string">
              <text:p text:style-name="P261">Département d’informatique et de génie logiciel – Marc Philippe Parent</text:p>
            </table:table-cell>
            <table:covered-table-cell/>
          </table:table-row>
          <table:table-row table:style-name="Tableau6.3">
            <table:covered-table-cell/>
            <table:table-cell table:style-name="Tableau6.A1" office:value-type="string">
              <text:p text:style-name="P91"/>
            </table:table-cell>
          </table:table-row>
        </table:table>
      </text:section>
      <text:p text:style-name="P319"><text:bookmark text:name="page8"/></text:p>
      <text:p text:style-name="P92"/>
      <text:p text:style-name="P92"/>
      <text:p text:style-name="P11"/>
      <text:p text:style-name="P11"/>
      <text:p text:style-name="P18"/>
      <text:p text:style-name="P158">Règles de sous-requête</text:p>
      <text:p text:style-name="P106"/>
      <text:p text:style-name="P111"/>
      <text:list xml:id="list2857597688" text:style-name="WW8Num8">
        <text:list-item>
          <text:p text:style-name="P170"><text:span text:style-name="T22">____</text:span><text:span text:style-name="T23">Impossibe -»</text:span><text:span text:style-name="T22">_________</text:span><text:span text:style-name="T34">'where SALAIRE &gt; avg(SALAIRE)'</text:span></text:p>
        </text:list-item>
      </text:list>
      <text:p text:style-name="P131"/>
      <text:list xml:id="list122506306058020" text:continue-numbering="true" text:style-name="WW8Num8">
        <text:list-item>
          <text:p text:style-name="P216">order by</text:p>
        </text:list-item>
      </text:list>
      <text:p text:style-name="P54"/>
      <text:list xml:id="list122505828521288" text:continue-numbering="true" text:style-name="WW8Num8">
        <text:list-item>
          <text:list>
            <text:list-item>
              <text:p text:style-name="P228"><text:span text:style-name="T13">Pas dans </text:span><text:span text:style-name="T22">______</text:span><text:span text:style-name="T23">sous-requête</text:span><text:span text:style-name="T22">______</text:span></text:p>
            </text:list-item>
          </text:list>
        </text:list-item>
      </text:list>
      <text:p text:style-name="P55"/>
      <text:list xml:id="list122505711648129" text:continue-numbering="true" text:style-name="WW8Num8">
        <text:list-item>
          <text:list>
            <text:list-item>
              <text:p text:style-name="P228"><text:span text:style-name="T13">Possible dans </text:span><text:span text:style-name="T18">select</text:span><text:span text:style-name="T13"> externe</text:span></text:p>
            </text:list-item>
          </text:list>
        </text:list-item>
      </text:list>
      <text:p text:style-name="P56"/>
      <text:list xml:id="list122505596589384" text:continue-numbering="true" text:style-name="WW8Num8">
        <text:list-item>
          <text:p text:style-name="P221">where</text:p>
        </text:list-item>
      </text:list>
      <text:p text:style-name="P57"/>
      <text:list xml:id="list122505055358851" text:continue-numbering="true" text:style-name="WW8Num8">
        <text:list-item>
          <text:list>
            <text:list-item>
              <text:p text:style-name="P228"><text:span text:style-name="T18">select </text:span><text:span text:style-name="T13">= une seule expression</text:span></text:p>
            </text:list-item>
          </text:list>
        </text:list-item>
      </text:list>
      <text:p text:style-name="P58"/>
      <text:list xml:id="list122504690254031" text:continue-numbering="true" text:style-name="WW8Num8">
        <text:list-item>
          <text:list>
            <text:list-item>
              <text:p text:style-name="P228"><text:span text:style-name="T13">Sauf </text:span><text:span text:style-name="T25">__</text:span><text:span text:style-name="T26">exists</text:span><text:span text:style-name="T25">____</text:span><text:span text:style-name="T13"> ou celles incluses dans </text:span><text:span text:style-name="T18">from</text:span></text:p>
            </text:list-item>
          </text:list>
        </text:list-item>
      </text:list>
      <text:p text:style-name="P59"/>
      <text:list xml:id="list122506406836614" text:continue-numbering="true" text:style-name="WW8Num8">
        <text:list-item>
          <text:p text:style-name="P170"><text:span text:style-name="T13">Par défaut, noms colonne réfèrent table dans </text:span><text:span text:style-name="T25">__</text:span><text:span text:style-name="T26">from</text:span><text:span text:style-name="T25">__</text:span><text:span text:style-name="T13"> sous-requête</text:span></text:p>
        </text:list-item>
      </text:list>
      <text:p text:style-name="P48"/>
      <text:list xml:id="list122506301343073" text:continue-numbering="true" text:style-name="WW8Num8">
        <text:list-item>
          <text:p text:style-name="P170"><text:span text:style-name="T13">Sous-requête == </text:span><text:span text:style-name="T22">___</text:span><text:span text:style-name="T23">opérande</text:span><text:span text:style-name="T22">_____</text:span><text:span text:style-name="T13"> comparaison</text:span></text:p>
        </text:list-item>
      </text:list>
      <text:p text:style-name="P60"/>
      <text:list xml:id="list122505674024166" text:continue-numbering="true" text:style-name="WW8Num8">
        <text:list-item>
          <text:list>
            <text:list-item>
              <text:p text:style-name="P228"><text:span text:style-name="T13">Doit apparaître côté </text:span><text:span text:style-name="T22">__</text:span><text:span text:style-name="T23">droit</text:span><text:span text:style-name="T22">___</text:span></text:p>
            </text:list-item>
          </text:list>
        </text:list-item>
      </text:list>
      <text:p text:style-name="P61"/>
      <text:list xml:id="list122506158697491" text:continue-numbering="true" text:style-name="WW8Num8">
        <text:list-item>
          <text:p text:style-name="P190">Exemple.</text:p>
        </text:list-item>
      </text:list>
      <text:section text:style-name="Sect1" text:name="Section8">
        <text:p text:style-name="P39"/>
        <text:p text:style-name="P39"/>
        <text:p text:style-name="P62"/>
        <table:table table:name="Tableau7" table:style-name="Tableau7">
          <table:table-column table:style-name="Tableau7.A"/>
          <table:table-column table:style-name="Tableau7.B"/>
          <table:table-row table:style-name="Tableau7.1">
            <table:table-cell table:style-name="Tableau7.A1" office:value-type="string">
              <text:p text:style-name="P260">Connolly et Begg Database systems 6th</text:p>
            </table:table-cell>
            <table:table-cell table:style-name="Tableau7.A1" table:number-rows-spanned="2" office:value-type="string">
              <text:p text:style-name="P119">8</text:p>
            </table:table-cell>
          </table:table-row>
          <table:table-row table:style-name="Tableau7.2">
            <table:table-cell table:style-name="Tableau7.A1" table:number-rows-spanned="2" office:value-type="string">
              <text:p text:style-name="P261">Département d’informatique et de génie logiciel – Marc Philippe Parent</text:p>
            </table:table-cell>
            <table:covered-table-cell/>
          </table:table-row>
          <table:table-row table:style-name="Tableau7.3">
            <table:covered-table-cell/>
            <table:table-cell table:style-name="Tableau7.A1" office:value-type="string">
              <text:p text:style-name="P91"/>
            </table:table-cell>
          </table:table-row>
        </table:table>
      </text:section>
      <text:p text:style-name="P320"><text:bookmark text:name="page9"/></text:p>
      <text:p text:style-name="P92"/>
      <text:p text:style-name="P92"/>
      <text:p text:style-name="P11"/>
      <text:p text:style-name="P19"/>
      <text:p text:style-name="P155"><text:span text:style-name="T9">any(some) </text:span><text:span text:style-name="T11">et</text:span><text:span text:style-name="T9"> all</text:span></text:p>
      <text:p text:style-name="P106"/>
      <text:p text:style-name="P112"/>
      <text:list xml:id="list1524888750" text:style-name="WW8Num9">
        <text:list-item>
          <text:p text:style-name="P171"><text:span text:style-name="T18">any </text:span><text:span text:style-name="T13">et</text:span><text:span text:style-name="T18"> all</text:span></text:p>
        </text:list-item>
      </text:list>
      <text:p text:style-name="P32"/>
      <text:list xml:id="list122506262209407" text:continue-numbering="true" text:style-name="WW8Num9">
        <text:list-item>
          <text:list>
            <text:list-item>
              <text:p text:style-name="P229"><text:span text:style-name="T13">Sous-requêtes colonne simple de </text:span><text:span text:style-name="T22">___</text:span><text:span text:style-name="T23">valeurs</text:span><text:span text:style-name="T22">____</text:span></text:p>
            </text:list-item>
          </text:list>
        </text:list-item>
      </text:list>
      <text:p text:style-name="P46"/>
      <text:list xml:id="list122504973197709" text:continue-numbering="true" text:style-name="WW8Num9">
        <text:list-item>
          <text:p text:style-name="P217">all</text:p>
        </text:list-item>
      </text:list>
      <text:p text:style-name="P63"/>
      <text:list xml:id="list122506090634797" text:continue-numbering="true" text:style-name="WW8Num9">
        <text:list-item>
          <text:list>
            <text:list-item>
              <text:p text:style-name="P229"><text:span text:style-name="T13">Vraie si satisfaite par </text:span><text:span text:style-name="T22">___</text:span><text:span text:style-name="T23">toutes</text:span><text:span text:style-name="T22">___</text:span><text:span text:style-name="T13"> valeurs sous-requête</text:span></text:p>
            </text:list-item>
          </text:list>
        </text:list-item>
      </text:list>
      <text:p text:style-name="P265"/>
      <text:list xml:id="list122506817451403" text:continue-numbering="true" text:style-name="WW8Num9">
        <text:list-item>
          <text:list>
            <text:list-item>
              <text:p text:style-name="P258"/>
            </text:list-item>
          </text:list>
        </text:list-item>
      </text:list>
      <text:p text:style-name="P268">|8:55| : </text:p>
      <text:p text:style-name="P46"/>
      <text:list xml:id="list122506031946453" text:continue-numbering="true" text:style-name="WW8Num9">
        <text:list-item>
          <text:p text:style-name="P217">any</text:p>
        </text:list-item>
      </text:list>
      <text:p text:style-name="P36"/>
      <text:list xml:id="list122506324416916" text:continue-numbering="true" text:style-name="WW8Num9">
        <text:list-item>
          <text:list>
            <text:list-item>
              <text:p text:style-name="P229"><text:span text:style-name="T13">Vraie si satisfaite valeur </text:span><text:span text:style-name="T22">___</text:span><text:span text:style-name="T23">quelconque</text:span><text:span text:style-name="T22">_______</text:span><text:span text:style-name="T13"> sous-requête</text:span></text:p>
            </text:list-item>
          </text:list>
        </text:list-item>
      </text:list>
      <text:p text:style-name="P265"/>
      <text:p text:style-name="P265"/>
      <text:p text:style-name="P120"/>
      <text:list xml:id="list122506539148972" text:continue-numbering="true" text:style-name="WW8Num9">
        <text:list-item>
          <text:p text:style-name="P171"><text:span text:style-name="T13">Si sous-requête </text:span><text:span text:style-name="T22">__</text:span><text:span text:style-name="T23">vide</text:span><text:span text:style-name="T22">__</text:span></text:p>
        </text:list-item>
      </text:list>
      <text:p text:style-name="P34"/>
      <text:list xml:id="list122506107186846" text:continue-numbering="true" text:style-name="WW8Num9">
        <text:list-item>
          <text:p text:style-name="P191">Exemples.</text:p>
        </text:list-item>
      </text:list>
      <text:section text:style-name="Sect1" text:name="Section9">
        <text:p text:style-name="P39"/>
        <text:p text:style-name="P39"/>
        <text:p text:style-name="P39"/>
        <text:p text:style-name="P11"/>
        <text:p text:style-name="P11"/>
        <text:p text:style-name="P11"/>
        <text:p text:style-name="P11"><text:soft-page-break/></text:p>
        <text:p text:style-name="P11"/>
        <text:p text:style-name="P16"/>
        <table:table table:name="Tableau8" table:style-name="Tableau8">
          <table:table-column table:style-name="Tableau8.A"/>
          <table:table-column table:style-name="Tableau8.B"/>
          <table:table-row table:style-name="Tableau8.1">
            <table:table-cell table:style-name="Tableau8.A1" office:value-type="string">
              <text:p text:style-name="P260">Connolly et Begg Database systems 6th</text:p>
            </table:table-cell>
            <table:table-cell table:style-name="Tableau8.A1" table:number-rows-spanned="2" office:value-type="string">
              <text:p text:style-name="P119">9</text:p>
            </table:table-cell>
          </table:table-row>
          <table:table-row table:style-name="Tableau8.2">
            <table:table-cell table:style-name="Tableau8.A1" table:number-rows-spanned="2" office:value-type="string">
              <text:p text:style-name="P261">Département d’informatique et de génie logiciel – Marc Philippe Parent</text:p>
            </table:table-cell>
            <table:covered-table-cell/>
          </table:table-row>
          <table:table-row table:style-name="Tableau8.3">
            <table:covered-table-cell/>
            <table:table-cell table:style-name="Tableau8.A1" office:value-type="string">
              <text:p text:style-name="P91"/>
            </table:table-cell>
          </table:table-row>
        </table:table>
      </text:section>
      <text:p text:style-name="P321"><text:bookmark text:name="page10"/></text:p>
      <text:p text:style-name="P92"/>
      <text:p text:style-name="P92"/>
      <text:p text:style-name="P11"/>
      <text:p text:style-name="P11"/>
      <text:p text:style-name="P12"/>
      <text:p text:style-name="P158">Exercices</text:p>
      <text:p text:style-name="P106"/>
      <text:p text:style-name="P110"/>
      <text:list xml:id="list838158477" text:style-name="WW8Num10">
        <text:list-item>
          <text:p text:style-name="P192">Un select imbriqué peut avoir un order by</text:p>
        </text:list-item>
      </text:list>
      <text:p text:style-name="P35"/>
      <text:p text:style-name="P160">A-Vrai</text:p>
      <text:p text:style-name="P94"/>
      <text:p text:style-name="P161">B-Faux</text:p>
      <text:p text:style-name="P96"/>
      <text:list xml:id="list415875390" text:style-name="WW8Num11">
        <text:list-item>
          <text:p text:style-name="P193">Si un select imbriqué est opérande d'une comparaison</text:p>
        </text:list-item>
      </text:list>
      <text:p text:style-name="P35"/>
      <text:p text:style-name="P161">A-Il peut être placé à droite de l'opérateur</text:p>
      <text:p text:style-name="P99"/>
      <text:p text:style-name="P160">B-Il peut être placé à gauche de l'opérateur</text:p>
      <text:p text:style-name="P95"/>
      <text:p text:style-name="P160">C-Il peut retourner plus d'une ligne</text:p>
      <text:p text:style-name="P95"/>
      <text:p text:style-name="P160">D-Il peut retourner plus d'une colonne</text:p>
      <text:p text:style-name="P95"/>
      <text:p text:style-name="P160">E-Toutes ces réponses</text:p>
      <text:p text:style-name="P95"/>
      <text:p text:style-name="P160">F-Aucune de ces réponses</text:p>
      <text:section text:style-name="Sect1" text:name="Section10">
        <text:p text:style-name="P97"/>
        <text:p text:style-name="P97"/>
        <text:p text:style-name="P97"/>
        <text:p text:style-name="P11"/>
        <text:p text:style-name="P11"/>
        <text:p text:style-name="P11"/>
        <text:p text:style-name="P11"/>
        <text:p text:style-name="P20"/>
        <table:table table:name="Tableau9" table:style-name="Tableau9">
          <table:table-column table:style-name="Tableau9.A"/>
          <table:table-column table:style-name="Tableau9.B"/>
          <table:table-row table:style-name="Tableau9.1">
            <table:table-cell table:style-name="Tableau9.A1" office:value-type="string">
              <text:p text:style-name="P274">Connolly et Begg Database systems 6th</text:p>
            </table:table-cell>
            <table:table-cell table:style-name="Tableau9.A1" table:number-rows-spanned="2" office:value-type="string">
              <text:p text:style-name="P119">10</text:p>
            </table:table-cell>
          </table:table-row>
          <table:table-row table:style-name="Tableau9.2">
            <table:table-cell table:style-name="Tableau9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9.3">
            <table:covered-table-cell/>
            <table:table-cell table:style-name="Tableau9.A1" office:value-type="string">
              <text:p text:style-name="P91"/>
            </table:table-cell>
          </table:table-row>
        </table:table>
      </text:section>
      <text:p text:style-name="P322"><text:bookmark text:name="page11"/></text:p>
      <text:p text:style-name="P92"/>
      <text:p text:style-name="P92"/>
      <text:p text:style-name="P11"/>
      <text:p text:style-name="P11"/>
      <text:p text:style-name="P12"/>
      <text:p text:style-name="P158">Requête Multi-Table</text:p>
      <text:p text:style-name="P106"/>
      <text:p text:style-name="P110"/>
      <text:list xml:id="list3610968442" text:style-name="WW8Num12">
        <text:list-item>
          <text:p text:style-name="P194">Sous-requête</text:p>
        </text:list-item>
      </text:list>
      <text:p text:style-name="P38"/>
      <text:list xml:id="list122505161051130" text:continue-numbering="true" text:style-name="WW8Num12">
        <text:list-item>
          <text:p text:style-name="P194">Jointure</text:p>
        </text:list-item>
      </text:list>
      <text:p text:style-name="P49"/>
      <text:list xml:id="list122505039929158" text:continue-numbering="true" text:style-name="WW8Num12">
        <text:list-item>
          <text:list>
            <text:list-item>
              <text:p text:style-name="P230"><text:span text:style-name="T13">Plusieurs tables dans </text:span><text:span text:style-name="T25">__</text:span><text:span text:style-name="T26">from</text:span><text:span text:style-name="T25">__</text:span></text:p>
            </text:list-item>
          </text:list>
        </text:list-item>
      </text:list>
      <text:p text:style-name="P41"/>
      <text:list xml:id="list122506313882521" text:continue-numbering="true" text:style-name="WW8Num12">
        <text:list-item>
          <text:list>
            <text:list-item>
              <text:p text:style-name="P230"><text:span text:style-name="T22">___</text:span><text:span text:style-name="T23">virgule</text:span><text:span text:style-name="T22">____ </text:span><text:span text:style-name="T34">comme séparateur</text:span></text:p>
            </text:list-item>
          </text:list>
        </text:list-item>
      </text:list>
      <text:p text:style-name="P132"/>
      <text:list xml:id="list122505166161451" text:continue-numbering="true" text:style-name="WW8Num12">
        <text:list-item>
          <text:list>
            <text:list-item>
              <text:p text:style-name="P230"><text:span text:style-name="T20">where </text:span><text:span text:style-name="T33"></text:span><text:span text:style-name="T20"> </text:span><text:span text:style-name="T17">la ou les colonnes à joindre</text:span></text:p>
            </text:list-item>
          </text:list>
        </text:list-item>
      </text:list>
      <text:p text:style-name="P265"/>
      <text:list xml:id="list122506853329929" text:continue-numbering="true" text:style-name="WW8Num12">
        <text:list-item>
          <text:list>
            <text:list-item>
              <text:p text:style-name="P259"/>
            </text:list-item>
          </text:list>
        </text:list-item>
      </text:list>
      <text:p text:style-name="P269">|9:3| : ne pas oublier de mettre le critere de jointure sa va faire le produit cartesien</text:p>
      <text:p text:style-name="P102"/>
      <text:list xml:id="list122505009211799" text:continue-numbering="true" text:style-name="WW8Num12">
        <text:list-item>
          <text:p text:style-name="P194">Alias</text:p>
        </text:list-item>
      </text:list>
      <text:p text:style-name="P64"/>
      <text:list xml:id="list122506542047345" text:continue-numbering="true" text:style-name="WW8Num12">
        <text:list-item>
          <text:list>
            <text:list-item>
              <text:p text:style-name="P230"><text:span text:style-name="T13">Dans </text:span><text:span text:style-name="T18">from</text:span></text:p>
            </text:list-item>
          </text:list>
        </text:list-item>
      </text:list>
      <text:p text:style-name="P43"/>
      <text:list xml:id="list122506238036392" text:continue-numbering="true" text:style-name="WW8Num12">
        <text:list-item>
          <text:list>
            <text:list-item>
              <text:p text:style-name="P230"><text:span text:style-name="T13">Séparé du nom par </text:span><text:span text:style-name="T22">___</text:span><text:span text:style-name="T23">espace</text:span><text:span text:style-name="T22">___</text:span></text:p>
            </text:list-item>
          </text:list>
        </text:list-item>
      </text:list>
      <text:p text:style-name="P33"/>
      <text:list xml:id="list122504885417110" text:continue-numbering="true" text:style-name="WW8Num12">
        <text:list-item>
          <text:p text:style-name="P194">Exemple</text:p>
        </text:list-item>
      </text:list>
      <text:section text:style-name="Sect1" text:name="Section11">
        <text:p text:style-name="P39"/>
        <text:p text:style-name="P39"/>
        <text:p text:style-name="P39"/>
        <text:p text:style-name="P11"/>
        <text:p text:style-name="P11"/>
        <text:p text:style-name="P11"/>
        <text:p text:style-name="P14"><text:soft-page-break/></text:p>
        <table:table table:name="Tableau10" table:style-name="Tableau10">
          <table:table-column table:style-name="Tableau10.A"/>
          <table:table-column table:style-name="Tableau10.B"/>
          <table:table-row table:style-name="Tableau10.1">
            <table:table-cell table:style-name="Tableau10.A1" office:value-type="string">
              <text:p text:style-name="P274">Connolly et Begg Database systems 6th</text:p>
            </table:table-cell>
            <table:table-cell table:style-name="Tableau10.A1" table:number-rows-spanned="2" office:value-type="string">
              <text:p text:style-name="P119">11</text:p>
            </table:table-cell>
          </table:table-row>
          <table:table-row table:style-name="Tableau10.2">
            <table:table-cell table:style-name="Tableau10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10.3">
            <table:covered-table-cell/>
            <table:table-cell table:style-name="Tableau10.A1" office:value-type="string">
              <text:p text:style-name="P91"/>
            </table:table-cell>
          </table:table-row>
        </table:table>
      </text:section>
      <text:p text:style-name="P323"><text:bookmark text:name="page12"/></text:p>
      <text:p text:style-name="P92"/>
      <text:p text:style-name="P92"/>
      <text:p text:style-name="P11"/>
      <text:p text:style-name="P11"/>
      <text:p text:style-name="P12"/>
      <text:p text:style-name="P158">Jointure simple</text:p>
      <text:p text:style-name="P106"/>
      <text:p text:style-name="P110"/>
      <text:list xml:id="list3937637300" text:style-name="WW8Num13">
        <text:list-item>
          <text:p text:style-name="P195">Résultat</text:p>
        </text:list-item>
      </text:list>
      <text:p text:style-name="P65"/>
      <text:list xml:id="list122506253979153" text:continue-numbering="true" text:style-name="WW8Num13">
        <text:list-item>
          <text:list>
            <text:list-item>
              <text:p text:style-name="P231"><text:span text:style-name="T13">Rangées des 2 tables avec valeurs </text:span><text:span text:style-name="T22">____</text:span><text:span text:style-name="T23">identique</text:span><text:span text:style-name="T22">______</text:span></text:p>
            </text:list-item>
          </text:list>
        </text:list-item>
      </text:list>
      <text:p text:style-name="P66"/>
      <text:list xml:id="list122506078654513" text:continue-numbering="true" text:style-name="WW8Num13">
        <text:list-item>
          <text:p text:style-name="P172"><text:span text:style-name="T13">Équivalent </text:span><text:span text:style-name="T22">______</text:span><text:span text:style-name="T23">équi-jointure</text:span><text:span text:style-name="T22">_______</text:span></text:p>
        </text:list-item>
      </text:list>
      <text:p text:style-name="P34"/>
      <text:p text:style-name="P162">Formes alternatives de jointure</text:p>
      <text:p text:style-name="P67"/>
      <text:p text:style-name="P155"><text:span text:style-name="T18">from TABLE1 T1 </text:span><text:span text:style-name="T25">__</text:span><text:span text:style-name="T26">join</text:span><text:span text:style-name="T25">__</text:span><text:span text:style-name="T18"> TABLE2 T2</text:span></text:p>
      <text:p text:style-name="P68"/>
      <text:p text:style-name="P276"><text:span text:style-name="T18">on T1.NUM _CLE = T2.NUM_CLE from TABLE1 T1 </text:span><text:span text:style-name="T25">__</text:span><text:span text:style-name="T26">inner</text:span><text:span text:style-name="T25">___</text:span><text:span text:style-name="T18"> join TABLE2 T2</text:span></text:p>
      <text:p text:style-name="P59"/>
      <text:p text:style-name="P277">on T1.NUM_CLE = T2.NUM_CLE</text:p>
      <text:p text:style-name="P69"/>
      <text:p text:style-name="P155"><text:span text:style-name="T19">from TABLE1 join TABLE2 </text:span><text:span text:style-name="T27">__</text:span><text:span text:style-name="T28">using</text:span><text:span text:style-name="T27">___</text:span><text:span text:style-name="T19"> (NUM_CLE)</text:span></text:p>
      <text:p text:style-name="P88"/>
      <text:p text:style-name="P155"><text:span text:style-name="T18">from TABLE1 </text:span><text:span text:style-name="T25">___</text:span><text:span text:style-name="T26">natural</text:span><text:span text:style-name="T25">____</text:span><text:span text:style-name="T18"> join TABLE2</text:span></text:p>
      <text:p text:style-name="P70"/>
      <text:list xml:id="list834167777" text:style-name="WW8Num14">
        <text:list-item>
          <text:p text:style-name="P196">Exemples</text:p>
        </text:list-item>
      </text:list>
      <text:section text:style-name="Sect1" text:name="Section12">
        <text:p text:style-name="P71"/>
        <table:table table:name="Tableau11" table:style-name="Tableau11">
          <table:table-column table:style-name="Tableau11.A"/>
          <table:table-column table:style-name="Tableau11.B"/>
          <table:table-row table:style-name="Tableau11.1">
            <table:table-cell table:style-name="Tableau11.A1" office:value-type="string">
              <text:p text:style-name="P274">Connolly et Begg Database systems 6th</text:p>
            </table:table-cell>
            <table:table-cell table:style-name="Tableau11.A1" table:number-rows-spanned="2" office:value-type="string">
              <text:p text:style-name="P119">12</text:p>
            </table:table-cell>
          </table:table-row>
          <table:table-row table:style-name="Tableau11.2">
            <table:table-cell table:style-name="Tableau11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11.3">
            <table:covered-table-cell/>
            <table:table-cell table:style-name="Tableau11.A1" office:value-type="string">
              <text:p text:style-name="P91"/>
            </table:table-cell>
          </table:table-row>
        </table:table>
      </text:section>
      <text:p text:style-name="P324"><text:bookmark text:name="page13"/></text:p>
      <text:p text:style-name="P92"/>
      <text:p text:style-name="P92"/>
      <text:p text:style-name="P11"/>
      <text:p text:style-name="P11"/>
      <text:p text:style-name="P12"/>
      <text:p text:style-name="P158">Computation d’une jointure</text:p>
      <text:p text:style-name="P106"/>
      <text:p text:style-name="P107"/>
      <text:list xml:id="list3499682951" text:style-name="WW8Num15">
        <text:list-item>
          <text:p text:style-name="P278"><text:span text:style-name="T13">Produit </text:span><text:span text:style-name="T22">___</text:span><text:span text:style-name="T23">cartésien</text:span><text:span text:style-name="T22">______</text:span><text:span text:style-name="T13"> des tables du </text:span><text:span text:style-name="T18">from</text:span></text:p>
        </text:list-item>
      </text:list>
      <text:p text:style-name="P121"/>
      <text:list xml:id="list122505734420254" text:continue-numbering="true" text:style-name="WW8Num15">
        <text:list-item>
          <text:p text:style-name="P278"><text:span text:style-name="T25">__</text:span><text:span text:style-name="T26">where</text:span><text:span text:style-name="T25">___</text:span></text:p>
        </text:list-item>
      </text:list>
      <text:p text:style-name="P143"/>
      <text:list xml:id="list122505130668126" text:continue-numbering="true" text:style-name="WW8Num15">
        <text:list-item>
          <text:p text:style-name="P280">select</text:p>
        </text:list-item>
      </text:list>
      <text:p text:style-name="P144"/>
      <text:list xml:id="list122505742406241" text:continue-numbering="true" text:style-name="WW8Num15">
        <text:list-item>
          <text:p text:style-name="P280">distinct</text:p>
        </text:list-item>
      </text:list>
      <text:p text:style-name="P144"/>
      <text:list xml:id="list122505683011357" text:continue-numbering="true" text:style-name="WW8Num15">
        <text:list-item>
          <text:p text:style-name="P278"><text:span text:style-name="T18">order by</text:span><text:span text:style-name="T13">.</text:span></text:p>
        </text:list-item>
      </text:list>
      <text:section text:style-name="Sect1" text:name="Section13">
        <text:p text:style-name="P39"/>
        <text:p text:style-name="P39"/>
        <text:p text:style-name="P39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21"/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P274">Connolly et Begg Database systems 6th</text:p>
            </table:table-cell>
            <table:table-cell table:style-name="Tableau12.A1" table:number-rows-spanned="2" office:value-type="string">
              <text:p text:style-name="P119">13</text:p>
            </table:table-cell>
          </table:table-row>
          <table:table-row table:style-name="Tableau12.2">
            <table:table-cell table:style-name="Tableau12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12.3">
            <table:covered-table-cell/>
            <table:table-cell table:style-name="Tableau12.A1" office:value-type="string">
              <text:p text:style-name="P91"/>
            </table:table-cell>
          </table:table-row>
        </table:table>
      </text:section>
      <text:p text:style-name="P325"><text:bookmark text:name="page14"/></text:p>
      <text:p text:style-name="P92"/>
      <text:p text:style-name="P92"/>
      <text:p text:style-name="P11"/>
      <text:p text:style-name="P11"/>
      <text:p text:style-name="P12"/>
      <text:p text:style-name="P158">Jointure externe</text:p>
      <text:p text:style-name="P106"/>
      <text:p text:style-name="P110"/>
      <text:list xml:id="list536181760" text:style-name="WW8Num16">
        <text:list-item>
          <text:p text:style-name="P173"><text:span text:style-name="T13">Si rangée table sans </text:span><text:span text:style-name="T22">____</text:span><text:span text:style-name="T23">correspondance</text:span><text:span text:style-name="T22">__________</text:span></text:p>
        </text:list-item>
      </text:list>
      <text:p text:style-name="P38"/>
      <text:list xml:id="list122506142248099" text:continue-numbering="true" text:style-name="WW8Num16">
        <text:list-item>
          <text:list>
            <text:list-item>
              <text:p text:style-name="P247">Rangée omise résultat</text:p>
            </text:list-item>
          </text:list>
        </text:list-item>
      </text:list>
      <text:p text:style-name="P38"/>
      <text:list xml:id="list122506662395584" text:continue-numbering="true" text:style-name="WW8Num16">
        <text:list-item>
          <text:p text:style-name="P173"><text:span text:style-name="T13">Retournent rangées qui ne </text:span><text:span text:style-name="T22">___</text:span><text:span text:style-name="T23">satisfont</text:span><text:span text:style-name="T22">______</text:span><text:span text:style-name="T13"> pas la condition</text:span></text:p>
        </text:list-item>
      </text:list>
      <text:p text:style-name="P34"/>
      <text:list xml:id="list122506240519148" text:continue-numbering="true" text:style-name="WW8Num16">
        <text:list-item>
          <text:p text:style-name="P197">Exemples</text:p>
        </text:list-item>
      </text:list>
      <text:section text:style-name="Sect1" text:name="Section14">
        <text:p text:style-name="P39"/>
        <text:p text:style-name="P39"/>
        <text:p text:style-name="P39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22"/>
        <table:table table:name="Tableau13" table:style-name="Tableau13">
          <table:table-column table:style-name="Tableau13.A"/>
          <table:table-column table:style-name="Tableau13.B"/>
          <table:table-row table:style-name="Tableau13.1">
            <table:table-cell table:style-name="Tableau13.A1" office:value-type="string">
              <text:p text:style-name="P274">Connolly et Begg Database systems 6th</text:p>
            </table:table-cell>
            <table:table-cell table:style-name="Tableau13.A1" table:number-rows-spanned="2" office:value-type="string">
              <text:p text:style-name="P119">14</text:p>
            </table:table-cell>
          </table:table-row>
          <table:table-row table:style-name="Tableau13.2">
            <table:table-cell table:style-name="Tableau13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13.3">
            <table:covered-table-cell/>
            <table:table-cell table:style-name="Tableau13.A1" office:value-type="string">
              <text:p text:style-name="P91"/>
            </table:table-cell>
          </table:table-row>
        </table:table>
      </text:section>
      <text:p text:style-name="P326"><text:bookmark text:name="page15"/></text:p>
      <text:p text:style-name="P92"/>
      <text:p text:style-name="P92"/>
      <text:p text:style-name="P11"/>
      <text:p text:style-name="P11"/>
      <text:p text:style-name="P12"/>
      <text:p text:style-name="P158">Exercices</text:p>
      <text:p text:style-name="P106"/>
      <text:p text:style-name="P110"/>
      <text:list xml:id="list1438699266" text:style-name="WW8Num17">
        <text:list-item>
          <text:p text:style-name="P286">Une jointure se fait exclusivement sur 2 tables A-Vrai</text:p>
        </text:list-item>
      </text:list>
      <text:p text:style-name="P163">B-Faux</text:p>
      <text:p text:style-name="P72"/>
      <text:list xml:id="list122505748042096" text:continue-numbering="true" text:style-name="WW8Num17">
        <text:list-item>
          <text:p text:style-name="P198">Laquelle est invalide?</text:p>
        </text:list-item>
      </text:list>
      <text:p text:style-name="P34"/>
      <text:list xml:id="list1227232119" text:style-name="WW8Num18">
        <text:list-item>
          <text:p text:style-name="P281">from CLIENT C join VISITE V on C.NUM_CLIENT = V.NUM_CLIENT</text:p>
        </text:list-item>
      </text:list>
      <text:p text:style-name="P145"/>
      <text:list xml:id="list122505181112814" text:continue-numbering="true" text:style-name="WW8Num18">
        <text:list-item>
          <text:p text:style-name="P281">from CLIENT C inner join VISITE V on C.NUM_CLIENT = V.NUM_CLIENT</text:p>
        </text:list-item>
      </text:list>
      <text:p text:style-name="P146"/>
      <text:list xml:id="list122506722121506" text:continue-numbering="true" text:style-name="WW8Num18">
        <text:list-item>
          <text:p text:style-name="P282">from CLIENT join VISITE using (NUM_CLIENT)</text:p>
        </text:list-item>
      </text:list>
      <text:p text:style-name="P148"/>
      <text:list xml:id="list122505616550811" text:continue-numbering="true" text:style-name="WW8Num18">
        <text:list-item>
          <text:p text:style-name="P281">from CLIENT natural join VISITE</text:p>
        </text:list-item>
      </text:list>
      <text:p text:style-name="P147"/>
      <text:list xml:id="list122505160109727" text:continue-numbering="true" text:style-name="WW8Num18">
        <text:list-item>
          <text:p text:style-name="P282">from CLIENT C, VISITE V where C.NUM_CLIENT = V.NUM_CLIENT</text:p>
        </text:list-item>
      </text:list>
      <text:p text:style-name="P149"/>
      <text:list xml:id="list122506281735080" text:continue-numbering="true" text:style-name="WW8Num18">
        <text:list-item>
          <text:p text:style-name="P283">Toutes ces réponses</text:p>
        </text:list-item>
      </text:list>
      <text:p text:style-name="P126"/>
      <text:list xml:id="list122505757892446" text:continue-numbering="true" text:style-name="WW8Num18">
        <text:list-item>
          <text:p text:style-name="P284">Aucune de ces réponses</text:p>
        </text:list-item>
      </text:list>
      <text:section text:style-name="Sect1" text:name="Section15">
        <text:p text:style-name="P97"/>
        <text:p text:style-name="P97"/>
        <text:p text:style-name="P97"/>
        <text:p text:style-name="P23"/>
        <table:table table:name="Tableau14" table:style-name="Tableau14">
          <table:table-column table:style-name="Tableau14.A"/>
          <table:table-column table:style-name="Tableau14.B"/>
          <table:table-row table:style-name="Tableau14.1">
            <table:table-cell table:style-name="Tableau14.A1" office:value-type="string">
              <text:p text:style-name="P274">Connolly et Begg Database systems 6th</text:p>
            </table:table-cell>
            <table:table-cell table:style-name="Tableau14.A1" table:number-rows-spanned="2" office:value-type="string">
              <text:p text:style-name="P119">15</text:p>
            </table:table-cell>
          </table:table-row>
          <table:table-row table:style-name="Tableau14.2">
            <table:table-cell table:style-name="Tableau14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14.3">
            <table:covered-table-cell/>
            <table:table-cell table:style-name="Tableau14.A1" office:value-type="string">
              <text:p text:style-name="P91"/>
            </table:table-cell>
          </table:table-row>
        </table:table>
      </text:section>
      <text:p text:style-name="P327"><text:bookmark text:name="page16"/></text:p>
      <text:p text:style-name="P92"/>
      <text:p text:style-name="P92"/>
      <text:p text:style-name="P11"/>
      <text:p text:style-name="P19"/>
      <text:p text:style-name="P155"><text:span text:style-name="T9">exists </text:span><text:span text:style-name="T11">et</text:span><text:span text:style-name="T9"> not exists</text:span></text:p>
      <text:p text:style-name="P106"/>
      <text:p text:style-name="P112"/>
      <text:list xml:id="list3932425551" text:style-name="WW8Num19">
        <text:list-item>
          <text:p text:style-name="P174"><text:span text:style-name="T18">exists </text:span><text:span text:style-name="T13">et</text:span><text:span text:style-name="T18"> not exists </text:span><text:span text:style-name="T32"></text:span><text:span text:style-name="T13">sous-requêtes</text:span></text:p>
        </text:list-item>
      </text:list>
      <text:p text:style-name="P32"/>
      <text:list xml:id="list122505193724595" text:continue-numbering="true" text:style-name="WW8Num19">
        <text:list-item>
          <text:p text:style-name="P174"><text:span text:style-name="T13">Vrai si </text:span><text:span text:style-name="T22">___</text:span><text:span text:style-name="T23">existe</text:span><text:span text:style-name="T22">___</text:span><text:span text:style-name="T13"> au moins une rangée</text:span></text:p>
        </text:list-item>
      </text:list>
      <text:p text:style-name="P33"/>
      <text:list xml:id="list122506403216327" text:continue-numbering="true" text:style-name="WW8Num19">
        <text:list-item>
          <text:p text:style-name="P174"><text:span text:style-name="T13">Faux si résultat </text:span><text:span text:style-name="T22">__</text:span><text:span text:style-name="T23">vide</text:span><text:span text:style-name="T22">__</text:span></text:p>
        </text:list-item>
      </text:list>
      <text:p text:style-name="P49"/>
      <text:list xml:id="list122506446452510" text:continue-numbering="true" text:style-name="WW8Num19">
        <text:list-item>
          <text:p text:style-name="P174"><text:span text:style-name="T18">not exists </text:span><text:span text:style-name="T22">__</text:span><text:span text:style-name="T23">opposé</text:span><text:span text:style-name="T22">____</text:span><text:span text:style-name="T18"> </text:span><text:span text:style-name="T13">de</text:span><text:span text:style-name="T18"> exists</text:span></text:p>
        </text:list-item>
      </text:list>
      <text:p text:style-name="P41"/>
      <text:list xml:id="list122506426166841" text:continue-numbering="true" text:style-name="WW8Num19">
        <text:list-item>
          <text:p text:style-name="P199">Nombre de colonnes</text:p>
        </text:list-item>
      </text:list>
      <text:p text:style-name="P73"/>
      <text:list xml:id="list122506908318259" text:continue-numbering="true" text:style-name="WW8Num19">
        <text:list-item>
          <text:list>
            <text:list-item>
              <text:p text:style-name="P248">Vérifie existence ou non-existence</text:p>
            </text:list-item>
          </text:list>
        </text:list-item>
      </text:list>
      <text:p text:style-name="P64"/>
      <text:list xml:id="list122506797747782" text:continue-numbering="true" text:style-name="WW8Num19">
        <text:list-item>
          <text:list>
            <text:list-item>
              <text:p text:style-name="P232"><text:span text:style-name="T13">Commun (</text:span><text:span text:style-name="T25">_____</text:span><text:span text:style-name="T26">select* ...</text:span><text:span text:style-name="T25">____</text:span><text:span text:style-name="T22">___</text:span><text:span text:style-name="T13">)</text:span></text:p>
            </text:list-item>
          </text:list>
        </text:list-item>
      </text:list>
      <text:p text:style-name="P43"/>
      <text:list xml:id="list122506012490976" text:continue-numbering="true" text:style-name="WW8Num19">
        <text:list-item>
          <text:p text:style-name="P199">Exemple.</text:p>
        </text:list-item>
      </text:list>
      <text:section text:style-name="Sect1" text:name="Section16">
        <text:p text:style-name="P39"/>
        <text:p text:style-name="P39"/>
        <text:p text:style-name="P39"/>
        <text:p text:style-name="P11"/>
        <text:p text:style-name="P11"/>
        <text:p text:style-name="P11"/>
        <text:p text:style-name="P11"/>
        <text:p text:style-name="P11"/>
        <text:p text:style-name="P19"/>
        <table:table table:name="Tableau15" table:style-name="Tableau15">
          <table:table-column table:style-name="Tableau15.A"/>
          <table:table-column table:style-name="Tableau15.B"/>
          <table:table-row table:style-name="Tableau15.1">
            <table:table-cell table:style-name="Tableau15.A1" office:value-type="string">
              <text:p text:style-name="P274">Connolly et Begg Database systems 6th</text:p>
            </table:table-cell>
            <table:table-cell table:style-name="Tableau15.A1" table:number-rows-spanned="2" office:value-type="string">
              <text:p text:style-name="P119">16</text:p>
            </table:table-cell>
          </table:table-row>
          <table:table-row table:style-name="Tableau15.2">
            <table:table-cell table:style-name="Tableau15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15.3">
            <table:covered-table-cell/>
            <table:table-cell table:style-name="Tableau15.A1" office:value-type="string">
              <text:p text:style-name="P91"/>
            </table:table-cell>
          </table:table-row>
        </table:table>
      </text:section>
      <text:p text:style-name="P328"><text:bookmark text:name="page17"/></text:p>
      <text:p text:style-name="P93"/>
      <text:p text:style-name="P155"><text:span text:style-name="T9">union, intersect </text:span><text:span text:style-name="T11">et</text:span><text:span text:style-name="T9"> minus (except)</text:span></text:p>
      <text:p text:style-name="P106"/>
      <text:p text:style-name="P113"/>
      <text:list xml:id="list2540080788" text:style-name="WW8Num20">
        <text:list-item>
          <text:p text:style-name="P200">Combiner résultats de 2+ requêtes</text:p>
        </text:list-item>
      </text:list>
      <text:p text:style-name="P34"/>
      <text:list xml:id="list122506094105661" text:continue-numbering="true" text:style-name="WW8Num20">
        <text:list-item>
          <text:p text:style-name="P175"><text:span text:style-name="T25">__</text:span><text:span text:style-name="T26">union</text:span><text:span text:style-name="T25">___</text:span></text:p>
        </text:list-item>
      </text:list>
      <text:p text:style-name="P133"/>
      <text:list xml:id="list122505385857493" text:continue-numbering="true" text:style-name="WW8Num20">
        <text:list-item>
          <text:p text:style-name="P175"><text:span text:style-name="T25">____</text:span><text:span text:style-name="T26">intersect</text:span><text:span text:style-name="T25">_____</text:span></text:p>
        </text:list-item>
      </text:list>
      <text:p text:style-name="P130"/>
      <text:list xml:id="list122504997804119" text:continue-numbering="true" text:style-name="WW8Num20">
        <text:list-item>
          <text:p text:style-name="P175"><text:span text:style-name="T25">___</text:span><text:span text:style-name="T26">minus</text:span><text:span text:style-name="T25">__</text:span></text:p>
        </text:list-item>
      </text:list>
      <text:p text:style-name="P262"/>
      <text:list xml:id="list122506188803489" text:continue-numbering="true" text:style-name="WW8Num20">
        <text:list-item>
          <text:p text:style-name="P223"/>
        </text:list-item>
      </text:list>
      <text:p text:style-name="P264">|9:42| : rechercherce qui est différent de lautre table</text:p>
      <text:p text:style-name="P134"/>
      <text:list xml:id="list122506027874494" text:continue-numbering="true" text:style-name="WW8Num20">
        <text:list-item>
          <text:p text:style-name="P175"><text:span text:style-name="T13">Compatibles envers </text:span><text:span text:style-name="T22">____l’union___</text:span></text:p>
        </text:list-item>
      </text:list>
      <text:p text:style-name="P73"/>
      <text:list xml:id="list122506654884116" text:continue-numbering="true" text:style-name="WW8Num20">
        <text:list-item>
          <text:p text:style-name="P175"><text:span text:style-name="T22">___</text:span><text:span text:style-name="T23">format</text:span><text:span text:style-name="T22">___</text:span></text:p>
        </text:list-item>
      </text:list>
      <text:p text:style-name="P135"/>
      <text:p text:style-name="P287"><text:span text:style-name="T18">Requête1 </text:span><text:span text:style-name="T25">__op fall_______</text:span><text:span text:style-name="T18">Requête2</text:span></text:p>
      <text:p text:style-name="P74"/>
      <text:list xml:id="list3235278681" text:style-name="WW8Num21">
        <text:list-item>
          <text:p text:style-name="P201">ALL</text:p>
        </text:list-item>
      </text:list>
      <text:p text:style-name="P33"/>
      <text:list xml:id="list122506067355591" text:continue-numbering="true" text:style-name="WW8Num21">
        <text:list-item>
          <text:list>
            <text:list-item>
              <text:p text:style-name="P233"><text:span text:style-name="T13">Résultat inclut rangées </text:span><text:span text:style-name="T22">____</text:span><text:span text:style-name="T23">dupliquées</text:span><text:span text:style-name="T22">______</text:span></text:p>
            </text:list-item>
          </text:list>
        </text:list-item>
      </text:list>
      <text:p text:style-name="P38"/>
      <text:list xml:id="list122506620493532" text:continue-numbering="true" text:style-name="WW8Num21">
        <text:list-item>
          <text:p text:style-name="P201">Exemples.</text:p>
        </text:list-item>
      </text:list>
      <text:section text:style-name="Sect1" text:name="Section17">
        <text:p text:style-name="P39"/>
        <text:p text:style-name="P39"/>
        <text:p text:style-name="P39"/>
        <text:p text:style-name="P13"/>
        <table:table table:name="Tableau16" table:style-name="Tableau16">
          <table:table-column table:style-name="Tableau16.A"/>
          <table:table-column table:style-name="Tableau16.B"/>
          <table:table-row table:style-name="Tableau16.1">
            <table:table-cell table:style-name="Tableau16.A1" office:value-type="string">
              <text:p text:style-name="P274">Connolly et Begg Database systems 6th</text:p>
            </table:table-cell>
            <table:table-cell table:style-name="Tableau16.A1" table:number-rows-spanned="2" office:value-type="string">
              <text:p text:style-name="P119">17</text:p>
            </table:table-cell>
          </table:table-row>
          <table:table-row table:style-name="Tableau16.2">
            <table:table-cell table:style-name="Tableau16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16.3">
            <table:covered-table-cell/>
            <table:table-cell table:style-name="Tableau16.A1" office:value-type="string">
              <text:p text:style-name="P91"/>
            </table:table-cell>
          </table:table-row>
        </table:table>
      </text:section>
      <text:p text:style-name="P329"><text:bookmark text:name="page18"/></text:p>
      <text:p text:style-name="P92"/>
      <text:p text:style-name="P9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/>
      <text:p text:style-name="P292">VUES</text:p>
      <text:section text:style-name="Sect1" text:name="Section18">
        <text:p text:style-name="P118"/>
        <text:p text:style-name="P118"/>
        <text:p text:style-name="P118"/>
        <text:p text:style-name="P11"/>
        <text:p text:style-name="P11"/>
        <text:p text:style-name="P11"/>
        <text:p text:style-name="P11"/>
        <text:p text:style-name="P11"/>
        <text:p text:style-name="P25"/>
        <table:table table:name="Tableau17" table:style-name="Tableau17">
          <table:table-column table:style-name="Tableau17.A"/>
          <table:table-column table:style-name="Tableau17.B"/>
          <table:table-row table:style-name="Tableau17.1">
            <table:table-cell table:style-name="Tableau17.A1" office:value-type="string">
              <text:p text:style-name="P274">Connolly et Begg Database systems 6th</text:p>
            </table:table-cell>
            <table:table-cell table:style-name="Tableau17.A1" table:number-rows-spanned="2" office:value-type="string">
              <text:p text:style-name="P119">18</text:p>
            </table:table-cell>
          </table:table-row>
          <table:table-row table:style-name="Tableau17.2">
            <table:table-cell table:style-name="Tableau17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17.3">
            <table:covered-table-cell/>
            <table:table-cell table:style-name="Tableau17.A1" office:value-type="string">
              <text:p text:style-name="P91"/>
            </table:table-cell>
          </table:table-row>
        </table:table>
      </text:section>
      <text:p text:style-name="P330"><text:bookmark text:name="page19"/></text:p>
      <text:p text:style-name="P92"/>
      <text:p text:style-name="P92"/>
      <text:p text:style-name="P11"/>
      <text:p text:style-name="P11"/>
      <text:p text:style-name="P12"/>
      <text:p text:style-name="P158">Vues</text:p>
      <text:p text:style-name="P106"/>
      <text:p text:style-name="P110"/>
      <text:list xml:id="list4019633205" text:style-name="WW8Num22">
        <text:list-item>
          <text:p text:style-name="P293"><text:span text:style-name="T13">Résultat </text:span><text:span text:style-name="T22">__</text:span><text:span text:style-name="T23">dynamique</text:span><text:span text:style-name="T22">_______</text:span><text:span text:style-name="T13"> 1+ opérations relationnelles sur 1+ relations de base</text:span></text:p>
        </text:list-item>
      </text:list>
      <text:p text:style-name="P67"/>
      <text:list xml:id="list122505675167558" text:continue-numbering="true" text:style-name="WW8Num22">
        <text:list-item>
          <text:p text:style-name="P202">Relation virtuelle</text:p>
        </text:list-item>
      </text:list>
      <text:p text:style-name="P38"/>
      <text:list xml:id="list122506028558190" text:continue-numbering="true" text:style-name="WW8Num22">
        <text:list-item>
          <text:p text:style-name="P202">Contenu définit</text:p>
        </text:list-item>
      </text:list>
      <text:p text:style-name="P34"/>
      <text:list xml:id="list122506361004177" text:continue-numbering="true" text:style-name="WW8Num22">
        <text:list-item>
          <text:list>
            <text:list-item>
              <text:p text:style-name="P234"><text:span text:style-name="T22">__</text:span><text:span text:style-name="T23">Requête</text:span><text:span text:style-name="T22">_____</text:span></text:p>
            </text:list-item>
          </text:list>
        </text:list-item>
      </text:list>
      <text:p text:style-name="P136"/>
      <text:list xml:id="list122506529374549" text:continue-numbering="true" text:style-name="WW8Num22">
        <text:list-item>
          <text:p text:style-name="P202">Résolution de vue</text:p>
        </text:list-item>
      </text:list>
      <text:p text:style-name="P38"/>
      <text:list xml:id="list122505390089716" text:continue-numbering="true" text:style-name="WW8Num22">
        <text:list-item>
          <text:list>
            <text:list-item>
              <text:p text:style-name="P294"><text:span text:style-name="T13">Opérations automatiquement </text:span><text:span text:style-name="T22">___</text:span><text:span text:style-name="T23">traduites</text:span><text:span text:style-name="T22">______</text:span><text:span text:style-name="T13"> en opérations sur les relations de base.</text:span></text:p>
            </text:list-item>
          </text:list>
        </text:list-item>
      </text:list>
      <text:section text:style-name="Sect1" text:name="Section19">
        <text:p text:style-name="P39"/>
        <text:p text:style-name="P39"/>
        <text:p text:style-name="P39"/>
        <text:p text:style-name="P11"/>
        <text:p text:style-name="P11"/>
        <text:p text:style-name="P11"/>
        <text:p text:style-name="P11"/>
        <text:p text:style-name="P11"/>
        <text:p text:style-name="P11"/>
        <text:p text:style-name="P26"/>
        <table:table table:name="Tableau18" table:style-name="Tableau18">
          <table:table-column table:style-name="Tableau18.A"/>
          <table:table-column table:style-name="Tableau18.B"/>
          <table:table-row table:style-name="Tableau18.1">
            <table:table-cell table:style-name="Tableau18.A1" office:value-type="string">
              <text:p text:style-name="P274">Connolly et Begg Database systems 6th</text:p>
            </table:table-cell>
            <table:table-cell table:style-name="Tableau18.A1" table:number-rows-spanned="2" office:value-type="string">
              <text:p text:style-name="P119">19</text:p>
            </table:table-cell>
          </table:table-row>
          <table:table-row table:style-name="Tableau18.2">
            <table:table-cell table:style-name="Tableau18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18.3">
            <table:covered-table-cell/>
            <table:table-cell table:style-name="Tableau18.A1" office:value-type="string">
              <text:p text:style-name="P91"/>
            </table:table-cell>
          </table:table-row>
        </table:table>
      </text:section>
      <text:p text:style-name="P331"><text:bookmark text:name="page20"/></text:p>
      <text:p text:style-name="P92"/>
      <text:p text:style-name="P92"/>
      <text:p text:style-name="P11"/>
      <text:p text:style-name="P19"/>
      <text:p text:style-name="P155"><text:span text:style-name="T12">SQL - </text:span><text:span text:style-name="T10">create view</text:span></text:p>
      <text:p text:style-name="P116"/>
      <text:p text:style-name="P117"/>
      <text:p text:style-name="P295">create [materialized] view NOM_VUE [ (NOUVEAU_NOM_COLONNE[,...]) ]</text:p>
      <text:p text:style-name="P89"/>
      <text:p text:style-name="P288">as requete_select</text:p>
      <text:p text:style-name="P90"/>
      <text:p text:style-name="P289">[with check option]</text:p>
      <text:p text:style-name="P75"/>
      <text:list xml:id="list639041570" text:style-name="WW8Num23">
        <text:list-item>
          <text:p text:style-name="P176"><text:span text:style-name="T18">NOUVEAU_NOM_COLONNE </text:span><text:span text:style-name="T32"></text:span><text:span text:style-name="T18"> </text:span><text:span text:style-name="T13">éviter</text:span><text:span text:style-name="T18"> </text:span><text:span text:style-name="T22">___</text:span><text:span text:style-name="T23">ambiguité</text:span><text:span text:style-name="T22">______</text:span><text:span text:style-name="T18"> </text:span><text:span text:style-name="T13">noms</text:span></text:p>
        </text:list-item>
      </text:list>
      <text:p text:style-name="P43"/>
      <text:list xml:id="list122506328103839" text:continue-numbering="true" text:style-name="WW8Num23">
        <text:list-item>
          <text:list>
            <text:list-item>
              <text:p text:style-name="P235"><text:span text:style-name="T13">Si spécifiée </text:span><text:span text:style-name="T32"></text:span><text:span text:style-name="T13"> Même nombre colonnes</text:span></text:p>
            </text:list-item>
          </text:list>
        </text:list-item>
      </text:list>
      <text:p text:style-name="P33"/>
      <text:list xml:id="list122506639760762" text:continue-numbering="true" text:style-name="WW8Num23">
        <text:list-item>
          <text:list>
            <text:list-item>
              <text:p text:style-name="P235"><text:span text:style-name="T13">Si </text:span><text:span text:style-name="T22">__</text:span><text:span text:style-name="T23">omise</text:span><text:span text:style-name="T22">___</text:span><text:span text:style-name="T13"> </text:span><text:span text:style-name="T32"></text:span><text:span text:style-name="T13"> Noms du select</text:span></text:p>
            </text:list-item>
          </text:list>
        </text:list-item>
      </text:list>
      <text:p text:style-name="P34"/>
      <text:list xml:id="list122505233239211" text:continue-numbering="true" text:style-name="WW8Num23">
        <text:list-item>
          <text:p text:style-name="P218">requete_select</text:p>
        </text:list-item>
      </text:list>
      <text:p text:style-name="P63"/>
      <text:list xml:id="list122506908947524" text:continue-numbering="true" text:style-name="WW8Num23">
        <text:list-item>
          <text:list>
            <text:list-item>
              <text:p text:style-name="P235"><text:span text:style-name="T13">Toute requête select <text:s/></text:span><text:span text:style-name="T32"></text:span><text:span text:style-name="T13"> requête de </text:span><text:span text:style-name="T22">____</text:span><text:span text:style-name="T23">définition</text:span><text:span text:style-name="T22">______</text:span></text:p>
            </text:list-item>
          </text:list>
        </text:list-item>
      </text:list>
      <text:p text:style-name="P42"/>
      <text:list xml:id="list122506771348899" text:continue-numbering="true" text:style-name="WW8Num23">
        <text:list-item>
          <text:p text:style-name="P176"><text:span text:style-name="T20">with check option </text:span><text:span text:style-name="T33"></text:span><text:span text:style-name="T20"> </text:span><text:span text:style-name="T17">Rangée doit respecter</text:span><text:span text:style-name="T20"> where </text:span><text:span text:style-name="T17">en MAJ</text:span></text:p>
        </text:list-item>
      </text:list>
      <text:p text:style-name="P103"/>
      <text:list xml:id="list122504893538939" text:continue-numbering="true" text:style-name="WW8Num23">
        <text:list-item>
          <text:p text:style-name="P203">Exemples.</text:p>
        </text:list-item>
      </text:list>
      <text:section text:style-name="Sect1" text:name="Section20">
        <text:p text:style-name="P76"/>
        <table:table table:name="Tableau19" table:style-name="Tableau19">
          <table:table-column table:style-name="Tableau19.A"/>
          <table:table-column table:style-name="Tableau19.B"/>
          <table:table-row table:style-name="Tableau19.1">
            <table:table-cell table:style-name="Tableau19.A1" office:value-type="string">
              <text:p text:style-name="P274">Connolly et Begg Database systems 6th</text:p>
            </table:table-cell>
            <table:table-cell table:style-name="Tableau19.A1" table:number-rows-spanned="2" office:value-type="string">
              <text:p text:style-name="P119">20</text:p>
            </table:table-cell>
          </table:table-row>
          <table:table-row table:style-name="Tableau19.2">
            <table:table-cell table:style-name="Tableau19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19.3">
            <table:covered-table-cell/>
            <table:table-cell table:style-name="Tableau19.A1" office:value-type="string">
              <text:p text:style-name="P91"/>
            </table:table-cell>
          </table:table-row>
        </table:table>
      </text:section>
      <text:p text:style-name="P332"><text:bookmark text:name="page21"/></text:p>
      <text:p text:style-name="P92"/>
      <text:p text:style-name="P92"/>
      <text:p text:style-name="P11"/>
      <text:p text:style-name="P19"/>
      <text:p text:style-name="P155"><text:span text:style-name="T11">SQL - </text:span><text:span text:style-name="T9">drop view</text:span></text:p>
      <text:p text:style-name="P106"/>
      <text:p text:style-name="P107"/>
      <text:p text:style-name="P289">drop view NOM_VUE [restrict | cascade]</text:p>
      <text:p text:style-name="P77"/>
      <text:list xml:id="list2341307452" text:style-name="WW8Num24">
        <text:list-item>
          <text:p text:style-name="P177"><text:span text:style-name="T22">____</text:span><text:span text:style-name="T23">Définition</text:span><text:span text:style-name="T22">______ </text:span><text:span text:style-name="T34">effacée de la BD</text:span></text:p>
        </text:list-item>
      </text:list>
      <text:p text:style-name="P135"/>
      <text:list xml:id="list122505415098267" text:continue-numbering="true" text:style-name="WW8Num24">
        <text:list-item>
          <text:p text:style-name="P219">cascade</text:p>
        </text:list-item>
      </text:list>
      <text:p text:style-name="P54"/>
      <text:list xml:id="list122506739401323" text:continue-numbering="true" text:style-name="WW8Num24">
        <text:list-item>
          <text:list>
            <text:list-item>
              <text:p text:style-name="P249">Objets dépendant effacés</text:p>
            </text:list-item>
          </text:list>
        </text:list-item>
      </text:list>
      <text:p text:style-name="P61"/>
      <text:list xml:id="list122507019553688" text:continue-numbering="true" text:style-name="WW8Num24">
        <text:list-item>
          <text:p text:style-name="P177"><text:span text:style-name="T18">restrict </text:span><text:span text:style-name="T13">(par défaut)</text:span></text:p>
        </text:list-item>
      </text:list>
      <text:p text:style-name="P58"/>
      <text:list xml:id="list122506961700854" text:continue-numbering="true" text:style-name="WW8Num24">
        <text:list-item>
          <text:list>
            <text:list-item>
              <text:p text:style-name="P249">Si objet dépendant</text:p>
            </text:list-item>
          </text:list>
        </text:list-item>
      </text:list>
      <text:p text:style-name="P60"/>
      <text:list xml:id="list122505561527482" text:continue-numbering="true" text:style-name="WW8Num24">
        <text:list-item>
          <text:list>
            <text:list-item>
              <text:list>
                <text:list-item>
                  <text:p text:style-name="P271"><text:span text:style-name="T22">___</text:span><text:span text:style-name="T23">Rejetée</text:span><text:span text:style-name="T22">____</text:span></text:p>
                </text:list-item>
              </text:list>
            </text:list-item>
          </text:list>
        </text:list-item>
      </text:list>
      <text:p text:style-name="P127"/>
      <text:list xml:id="list122506445783584" text:continue-numbering="true" text:style-name="WW8Num24">
        <text:list-item>
          <text:p text:style-name="P204">Exemple.</text:p>
        </text:list-item>
      </text:list>
      <text:section text:style-name="Sect1" text:name="Section21">
        <text:p text:style-name="P39"/>
        <text:p text:style-name="P39"/>
        <text:p text:style-name="P39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27"/>
        <table:table table:name="Tableau20" table:style-name="Tableau20">
          <table:table-column table:style-name="Tableau20.A"/>
          <table:table-column table:style-name="Tableau20.B"/>
          <table:table-row table:style-name="Tableau20.1">
            <table:table-cell table:style-name="Tableau20.A1" office:value-type="string">
              <text:p text:style-name="P274">Connolly et Begg Database systems 6th</text:p>
            </table:table-cell>
            <table:table-cell table:style-name="Tableau20.A1" table:number-rows-spanned="2" office:value-type="string">
              <text:p text:style-name="P119">21</text:p>
            </table:table-cell>
          </table:table-row>
          <table:table-row table:style-name="Tableau20.2">
            <table:table-cell table:style-name="Tableau20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20.3">
            <table:covered-table-cell/>
            <table:table-cell table:style-name="Tableau20.A1" office:value-type="string">
              <text:p text:style-name="P91"/>
            </table:table-cell>
          </table:table-row>
        </table:table>
      </text:section>
      <text:p text:style-name="P333"><text:bookmark text:name="page22"/></text:p>
      <text:p text:style-name="P92"/>
      <text:p text:style-name="P92"/>
      <text:p text:style-name="P11"/>
      <text:p text:style-name="P11"/>
      <text:p text:style-name="P12"/>
      <text:p text:style-name="P158">Exercice</text:p>
      <text:p text:style-name="P106"/>
      <text:p text:style-name="P110"/>
      <text:list xml:id="list591626714" text:style-name="WW8Num25">
        <text:list-item>
          <text:p text:style-name="P205">La clause Exists est souvent associée à?</text:p>
        </text:list-item>
      </text:list>
      <text:p text:style-name="P38"/>
      <text:p text:style-name="P156"><text:span text:style-name="T13">A-Une seule colonne</text:span><text:span text:style-name="T2"><text:tab/></text:span><text:span text:style-name="T13">B-Une seule ligne</text:span></text:p>
      <text:p text:style-name="P32"/>
      <text:p text:style-name="P156"><text:span text:style-name="T14">C-Toutes les colonnes</text:span><text:span text:style-name="T2"><text:tab/></text:span><text:span text:style-name="T13">D-Toutes ces réponses</text:span></text:p>
      <text:p text:style-name="P78"/>
      <text:p text:style-name="P162">E-Aucune de ces réponses</text:p>
      <text:p text:style-name="P32"/>
      <text:list xml:id="list2143938003" text:style-name="WW8Num26">
        <text:list-item>
          <text:p text:style-name="P296"><text:span text:style-name="T13">Laquelle est fausse? Une vue est un résultat dynamique car </text:span><text:span text:style-name="T14">A-Elle est rapide</text:span></text:p>
        </text:list-item>
      </text:list>
      <text:p text:style-name="P297">B-Elle est recalculée à chaque demande C-Elle est toujours à jour</text:p>
      <text:p text:style-name="P79"/>
      <text:p text:style-name="P298">D-Elle n'est pas stocké dans la BD E-Elle est produite sur demande</text:p>
      <text:section text:style-name="Sect1" text:name="Section22">
        <text:p text:style-name="P39"/>
        <text:p text:style-name="P39"/>
        <text:p text:style-name="P80"/>
        <table:table table:name="Tableau21" table:style-name="Tableau21">
          <table:table-column table:style-name="Tableau21.A"/>
          <table:table-column table:style-name="Tableau21.B"/>
          <table:table-row table:style-name="Tableau21.1">
            <table:table-cell table:style-name="Tableau21.A1" office:value-type="string">
              <text:p text:style-name="P274">Connolly et Begg Database systems 6th</text:p>
            </table:table-cell>
            <table:table-cell table:style-name="Tableau21.A1" table:number-rows-spanned="2" office:value-type="string">
              <text:p text:style-name="P119">22</text:p>
            </table:table-cell>
          </table:table-row>
          <table:table-row table:style-name="Tableau21.2">
            <table:table-cell table:style-name="Tableau21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21.3">
            <table:covered-table-cell/>
            <table:table-cell table:style-name="Tableau21.A1" office:value-type="string">
              <text:p text:style-name="P91"/>
            </table:table-cell>
          </table:table-row>
        </table:table>
      </text:section>
      <text:p text:style-name="P334"><text:bookmark text:name="page23"/></text:p>
      <text:p text:style-name="P92"/>
      <text:p text:style-name="P92"/>
      <text:p text:style-name="P11"/>
      <text:p text:style-name="P11"/>
      <text:p text:style-name="P12"/>
      <text:p text:style-name="P158">Résolution de vue</text:p>
      <text:p text:style-name="P106"/>
      <text:p text:style-name="P110"/>
      <text:list xml:id="list427542620" text:style-name="WW8Num27">
        <text:list-item>
          <text:p text:style-name="P299">Compter le nombre de propriétés à louer administrées par chaque membre du personnel de la filiale F003</text:p>
        </text:list-item>
      </text:list>
      <text:p text:style-name="P81"/>
      <text:list xml:id="list2926745929" text:style-name="WW8Num28">
        <text:list-item>
          <text:p text:style-name="P300"><text:span text:style-name="T13">Noms colonnes du select </text:span><text:span text:style-name="T22">___</text:span><text:span text:style-name="T23">traduits</text:span><text:span text:style-name="T22">_____</text:span><text:span text:style-name="T13"> en noms correspondants de requête de définition</text:span></text:p>
        </text:list-item>
      </text:list>
      <text:p text:style-name="P122"/>
      <text:list xml:id="list122506555004190" text:continue-numbering="true" text:style-name="WW8Num28">
        <text:list-item>
          <text:p text:style-name="P301"><text:span text:style-name="T13">Noms vue </text:span><text:span text:style-name="T18">from</text:span><text:span text:style-name="T13"> remplacés par noms correspondant requête de définition</text:span></text:p>
        </text:list-item>
      </text:list>
      <text:p text:style-name="P57"/>
      <text:p text:style-name="P155"><text:span text:style-name="T18">3.where </text:span><text:span text:style-name="T13">combiné avec</text:span><text:span text:style-name="T18"> where </text:span><text:span text:style-name="T13">requête de définition avec</text:span><text:span text:style-name="T18"> </text:span><text:span text:style-name="T25">_</text:span><text:span text:style-name="T26">and</text:span><text:span text:style-name="T25">__</text:span></text:p>
      <text:p text:style-name="P137"/>
      <text:p text:style-name="P155"><text:span text:style-name="T18">4.group by </text:span><text:span text:style-name="T13">et</text:span><text:span text:style-name="T18"> having </text:span><text:span text:style-name="T22">___</text:span><text:span text:style-name="T23">copié</text:span><text:span text:style-name="T22">___</text:span><text:span text:style-name="T18"> </text:span><text:span text:style-name="T13">de requête de définition</text:span></text:p>
      <text:p text:style-name="P47"/>
      <text:list xml:id="list4147314982" text:style-name="WW8Num29">
        <text:list-item>
          <text:p text:style-name="P302">order by copié avec noms colonne traduits de requête de définition</text:p>
        </text:list-item>
      </text:list>
      <text:p text:style-name="P123"/>
      <text:list xml:id="list122505502287076" text:continue-numbering="true" text:style-name="WW8Num29">
        <text:list-item>
          <text:p text:style-name="P303">Exécution de requête fusionnée.</text:p>
        </text:list-item>
      </text:list>
      <text:section text:style-name="Sect1" text:name="Section23">
        <text:p text:style-name="P39"/>
        <text:p text:style-name="P39"/>
        <text:p text:style-name="P82"/>
        <table:table table:name="Tableau22" table:style-name="Tableau22">
          <table:table-column table:style-name="Tableau22.A"/>
          <table:table-column table:style-name="Tableau22.B"/>
          <table:table-row table:style-name="Tableau22.1">
            <table:table-cell table:style-name="Tableau22.A1" office:value-type="string">
              <text:p text:style-name="P274">Connolly et Begg Database systems 6th</text:p>
            </table:table-cell>
            <table:table-cell table:style-name="Tableau22.A1" table:number-rows-spanned="2" office:value-type="string">
              <text:p text:style-name="P119">23</text:p>
            </table:table-cell>
          </table:table-row>
          <table:table-row table:style-name="Tableau22.2">
            <table:table-cell table:style-name="Tableau22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22.3">
            <table:covered-table-cell/>
            <table:table-cell table:style-name="Tableau22.A1" office:value-type="string">
              <text:p text:style-name="P91"/>
            </table:table-cell>
          </table:table-row>
        </table:table>
      </text:section>
      <text:p text:style-name="P335"><text:bookmark text:name="page24"/></text:p>
      <text:p text:style-name="P92"/>
      <text:p text:style-name="P92"/>
      <text:p text:style-name="P11"/>
      <text:p text:style-name="P11"/>
      <text:p text:style-name="P12"/>
      <text:p text:style-name="P158">Restrictions sur les vues</text:p>
      <text:p text:style-name="P106"/>
      <text:p text:style-name="P110"/>
      <text:list xml:id="list921554763" text:style-name="WW8Num30">
        <text:list-item>
          <text:p text:style-name="P206">Standard SQL</text:p>
        </text:list-item>
      </text:list>
      <text:p text:style-name="P38"/>
      <text:list xml:id="list122506797638584" text:continue-numbering="true" text:style-name="WW8Num30">
        <text:list-item>
          <text:list>
            <text:list-item>
              <text:p text:style-name="P236"><text:span text:style-name="T13">Plusieurs restrictions sur </text:span><text:span text:style-name="T22">__</text:span><text:span text:style-name="T23">création</text:span><text:span text:style-name="T22">______</text:span><text:span text:style-name="T13">/utilisation</text:span></text:p>
            </text:list-item>
          </text:list>
        </text:list-item>
      </text:list>
      <text:p text:style-name="P38"/>
      <text:list xml:id="list3440115229" text:style-name="WW8Num31">
        <text:list-item>
          <text:p text:style-name="P279"><text:span text:style-name="T13">Si fonction </text:span><text:span text:style-name="T22">______</text:span><text:span text:style-name="T23">d’agrégation</text:span><text:span text:style-name="T22">______</text:span></text:p>
        </text:list-item>
      </text:list>
      <text:p text:style-name="P124"/>
      <text:list xml:id="list122505881494862" text:continue-numbering="true" text:style-name="WW8Num31">
        <text:list-item>
          <text:list>
            <text:list-item>
              <text:p text:style-name="P304"><text:span text:style-name="T13">Colonne apparait seulement dans un </text:span><text:span text:style-name="T18">select</text:span><text:span text:style-name="T13"> ou </text:span><text:span text:style-name="T18">order by</text:span><text:span text:style-name="T13"> de la requête qui </text:span><text:span text:style-name="T22">___</text:span><text:span text:style-name="T23">accède</text:span><text:span text:style-name="T22">___</text:span><text:span text:style-name="T13"> vue</text:span></text:p>
            </text:list-item>
          </text:list>
        </text:list-item>
      </text:list>
      <text:p text:style-name="P83"/>
      <text:list xml:id="list122505553593950" text:continue-numbering="true" text:style-name="WW8Num31">
        <text:list-item>
          <text:list>
            <text:list-item>
              <text:p text:style-name="P237"><text:span text:style-name="T13">Colonne pas dans </text:span><text:span text:style-name="T31">where</text:span></text:p>
            </text:list-item>
          </text:list>
        </text:list-item>
      </text:list>
      <text:p text:style-name="P66"/>
      <text:list xml:id="list122506962370366" text:continue-numbering="true" text:style-name="WW8Num31">
        <text:list-item>
          <text:list>
            <text:list-item>
              <text:p text:style-name="P250">Ni dans fonction d’agrégation de requête qui appelle la vue</text:p>
            </text:list-item>
          </text:list>
        </text:list-item>
      </text:list>
      <text:p text:style-name="P73"/>
      <text:list xml:id="list3866828029" text:style-name="WW8Num32">
        <text:list-item>
          <text:p text:style-name="P178"><text:span text:style-name="T22">__</text:span><text:span text:style-name="T23">Échec</text:span><text:span text:style-name="T22">___</text:span></text:p>
        </text:list-item>
      </text:list>
      <text:p text:style-name="P135"/>
      <text:p text:style-name="P305">select count(NB_PROPRIETES) from VUE_PERSONNEL_COMPTE_PROP ;</text:p>
      <text:p text:style-name="P100"/>
      <text:list xml:id="list927696699" text:style-name="WW8Num33">
        <text:list-item>
          <text:p text:style-name="P179"><text:span text:style-name="T22">__</text:span><text:span text:style-name="T23">Échec</text:span><text:span text:style-name="T22">___</text:span></text:p>
        </text:list-item>
      </text:list>
      <text:p text:style-name="P138"/>
      <text:p text:style-name="P305">select * from VUE_PERSONNEL_COMPTE_PROP where NB_PROPRIETES &gt; 2 ;</text:p>
      <text:section text:style-name="Sect1" text:name="Section24">
        <text:p text:style-name="P97"/>
        <text:p text:style-name="P101"/>
        <table:table table:name="Tableau23" table:style-name="Tableau23">
          <table:table-column table:style-name="Tableau23.A"/>
          <table:table-column table:style-name="Tableau23.B"/>
          <table:table-row table:style-name="Tableau23.1">
            <table:table-cell table:style-name="Tableau23.A1" office:value-type="string">
              <text:p text:style-name="P274">Connolly et Begg Database systems 6th</text:p>
            </table:table-cell>
            <table:table-cell table:style-name="Tableau23.A1" table:number-rows-spanned="2" office:value-type="string">
              <text:p text:style-name="P119">24</text:p>
            </table:table-cell>
          </table:table-row>
          <table:table-row table:style-name="Tableau23.2">
            <table:table-cell table:style-name="Tableau23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23.3">
            <table:covered-table-cell/>
            <table:table-cell table:style-name="Tableau23.A1" office:value-type="string">
              <text:p text:style-name="P91"/>
            </table:table-cell>
          </table:table-row>
        </table:table>
      </text:section>
      <text:p text:style-name="P336"><text:bookmark text:name="page25"/></text:p>
      <text:p text:style-name="P92"/>
      <text:p text:style-name="P92"/>
      <text:p text:style-name="P11"/>
      <text:p text:style-name="P11"/>
      <text:p text:style-name="P12"/>
      <text:p text:style-name="P158">Restrictions sur les vues</text:p>
      <text:p text:style-name="P106"/>
      <text:p text:style-name="P110"/>
      <text:list xml:id="list3389372321" text:style-name="WW8Num34">
        <text:list-item>
          <text:p text:style-name="P285">Vue groupée</text:p>
        </text:list-item>
      </text:list>
      <text:p text:style-name="P125"/>
      <text:list xml:id="list122506036383833" text:continue-numbering="true" text:style-name="WW8Num34">
        <text:list-item>
          <text:list>
            <text:list-item>
              <text:p text:style-name="P238"><text:span text:style-name="T13">Jamais </text:span><text:span text:style-name="T22">__</text:span><text:span text:style-name="T23">jointe</text:span><text:span text:style-name="T22">____</text:span></text:p>
            </text:list-item>
          </text:list>
        </text:list-item>
      </text:list>
      <text:p text:style-name="P49"/>
      <text:list xml:id="list122505027708989" text:continue-numbering="true" text:style-name="WW8Num34">
        <text:list-item>
          <text:list>
            <text:list-item>
              <text:p text:style-name="P238"><text:span text:style-name="T13">Par exemple </text:span><text:span text:style-name="T18">VUE_PERSONNEL_COMPTE_PROP</text:span></text:p>
            </text:list-item>
          </text:list>
        </text:list-item>
      </text:list>
      <text:p text:style-name="P41"/>
      <text:list xml:id="list122506558760247" text:continue-numbering="true" text:style-name="WW8Num34">
        <text:list-item>
          <text:list>
            <text:list-item>
              <text:p text:style-name="P238"><text:span text:style-name="T22">__</text:span><text:span text:style-name="T23">Échec</text:span><text:span text:style-name="T22">___</text:span></text:p>
            </text:list-item>
          </text:list>
        </text:list-item>
      </text:list>
      <text:p text:style-name="P135"/>
      <text:p text:style-name="P290">select * from VUE_PERSONNEL_COMPTE_PROP natural join FILIALE;</text:p>
      <text:p text:style-name="P291"/>
      <text:p text:style-name="P291">|10:8| : Les Échecs ont rapport au normes iso.</text:p>
      <text:p text:style-name="P291"/>
      <text:p text:style-name="P291">|10:8| : C’est a savoir.</text:p>
      <text:section text:style-name="Sect1" text:name="Section25">
        <text:p text:style-name="P97"/>
        <text:p text:style-name="P97"/>
        <text:p text:style-name="P97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><text:soft-page-break/></text:p>
        <text:p text:style-name="P28"/>
        <table:table table:name="Tableau24" table:style-name="Tableau24">
          <table:table-column table:style-name="Tableau24.A"/>
          <table:table-column table:style-name="Tableau24.B"/>
          <table:table-row table:style-name="Tableau24.1">
            <table:table-cell table:style-name="Tableau24.A1" office:value-type="string">
              <text:p text:style-name="P274">Connolly et Begg Database systems 6th</text:p>
            </table:table-cell>
            <table:table-cell table:style-name="Tableau24.A1" table:number-rows-spanned="2" office:value-type="string">
              <text:p text:style-name="P119">25</text:p>
            </table:table-cell>
          </table:table-row>
          <table:table-row table:style-name="Tableau24.2">
            <table:table-cell table:style-name="Tableau24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24.3">
            <table:covered-table-cell/>
            <table:table-cell table:style-name="Tableau24.A1" office:value-type="string">
              <text:p text:style-name="P91"/>
            </table:table-cell>
          </table:table-row>
        </table:table>
      </text:section>
      <text:p text:style-name="P337"><text:bookmark text:name="page26"/></text:p>
      <text:p text:style-name="P92"/>
      <text:p text:style-name="P92"/>
      <text:p text:style-name="P11"/>
      <text:p text:style-name="P11"/>
      <text:p text:style-name="P12"/>
      <text:p text:style-name="P158">Aspect modifiable résultat vue</text:p>
      <text:p text:style-name="P106"/>
      <text:p text:style-name="P110"/>
      <text:list xml:id="list3449499410" text:style-name="WW8Num35">
        <text:list-item>
          <text:p text:style-name="P180"><text:span text:style-name="T22">_</text:span><text:span text:style-name="T23">MAJ</text:span><text:span text:style-name="T22">__ </text:span><text:span text:style-name="T34">dans tables de base</text:span><text:span text:style-name="T22"> </text:span><text:span text:style-name="T35"></text:span><text:span text:style-name="T22"> </text:span><text:span text:style-name="T34">Visible dans vues</text:span></text:p>
        </text:list-item>
      </text:list>
      <text:p text:style-name="P139"/>
      <text:list xml:id="list122507105088906" text:continue-numbering="true" text:style-name="WW8Num35">
        <text:list-item>
          <text:p text:style-name="P180"><text:span text:style-name="T13">Si MAJ par la vue </text:span><text:span text:style-name="T32"></text:span><text:span text:style-name="T13"> Tables modifiées</text:span></text:p>
        </text:list-item>
      </text:list>
      <text:p text:style-name="P49"/>
      <text:list xml:id="list122505626741743" text:continue-numbering="true" text:style-name="WW8Num35">
        <text:list-item>
          <text:p text:style-name="P207">Exemples</text:p>
        </text:list-item>
      </text:list>
      <text:section text:style-name="Sect1" text:name="Section26">
        <text:p text:style-name="P39"/>
        <text:p text:style-name="P39"/>
        <text:p text:style-name="P39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29"/>
        <table:table table:name="Tableau25" table:style-name="Tableau25">
          <table:table-column table:style-name="Tableau25.A"/>
          <table:table-column table:style-name="Tableau25.B"/>
          <table:table-row table:style-name="Tableau25.1">
            <table:table-cell table:style-name="Tableau25.A1" office:value-type="string">
              <text:p text:style-name="P274">Connolly et Begg Database systems 6th</text:p>
            </table:table-cell>
            <table:table-cell table:style-name="Tableau25.A1" table:number-rows-spanned="2" office:value-type="string">
              <text:p text:style-name="P119">26</text:p>
            </table:table-cell>
          </table:table-row>
          <table:table-row table:style-name="Tableau25.2">
            <table:table-cell table:style-name="Tableau25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25.3">
            <table:covered-table-cell/>
            <table:table-cell table:style-name="Tableau25.A1" office:value-type="string">
              <text:p text:style-name="P91"/>
            </table:table-cell>
          </table:table-row>
        </table:table>
      </text:section>
      <text:p text:style-name="P338"><text:bookmark text:name="page27"/></text:p>
      <text:p text:style-name="P92"/>
      <text:p text:style-name="P92"/>
      <text:p text:style-name="P11"/>
      <text:p text:style-name="P11"/>
      <text:p text:style-name="P12"/>
      <text:p text:style-name="P158">Aspect modifiable résultat vue</text:p>
      <text:p text:style-name="P106"/>
      <text:p text:style-name="P110"/>
      <text:list xml:id="list3303185299" text:style-name="WW8Num36">
        <text:list-item>
          <text:p text:style-name="P181"><text:span text:style-name="T13">ISO </text:span><text:span text:style-name="T32"></text:span><text:span text:style-name="T13"> résultats vues doivent être modifiables</text:span></text:p>
        </text:list-item>
      </text:list>
      <text:p text:style-name="P38"/>
      <text:list xml:id="list122505446947150" text:continue-numbering="true" text:style-name="WW8Num36">
        <text:list-item>
          <text:list>
            <text:list-item>
              <text:p text:style-name="P251">Modifiable ssi</text:p>
            </text:list-item>
          </text:list>
        </text:list-item>
      </text:list>
      <text:p text:style-name="P49"/>
      <text:list xml:id="list122506855168695" text:continue-numbering="true" text:style-name="WW8Num36">
        <text:list-item>
          <text:list>
            <text:list-item>
              <text:list>
                <text:list-item>
                  <text:p text:style-name="P272"><text:span text:style-name="T25">___</text:span><text:span text:style-name="T26">distinct</text:span><text:span text:style-name="T25">_____ </text:span><text:span text:style-name="T34">pas spécifié</text:span></text:p>
                </text:list-item>
              </text:list>
            </text:list-item>
          </text:list>
        </text:list-item>
      </text:list>
      <text:p text:style-name="P134"/>
      <text:list xml:id="list122507011488071" text:continue-numbering="true" text:style-name="WW8Num36">
        <text:list-item>
          <text:list>
            <text:list-item>
              <text:list>
                <text:list-item>
                  <text:p text:style-name="P272"><text:span text:style-name="T18">select </text:span><text:span text:style-name="T13">requête de définition</text:span><text:span text:style-name="T18"> </text:span><text:span text:style-name="T32"></text:span><text:span text:style-name="T18"> </text:span><text:span text:style-name="T13">sans colonne en double</text:span></text:p>
                </text:list-item>
              </text:list>
            </text:list-item>
          </text:list>
        </text:list-item>
      </text:list>
      <text:p text:style-name="P84"/>
      <text:list xml:id="list122505336309854" text:continue-numbering="true" text:style-name="WW8Num36">
        <text:list-item>
          <text:list>
            <text:list-item>
              <text:list>
                <text:list-item>
                  <text:p text:style-name="P272"><text:span text:style-name="T25">__</text:span><text:span text:style-name="T26">from</text:span><text:span text:style-name="T25">__</text:span></text:p>
                </text:list-item>
              </text:list>
            </text:list-item>
          </text:list>
        </text:list-item>
      </text:list>
      <text:p text:style-name="P134"/>
      <text:list xml:id="list122506011572343" text:continue-numbering="true" text:style-name="WW8Num36">
        <text:list-item>
          <text:list>
            <text:list-item>
              <text:list>
                <text:list-item>
                  <text:list>
                    <text:list-item>
                      <text:p text:style-name="P306"><text:span text:style-name="T13">Une seule table </text:span><text:span text:style-name="T32"></text:span><text:span text:style-name="T13"> pas jointur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22506061665508" text:continue-numbering="true" text:style-name="WW8Num36">
        <text:list-item>
          <text:list>
            <text:list-item>
              <text:list>
                <text:list-item>
                  <text:list>
                    <text:list-item>
                      <text:p text:style-name="P307">Pas union, intersection ou minus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22505380248760" text:continue-numbering="true" text:style-name="WW8Num36">
        <text:list-item>
          <text:list>
            <text:list-item>
              <text:list>
                <text:list-item>
                  <text:list>
                    <text:list-item>
                      <text:p text:style-name="P307">Pas de sous-select vers autre table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list xml:id="list122505803912992" text:continue-numbering="true" text:style-name="WW8Num36">
        <text:list-item>
          <text:list>
            <text:list-item>
              <text:list>
                <text:list-item>
                  <text:p text:style-name="P272"><text:span text:style-name="T13">Aucun </text:span><text:span text:style-name="T18">group by</text:span><text:span text:style-name="T13"> ou </text:span><text:span text:style-name="T25">__</text:span><text:span text:style-name="T26">having</text:span><text:span text:style-name="T25">____</text:span></text:p>
                </text:list-item>
              </text:list>
            </text:list-item>
          </text:list>
        </text:list-item>
      </text:list>
      <text:p text:style-name="P50"/>
      <text:list xml:id="list122505252930583" text:continue-numbering="true" text:style-name="WW8Num36">
        <text:list-item>
          <text:list>
            <text:list-item>
              <text:p text:style-name="P239"><text:span text:style-name="T18">insert </text:span><text:span text:style-name="T32"></text:span><text:span text:style-name="T13">Rangée ajoutée</text:span><text:span text:style-name="T18"> </text:span><text:span text:style-name="T24">_!=</text:span><text:span text:style-name="T18"> </text:span><text:span text:style-name="T13">violer contraintes d’intégrité table</text:span></text:p>
            </text:list-item>
          </text:list>
        </text:list-item>
      </text:list>
      <text:p text:style-name="P41"/>
      <text:list xml:id="list122505627323563" text:continue-numbering="true" text:style-name="WW8Num36">
        <text:list-item>
          <text:list>
            <text:list-item>
              <text:p text:style-name="P239"><text:span text:style-name="T22">__</text:span><text:span text:style-name="T23">Bref</text:span><text:span text:style-name="T22">__ </text:span><text:span text:style-name="T34">SGBD doit retracer toute rangée ou colonne dans sa table.</text:span></text:p>
            </text:list-item>
          </text:list>
        </text:list-item>
      </text:list>
      <text:section text:style-name="Sect1" text:name="Section27">
        <text:p text:style-name="P140"/>
        <table:table table:name="Tableau26" table:style-name="Tableau26">
          <table:table-column table:style-name="Tableau26.A"/>
          <table:table-column table:style-name="Tableau26.B"/>
          <table:table-row table:style-name="Tableau26.1">
            <table:table-cell table:style-name="Tableau26.A1" office:value-type="string">
              <text:p text:style-name="P274">Connolly et Begg Database systems 6th</text:p>
            </table:table-cell>
            <table:table-cell table:style-name="Tableau26.A1" table:number-rows-spanned="2" office:value-type="string">
              <text:p text:style-name="P119">27</text:p>
            </table:table-cell>
          </table:table-row>
          <table:table-row table:style-name="Tableau26.2">
            <table:table-cell table:style-name="Tableau26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26.3">
            <table:covered-table-cell/>
            <table:table-cell table:style-name="Tableau26.A1" office:value-type="string">
              <text:p text:style-name="P91"/>
            </table:table-cell>
          </table:table-row>
        </table:table>
      </text:section>
      <text:p text:style-name="P339"><text:bookmark text:name="page28"/></text:p>
      <text:p text:style-name="P92"/>
      <text:p text:style-name="P92"/>
      <text:p text:style-name="P11"/>
      <text:p text:style-name="P11"/>
      <text:p text:style-name="P12"/>
      <text:p text:style-name="P158">Exercice</text:p>
      <text:p text:style-name="P106"/>
      <text:p text:style-name="P110"/>
      <text:list xml:id="list2395720928" text:style-name="WW8Num37">
        <text:list-item>
          <text:p text:style-name="P208">La résolution de vue</text:p>
        </text:list-item>
      </text:list>
      <text:p text:style-name="P38"/>
      <text:p text:style-name="P308">A-Est la fusion de la requête de définition avec les paramètres B-Est à faire une fois au jour de l'an</text:p>
      <text:p text:style-name="P79"/>
      <text:p text:style-name="P309"><text:span text:style-name="T14">C-Est la fusion de la requête de définition et la requête appelante</text:span><text:span text:style-name="T13"> D-Est à faire lors de la création de la vue</text:span></text:p>
      <text:p text:style-name="P59"/>
      <text:p text:style-name="P162">E-Aucune de ces réponses</text:p>
      <text:p text:style-name="P32"/>
      <text:list xml:id="list2430656875" text:style-name="WW8Num38">
        <text:list-item>
          <text:p text:style-name="P209">Selon ISO, résultat de vue est modifiable si</text:p>
        </text:list-item>
      </text:list>
      <text:p text:style-name="P34"/>
      <text:p text:style-name="P157"><text:span text:style-name="T13">A-Elle contient un distinct</text:span><text:span text:style-name="T2"><text:tab/></text:span><text:span text:style-name="T13">B-Elle contient une jointure</text:span></text:p>
      <text:p text:style-name="P34"/>
      <text:p text:style-name="P157"><text:span text:style-name="T13">C-Elle contient un group by</text:span><text:span text:style-name="T2"><text:tab/></text:span><text:span text:style-name="T13">D-Elle contient un union</text:span></text:p>
      <text:p text:style-name="P32"/>
      <text:p text:style-name="P310"><text:span text:style-name="T13">E-Elle contient un nom de colonne en double </text:span><text:span text:style-name="T14">F-Aucune de ces réponses</text:span></text:p>
      <text:section text:style-name="Sect1" text:name="Section28">
        <text:p text:style-name="P35"/>
        <table:table table:name="Tableau27" table:style-name="Tableau27">
          <table:table-column table:style-name="Tableau27.A"/>
          <table:table-column table:style-name="Tableau27.B"/>
          <table:table-row table:style-name="Tableau27.1">
            <table:table-cell table:style-name="Tableau27.A1" office:value-type="string">
              <text:p text:style-name="P274">Connolly et Begg Database systems 6th</text:p>
            </table:table-cell>
            <table:table-cell table:style-name="Tableau27.A1" table:number-rows-spanned="2" office:value-type="string">
              <text:p text:style-name="P119">28</text:p>
            </table:table-cell>
          </table:table-row>
          <table:table-row table:style-name="Tableau27.2">
            <table:table-cell table:style-name="Tableau27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27.3">
            <table:covered-table-cell/>
            <table:table-cell table:style-name="Tableau27.A1" office:value-type="string">
              <text:p text:style-name="P91"/>
            </table:table-cell>
          </table:table-row>
        </table:table>
      </text:section>
      <text:p text:style-name="P340"><text:bookmark text:name="page29"/></text:p>
      <text:p text:style-name="P92"/>
      <text:p text:style-name="P92"/>
      <text:p text:style-name="P11"/>
      <text:p text:style-name="P30"/>
      <text:p text:style-name="P159">with check option</text:p>
      <text:p text:style-name="P106"/>
      <text:p text:style-name="P106"/>
      <text:p text:style-name="P114"/>
      <text:list xml:id="list3144758644" text:style-name="WW8Num39">
        <text:list-item>
          <text:p text:style-name="P182"><text:span text:style-name="T13">Rangées dans vue </text:span><text:span text:style-name="T32"></text:span><text:span text:style-name="T13"> satisfont </text:span><text:span text:style-name="T25">__</text:span><text:span text:style-name="T26">where</text:span><text:span text:style-name="T25">___</text:span></text:p>
        </text:list-item>
      </text:list>
      <text:p text:style-name="P32"/>
      <text:list xml:id="list122506233240719" text:continue-numbering="true" text:style-name="WW8Num39">
        <text:list-item>
          <text:p text:style-name="P210">Rangées migrantes</text:p>
        </text:list-item>
      </text:list>
      <text:p text:style-name="P33"/>
      <text:list xml:id="list122505242515476" text:continue-numbering="true" text:style-name="WW8Num39">
        <text:list-item>
          <text:list>
            <text:list-item>
              <text:p text:style-name="P252">Rangée change et ne satisfait plus condition</text:p>
            </text:list-item>
          </text:list>
        </text:list-item>
      </text:list>
      <text:p text:style-name="P34"/>
      <text:list xml:id="list122506730055327" text:continue-numbering="true" text:style-name="WW8Num39">
        <text:list-item>
          <text:list>
            <text:list-item>
              <text:p text:style-name="P252">Rangée change et satisfont la condition</text:p>
            </text:list-item>
          </text:list>
        </text:list-item>
      </text:list>
      <text:p text:style-name="P35"/>
      <text:list xml:id="list122506319218758" text:continue-numbering="true" text:style-name="WW8Num39">
        <text:list-item>
          <text:p text:style-name="P220">with check option</text:p>
        </text:list-item>
      </text:list>
      <text:p text:style-name="P36"/>
      <text:list xml:id="list122505700139212" text:continue-numbering="true" text:style-name="WW8Num39">
        <text:list-item>
          <text:list>
            <text:list-item>
              <text:p text:style-name="P240"><text:span text:style-name="T13">Empêche </text:span><text:span text:style-name="T22">___</text:span><text:span text:style-name="T23">migration</text:span><text:span text:style-name="T22">______</text:span><text:span text:style-name="T13"> hors de la vue</text:span></text:p>
            </text:list-item>
          </text:list>
        </text:list-item>
      </text:list>
      <text:p text:style-name="P33"/>
      <text:list xml:id="list122505646681128" text:continue-numbering="true" text:style-name="WW8Num39">
        <text:list-item>
          <text:p text:style-name="P210">Exemples.</text:p>
        </text:list-item>
      </text:list>
      <text:section text:style-name="Sect1" text:name="Section29">
        <text:p text:style-name="P39"/>
        <text:p text:style-name="P39"/>
        <text:p text:style-name="P39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31"/>
        <table:table table:name="Tableau28" table:style-name="Tableau28">
          <table:table-column table:style-name="Tableau28.A"/>
          <table:table-column table:style-name="Tableau28.B"/>
          <table:table-row table:style-name="Tableau28.1">
            <table:table-cell table:style-name="Tableau28.A1" office:value-type="string">
              <text:p text:style-name="P274">Connolly et Begg Database systems 6th</text:p>
            </table:table-cell>
            <table:table-cell table:style-name="Tableau28.A1" table:number-rows-spanned="2" office:value-type="string">
              <text:p text:style-name="P119">29</text:p>
            </table:table-cell>
          </table:table-row>
          <table:table-row table:style-name="Tableau28.2">
            <table:table-cell table:style-name="Tableau28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28.3">
            <table:covered-table-cell/>
            <table:table-cell table:style-name="Tableau28.A1" office:value-type="string">
              <text:p text:style-name="P91"/>
            </table:table-cell>
          </table:table-row>
        </table:table>
      </text:section>
      <text:p text:style-name="P341"><text:bookmark text:name="page30"/></text:p>
      <text:p text:style-name="P92"/>
      <text:p text:style-name="P92"/>
      <text:p text:style-name="P11"/>
      <text:p text:style-name="P11"/>
      <text:p text:style-name="P12"/>
      <text:p text:style-name="P158">Avantages des vues</text:p>
      <text:p text:style-name="P106"/>
      <text:p text:style-name="P110"/>
      <text:list xml:id="list757260591" text:style-name="WW8Num40">
        <text:list-item>
          <text:p text:style-name="P183"><text:span text:style-name="T22">___</text:span><text:span text:style-name="T23">Indépendance</text:span><text:span text:style-name="T22">_________ </text:span><text:span text:style-name="T34">de donnée</text:span></text:p>
        </text:list-item>
      </text:list>
      <text:p text:style-name="P139"/>
      <text:list xml:id="list122506167416990" text:continue-numbering="true" text:style-name="WW8Num40">
        <text:list-item>
          <text:p text:style-name="P211">Précision ou actualisation</text:p>
        </text:list-item>
      </text:list>
      <text:p text:style-name="P38"/>
      <text:list xml:id="list122506437580271" text:continue-numbering="true" text:style-name="WW8Num40">
        <text:list-item>
          <text:p text:style-name="P183"><text:span text:style-name="T22">____</text:span><text:span text:style-name="T23">Sécurité</text:span><text:span text:style-name="T22">____ </text:span><text:span text:style-name="T34">améliorée</text:span></text:p>
        </text:list-item>
      </text:list>
      <text:p text:style-name="P131"/>
      <text:list xml:id="list122505186410618" text:continue-numbering="true" text:style-name="WW8Num40">
        <text:list-item>
          <text:p text:style-name="P211">Réduit la complexité</text:p>
        </text:list-item>
      </text:list>
      <text:p text:style-name="P37"/>
      <text:list xml:id="list122505868282772" text:continue-numbering="true" text:style-name="WW8Num40">
        <text:list-item>
          <text:p text:style-name="P211">Convivialité ou confort</text:p>
        </text:list-item>
      </text:list>
      <text:p text:style-name="P72"/>
      <text:list xml:id="list122506884174303" text:continue-numbering="true" text:style-name="WW8Num40">
        <text:list-item>
          <text:p text:style-name="P183"><text:span text:style-name="T22">______</text:span><text:span text:style-name="T23">Personnalisation</text:span><text:span text:style-name="T22">__________</text:span></text:p>
        </text:list-item>
      </text:list>
      <text:p text:style-name="P137"/>
      <text:list xml:id="list122507036376309" text:continue-numbering="true" text:style-name="WW8Num40">
        <text:list-item>
          <text:p text:style-name="P211">Intégrité des données</text:p>
        </text:list-item>
      </text:list>
      <text:p text:style-name="P34"/>
      <text:list xml:id="list122506451791172" text:continue-numbering="true" text:style-name="WW8Num40">
        <text:list-item>
          <text:p text:style-name="P211">Inconvénients</text:p>
        </text:list-item>
      </text:list>
      <text:p text:style-name="P37"/>
      <text:list xml:id="list122505969112669" text:continue-numbering="true" text:style-name="WW8Num40">
        <text:list-item>
          <text:list>
            <text:list-item>
              <text:p text:style-name="P253">Restriction de mise à jour</text:p>
            </text:list-item>
          </text:list>
        </text:list-item>
      </text:list>
      <text:p text:style-name="P38"/>
      <text:list xml:id="list122506397060287" text:continue-numbering="true" text:style-name="WW8Num40">
        <text:list-item>
          <text:list>
            <text:list-item>
              <text:p text:style-name="P241"><text:span text:style-name="T13">Restriction de </text:span><text:span text:style-name="T22">____</text:span><text:span text:style-name="T23">structure</text:span><text:span text:style-name="T22">_____</text:span></text:p>
            </text:list-item>
          </text:list>
        </text:list-item>
      </text:list>
      <text:p text:style-name="P38"/>
      <text:list xml:id="list122505938664206" text:continue-numbering="true" text:style-name="WW8Num40">
        <text:list-item>
          <text:list>
            <text:list-item>
              <text:p text:style-name="P241"><text:span text:style-name="T22">_____</text:span><text:span text:style-name="T23">Performance</text:span><text:span text:style-name="T22">______</text:span><text:span text:style-name="T30">.</text:span><text:span text:style-name="T24"> </text:span></text:p>
            </text:list-item>
          </text:list>
        </text:list-item>
      </text:list>
      <text:p text:style-name="P266">Parce que il y a un recalcul de la requete.</text:p>
      <text:section text:style-name="Sect1" text:name="Section30">
        <text:p text:style-name="P141"/>
        <table:table table:name="Tableau29" table:style-name="Tableau29">
          <table:table-column table:style-name="Tableau29.A"/>
          <table:table-column table:style-name="Tableau29.B"/>
          <table:table-row table:style-name="Tableau29.1">
            <table:table-cell table:style-name="Tableau29.A1" office:value-type="string">
              <text:p text:style-name="P274">Connolly et Begg Database systems 6th</text:p>
            </table:table-cell>
            <table:table-cell table:style-name="Tableau29.A1" table:number-rows-spanned="2" office:value-type="string">
              <text:p text:style-name="P119">30</text:p>
            </table:table-cell>
          </table:table-row>
          <table:table-row table:style-name="Tableau29.2">
            <table:table-cell table:style-name="Tableau29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29.3">
            <table:covered-table-cell/>
            <table:table-cell table:style-name="Tableau29.A1" office:value-type="string">
              <text:p text:style-name="P91"/>
            </table:table-cell>
          </table:table-row>
        </table:table>
      </text:section>
      <text:p text:style-name="P342"><text:bookmark text:name="page31"/></text:p>
      <text:p text:style-name="P92"/>
      <text:p text:style-name="P92"/>
      <text:p text:style-name="P11"/>
      <text:p text:style-name="P11"/>
      <text:p text:style-name="P12"/>
      <text:p text:style-name="P158">Matérialisation de vue</text:p>
      <text:p text:style-name="P164"/>
      <text:p text:style-name="P164">|10:21| : (mettre en cache la vue)</text:p>
      <text:p text:style-name="P106"/>
      <text:p text:style-name="P110"/>
      <text:list xml:id="list1085568650" text:style-name="WW8Num41">
        <text:list-item>
          <text:p text:style-name="P212">Résolution de vue</text:p>
        </text:list-item>
      </text:list>
      <text:p text:style-name="P38"/>
      <text:list xml:id="list122507051097932" text:continue-numbering="true" text:style-name="WW8Num41">
        <text:list-item>
          <text:list>
            <text:list-item>
              <text:p text:style-name="P242"><text:span text:style-name="T13">Peut être </text:span><text:span text:style-name="T22">__</text:span><text:span text:style-name="T23">lent</text:span><text:span text:style-name="T22">__</text:span></text:p>
            </text:list-item>
          </text:list>
        </text:list-item>
      </text:list>
      <text:p text:style-name="P38"/>
      <text:list xml:id="list122505300692799" text:continue-numbering="true" text:style-name="WW8Num41">
        <text:list-item>
          <text:list>
            <text:list-item>
              <text:p text:style-name="P254">Si vue accédée fréquemment</text:p>
            </text:list-item>
          </text:list>
        </text:list-item>
      </text:list>
      <text:p text:style-name="P34"/>
      <text:list xml:id="list122505780228210" text:continue-numbering="true" text:style-name="WW8Num41">
        <text:list-item>
          <text:p text:style-name="P212">Matérialisation de vue</text:p>
        </text:list-item>
      </text:list>
      <text:p text:style-name="P37"/>
      <text:list xml:id="list122505148393747" text:continue-numbering="true" text:style-name="WW8Num41">
        <text:list-item>
          <text:list>
            <text:list-item>
              <text:p text:style-name="P242"><text:span text:style-name="T22">____</text:span><text:span text:style-name="T23">Emmagasine</text:span><text:span text:style-name="T22">______ </text:span><text:span text:style-name="T34">vue dans une table temporaire au premier appel</text:span></text:p>
            </text:list-item>
          </text:list>
        </text:list-item>
      </text:list>
      <text:p text:style-name="P142"/>
      <text:list xml:id="list122506274217612" text:continue-numbering="true" text:style-name="WW8Num41">
        <text:list-item>
          <text:list>
            <text:list-item>
              <text:p text:style-name="P242"><text:span text:style-name="T13">Plus </text:span><text:span text:style-name="T22">__</text:span><text:span text:style-name="T23">rapides</text:span><text:span text:style-name="T22">_____</text:span><text:span text:style-name="T13">, pas recalculé</text:span></text:p>
            </text:list-item>
          </text:list>
        </text:list-item>
      </text:list>
      <text:p text:style-name="P33"/>
      <text:list xml:id="list122505921147310" text:continue-numbering="true" text:style-name="WW8Num41">
        <text:list-item>
          <text:p text:style-name="P212">Difficulté</text:p>
        </text:list-item>
      </text:list>
      <text:p text:style-name="P34"/>
      <text:list xml:id="list122505081152071" text:continue-numbering="true" text:style-name="WW8Num41">
        <text:list-item>
          <text:list>
            <text:list-item>
              <text:p text:style-name="P242"><text:span text:style-name="T22">____</text:span><text:span text:style-name="T23">Maintenir</text:span><text:span text:style-name="T22">_____ </text:span><text:span text:style-name="T34">la précision de la vue lors MAJ</text:span></text:p>
            </text:list-item>
          </text:list>
        </text:list-item>
      </text:list>
      <text:p text:style-name="P136"/>
      <text:list xml:id="list122505537458127" text:continue-numbering="true" text:style-name="WW8Num41">
        <text:list-item>
          <text:list>
            <text:list-item>
              <text:p text:style-name="P242"><text:span text:style-name="T13">Appliquer seulement les changements </text:span><text:span text:style-name="T22">____</text:span><text:span text:style-name="T23">Nécessaires</text:span><text:span text:style-name="T22">_______</text:span></text:p>
            </text:list-item>
          </text:list>
        </text:list-item>
      </text:list>
      <text:p text:style-name="P38"/>
      <text:list xml:id="list122506786010432" text:continue-numbering="true" text:style-name="WW8Num41">
        <text:list-item>
          <text:p text:style-name="P212">Exemple.</text:p>
        </text:list-item>
      </text:list>
      <text:section text:style-name="Sect1" text:name="Section31">
        <text:p text:style-name="P39"/>
        <text:p text:style-name="P39"/>
        <text:p text:style-name="P39"><text:soft-page-break/></text:p>
        <text:p text:style-name="P13"/>
        <table:table table:name="Tableau30" table:style-name="Tableau30">
          <table:table-column table:style-name="Tableau30.A"/>
          <table:table-column table:style-name="Tableau30.B"/>
          <table:table-row table:style-name="Tableau30.1">
            <table:table-cell table:style-name="Tableau30.A1" office:value-type="string">
              <text:p text:style-name="P274">Connolly et Begg Database systems 6th</text:p>
            </table:table-cell>
            <table:table-cell table:style-name="Tableau30.A1" table:number-rows-spanned="2" office:value-type="string">
              <text:p text:style-name="P119">31</text:p>
            </table:table-cell>
          </table:table-row>
          <table:table-row table:style-name="Tableau30.2">
            <table:table-cell table:style-name="Tableau30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30.3">
            <table:covered-table-cell/>
            <table:table-cell table:style-name="Tableau30.A1" office:value-type="string">
              <text:p text:style-name="P91"/>
            </table:table-cell>
          </table:table-row>
        </table:table>
      </text:section>
      <text:p text:style-name="P343"><text:bookmark text:name="page32"/></text:p>
      <text:p text:style-name="P92"/>
      <text:p text:style-name="P92"/>
      <text:p text:style-name="P11"/>
      <text:p text:style-name="P11"/>
      <text:p text:style-name="P12"/>
      <text:p text:style-name="P158">Exercice</text:p>
      <text:p text:style-name="P106"/>
      <text:p text:style-name="P115"/>
      <text:list xml:id="list4246186436" text:style-name="WW8Num42">
        <text:list-item>
          <text:p text:style-name="P311"><text:span text:style-name="T13">Avec with check option, une vue A-Permet la migration dans la vue B-Permet une migration hors de la vue </text:span><text:span text:style-name="T14">C-Permet aucune migration</text:span><text:span text:style-name="T13"> D-Permet toutes les migrations E-Aucune de ces réponses</text:span></text:p>
        </text:list-item>
      </text:list>
      <text:p text:style-name="P86"/>
      <text:list xml:id="list122505609421630" text:continue-numbering="true" text:style-name="WW8Num42">
        <text:list-item>
          <text:p text:style-name="P213">Laquelle n'est pas un avantage des vues?</text:p>
        </text:list-item>
      </text:list>
      <text:p text:style-name="P38"/>
      <text:p text:style-name="P157"><text:span text:style-name="T13">A-Précision ou actualisation</text:span><text:span text:style-name="T2"><text:tab/></text:span><text:span text:style-name="T13">B-Sécurité améliorée</text:span></text:p>
      <text:p text:style-name="P78"/>
      <text:p text:style-name="P157"><text:span text:style-name="T13">C-Convivialité ou confort</text:span><text:span text:style-name="T2"><text:tab/></text:span><text:span text:style-name="T13">D-Réduit la complexité</text:span></text:p>
      <text:p text:style-name="P32"/>
      <text:p text:style-name="P163">E-Performances</text:p>
      <text:p text:style-name="P32"/>
      <text:p text:style-name="P162">F-Aucune de ces réponses</text:p>
      <text:section text:style-name="Sect1" text:name="Section32">
        <text:p text:style-name="P87"/>
        <table:table table:name="Tableau31" table:style-name="Tableau31">
          <table:table-column table:style-name="Tableau31.A"/>
          <table:table-column table:style-name="Tableau31.B"/>
          <table:table-row table:style-name="Tableau31.1">
            <table:table-cell table:style-name="Tableau31.A1" office:value-type="string">
              <text:p text:style-name="P274">Connolly et Begg Database systems 6th</text:p>
            </table:table-cell>
            <table:table-cell table:style-name="Tableau31.A1" table:number-rows-spanned="2" office:value-type="string">
              <text:p text:style-name="P119">32</text:p>
            </table:table-cell>
          </table:table-row>
          <table:table-row table:style-name="Tableau31.2">
            <table:table-cell table:style-name="Tableau31.A1" table:number-rows-spanned="2" office:value-type="string">
              <text:p text:style-name="P275">Département d’informatique et de génie logiciel – Marc Philippe Parent</text:p>
            </table:table-cell>
            <table:covered-table-cell/>
          </table:table-row>
          <table:table-row table:style-name="Tableau31.3">
            <table:covered-table-cell/>
            <table:table-cell table:style-name="Tableau31.A1" office:value-type="string">
              <text:p text:style-name="P91"/>
            </table:table-cell>
          </table:table-row>
        </table:table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CA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0pt" fo:language="fr" fo:country="CA" style:font-name-asian="Calibri" style:font-family-asian="Calibri" style:font-family-generic-asian="swiss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2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3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4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5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6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7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8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9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10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11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12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13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14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15z0" style:family="text"/>
    <style:style style:name="WW8Num16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17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18z0" style:family="text">
      <style:text-properties fo:language="en" fo:country="CA"/>
    </style:style>
    <style:style style:name="WW8Num19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20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21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22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23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24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25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26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27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28z0" style:family="text"/>
    <style:style style:name="WW8Num29z0" style:family="text"/>
    <style:style style:name="WW8Num30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31z0" style:family="text"/>
    <style:style style:name="WW8Num31z1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32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33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34z0" style:family="text"/>
    <style:style style:name="WW8Num34z1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35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36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37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38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39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40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41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42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7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7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7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7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7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7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7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7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8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8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8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8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8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8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8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8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9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1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1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1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1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1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1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1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1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1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1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1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1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1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1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1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1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1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1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1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1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1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1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1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1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19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1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1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1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1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1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1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1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2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2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2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2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2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2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2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2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2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2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2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2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2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2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2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2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2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2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2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2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2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2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2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2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2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2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2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2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2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2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2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2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30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3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3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3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3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3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3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3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1z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3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3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3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3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3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3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3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suffix=")" style:num-format="a" style:num-letter-sync="true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4z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3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3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3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3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3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3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3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3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3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3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3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3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3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3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36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39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3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3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3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3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3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3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39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40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4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4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4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4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4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4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40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4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4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4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4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4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4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4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4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3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3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3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3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3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3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3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3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.54cm" fo:margin-bottom="2.54cm" fo:margin-left="2.54cm" fo:margin-right="1.235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sion_20_1" style:display-name="Conversion 1" style:page-layout-name="Mpm2"/>
    <style:master-page style:name="Conversion_20_2" style:display-name="Conversion 2" style:page-layout-name="Mpm2"/>
    <style:master-page style:name="Conversion_20_3" style:display-name="Conversion 3" style:page-layout-name="Mpm2"/>
    <style:master-page style:name="Conversion_20_4" style:display-name="Conversion 4" style:page-layout-name="Mpm2"/>
    <style:master-page style:name="Conversion_20_5" style:display-name="Conversion 5" style:page-layout-name="Mpm2"/>
    <style:master-page style:name="Conversion_20_6" style:display-name="Conversion 6" style:page-layout-name="Mpm2"/>
    <style:master-page style:name="Conversion_20_7" style:display-name="Conversion 7" style:page-layout-name="Mpm2"/>
    <style:master-page style:name="Conversion_20_8" style:display-name="Conversion 8" style:page-layout-name="Mpm2"/>
    <style:master-page style:name="Conversion_20_9" style:display-name="Conversion 9" style:page-layout-name="Mpm2"/>
    <style:master-page style:name="Conversion_20_10" style:display-name="Conversion 10" style:page-layout-name="Mpm2"/>
    <style:master-page style:name="Conversion_20_11" style:display-name="Conversion 11" style:page-layout-name="Mpm2"/>
    <style:master-page style:name="Conversion_20_12" style:display-name="Conversion 12" style:page-layout-name="Mpm2"/>
    <style:master-page style:name="Conversion_20_13" style:display-name="Conversion 13" style:page-layout-name="Mpm2"/>
    <style:master-page style:name="Conversion_20_14" style:display-name="Conversion 14" style:page-layout-name="Mpm2"/>
    <style:master-page style:name="Conversion_20_15" style:display-name="Conversion 15" style:page-layout-name="Mpm2"/>
    <style:master-page style:name="Conversion_20_16" style:display-name="Conversion 16" style:page-layout-name="Mpm2"/>
    <style:master-page style:name="Conversion_20_17" style:display-name="Conversion 17" style:page-layout-name="Mpm2"/>
    <style:master-page style:name="Conversion_20_18" style:display-name="Conversion 18" style:page-layout-name="Mpm2"/>
    <style:master-page style:name="Conversion_20_19" style:display-name="Conversion 19" style:page-layout-name="Mpm2"/>
    <style:master-page style:name="Conversion_20_20" style:display-name="Conversion 20" style:page-layout-name="Mpm2"/>
    <style:master-page style:name="Conversion_20_21" style:display-name="Conversion 21" style:page-layout-name="Mpm2"/>
    <style:master-page style:name="Conversion_20_22" style:display-name="Conversion 22" style:page-layout-name="Mpm2"/>
    <style:master-page style:name="Conversion_20_23" style:display-name="Conversion 23" style:page-layout-name="Mpm2"/>
    <style:master-page style:name="Conversion_20_24" style:display-name="Conversion 24" style:page-layout-name="Mpm2"/>
    <style:master-page style:name="Conversion_20_25" style:display-name="Conversion 25" style:page-layout-name="Mpm2"/>
    <style:master-page style:name="Conversion_20_26" style:display-name="Conversion 26" style:page-layout-name="Mpm2"/>
    <style:master-page style:name="Conversion_20_27" style:display-name="Conversion 27" style:page-layout-name="Mpm2"/>
    <style:master-page style:name="Conversion_20_28" style:display-name="Conversion 28" style:page-layout-name="Mpm2"/>
    <style:master-page style:name="Conversion_20_29" style:display-name="Conversion 29" style:page-layout-name="Mpm2"/>
    <style:master-page style:name="Conversion_20_30" style:display-name="Conversion 30" style:page-layout-name="Mpm2"/>
    <style:master-page style:name="Conversion_20_31" style:display-name="Conversion 3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08:16:00</meta:creation-date>
    <dc:date>2019-06-05T10:30:47.895608600</dc:date>
    <meta:editing-cycles>4</meta:editing-cycles>
    <meta:editing-duration>PT6M31S</meta:editing-duration>
    <meta:document-statistic meta:table-count="31" meta:image-count="0" meta:object-count="0" meta:page-count="38" meta:paragraph-count="391" meta:word-count="2105" meta:character-count="12987" meta:non-whitespace-character-count="11438"/>
    <meta:generator>LibreOffice/6.0.7.3$Linux_X86_64 LibreOffice_project/00m0$Build-3</meta:generator>
  </office:meta>
</office:document-meta>
</file>